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087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1" style:family="table-cell" style:parent-style-name="Default"/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11">
      <style:text-properties fo:font-size="8pt" style:font-size-asian="8pt" style:font-size-complex="8pt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42" style:family="table-cell" style:parent-style-name="Default" style:data-style-name="N20001">
      <style:text-properties fo:font-size="9pt" style:font-size-asian="9pt" style:font-size-complex="9pt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4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 style:data-style-name="N20001">
      <style:text-properties fo:font-size="10pt" style:font-size-asian="10pt" style:font-size-complex="10pt"/>
    </style:style>
    <style:style style:name="ce57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1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15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116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23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24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12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26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127" style:family="table-cell" style:parent-style-name="Excel_20_Built-in_20_Normal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30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3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5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8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5" style:family="table-cell" style:parent-style-name="Default" style:data-style-name="N20036"/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11" style:family="table-cell" style:parent-style-name="Default" style:data-style-name="N20004"/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1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27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13"/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2" style:family="table-cell" style:parent-style-name="Default" style:data-style-name="N127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13">
      <style:table-cell-properties fo:background-color="#afd095"/>
    </style:style>
    <style:style style:name="ce780" style:family="table-cell" style:parent-style-name="Default" style:data-style-name="N127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27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13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237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82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1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4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937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normal" style:font-name-asian="Calibri1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464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5" style:family="table-cell" style:parent-style-name="Default" style:data-style-name="N2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6" style:family="table-cell" style:parent-style-name="Default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8" style:family="table-cell" style:parent-style-name="Default" style:data-style-name="N1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 style:data-style-name="N1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9" style:family="table-cell" style:parent-style-name="Default" style:data-style-name="N10036">
      <style:table-cell-properties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1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14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14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1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1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4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1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14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1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14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1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1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14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42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42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4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0">
      <style:text-properties style:font-name="Bitstream Vera Sans"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394"/>
        <table:table-column table:style-name="co2" table:default-cell-style-name="ce394"/>
        <table:table-column table:style-name="co3" table:default-cell-style-name="ce402"/>
        <table:table-column table:style-name="co4" table:default-cell-style-name="ce488"/>
        <table:table-column table:style-name="co5" table:default-cell-style-name="ce488"/>
        <table:table-column table:style-name="co6" table:default-cell-style-name="ce488"/>
        <table:table-column table:style-name="co7" table:default-cell-style-name="ce394"/>
        <table:table-column table:style-name="co8" table:default-cell-style-name="ce394"/>
        <table:table-column table:style-name="co9" table:number-columns-repeated="1016" table:default-cell-style-name="ce394"/>
        <table:table-row table:style-name="ro1">
          <table:table-cell table:style-name="ce380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11" table:number-columns-repeated="3"/>
          <table:table-cell table:number-columns-repeated="1018"/>
        </table:table-row>
        <table:table-row table:style-name="ro2">
          <table:table-cell table:style-name="ce381" office:value-type="string" calcext:value-type="string">
            <text:p>Tarih</text:p>
          </table:table-cell>
          <table:table-cell table:style-name="ce17" office:value-type="string" calcext:value-type="string">
            <text:p>Açıklama</text:p>
          </table:table-cell>
          <table:table-cell table:style-name="ce403" office:value-type="string" calcext:value-type="string">
            <text:p>yıllık toplam tüfe%</text:p>
          </table:table-cell>
          <table:table-cell table:style-name="ce35" office:value-type="string" calcext:value-type="string">
            <text:p>Kira Bedeli</text:p>
          </table:table-cell>
          <table:table-cell table:style-name="ce45" office:value-type="string" calcext:value-type="string">
            <text:p>Ödenen</text:p>
          </table:table-cell>
          <table:table-cell table:style-name="ce35" office:value-type="string" calcext:value-type="string">
            <text:p>Ödnmyn</text:p>
          </table:table-cell>
          <table:table-cell table:style-name="ce48" office:value-type="string" calcext:value-type="string">
            <text:p>Bakiye</text:p>
          </table:table-cell>
          <table:table-cell table:style-name="ce55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382" office:value-type="float" office:value="2011" calcext:value-type="float">
            <text:p>2011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7500" calcext:value-type="float">
            <text:p>7,500</text:p>
          </table:table-cell>
          <table:table-cell table:style-name="ce526"/>
          <table:table-cell table:style-name="ce530" table:formula="of:=[.E3]" office:value-type="float" office:value="7500" calcext:value-type="float">
            <text:p>7,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4500" calcext:value-type="float">
            <text:p>4,500</text:p>
          </table:table-cell>
          <table:table-cell/>
          <table:table-cell table:style-name="ce531" table:formula="of:=[.G3]+[.E4]" office:value-type="float" office:value="12000" calcext:value-type="float">
            <text:p>120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Hızarhane Yıkama </text:p>
          </table:table-cell>
          <table:table-cell table:style-name="ce394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]+[.E5]" office:value-type="float" office:value="19200" calcext:value-type="float">
            <text:p>192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500" calcext:value-type="float">
            <text:p>9,500</text:p>
          </table:table-cell>
          <table:table-cell/>
          <table:table-cell table:style-name="ce531" table:formula="of:=[.G5]+[.E6]" office:value-type="float" office:value="28700" calcext:value-type="float">
            <text:p>28700</text:p>
          </table:table-cell>
          <table:table-cell table:style-name="ce57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384" office:value-type="float" office:value="2011" calcext:value-type="float">
            <text:p>2011</text:p>
          </table:table-cell>
          <table:table-cell table:style-name="ce388" office:value-type="string" calcext:value-type="string">
            <text:p><text:span text:style-name="T1">Ali Paşa Aygaz </text:span>kira bedeli</text:p>
          </table:table-cell>
          <table:table-cell table:style-name="Default"/>
          <table:table-cell table:number-columns-repeated="2" table:style-name="ce474" office:value-type="float" office:value="1000" calcext:value-type="float">
            <text:p>1,000</text:p>
          </table:table-cell>
          <table:table-cell/>
          <table:table-cell table:style-name="ce531" table:formula="of:=[.G6]+[.E7]" office:value-type="float" office:value="29700" calcext:value-type="float">
            <text:p>29700</text:p>
          </table:table-cell>
          <table:table-cell table:style-name="ce406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385" office:value-type="float" office:value="2011" calcext:value-type="float">
            <text:p>2011</text:p>
          </table:table-cell>
          <table:table-cell table:style-name="ce396" office:value-type="string" calcext:value-type="string">
            <text:p>Lise Arkası Dursun Çalışkan </text:p>
          </table:table-cell>
          <table:table-cell table:style-name="ce407" table:formula="of:=SUM([.E3:.E8])" office:value-type="float" office:value="44500" calcext:value-type="float">
            <text:p>44,500</text:p>
          </table:table-cell>
          <table:table-cell table:number-columns-repeated="2" table:style-name="ce477" office:value-type="float" office:value="14800" calcext:value-type="float">
            <text:p>14,800</text:p>
          </table:table-cell>
          <table:table-cell table:style-name="ce527"/>
          <table:table-cell table:style-name="ce531" table:formula="of:=[.G7]+[.E8]" office:value-type="float" office:value="44500" calcext:value-type="float">
            <text:p>44500</text:p>
          </table:table-cell>
          <table:table-cell table:style-name="ce56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386" office:value-type="float" office:value="2012" calcext:value-type="float">
            <text:p>2012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000" calcext:value-type="float">
            <text:p>8,000</text:p>
          </table:table-cell>
          <table:table-cell table:style-name="ce526"/>
          <table:table-cell table:style-name="ce531" table:formula="of:=[.G8]+[.E9]" office:value-type="float" office:value="52500" calcext:value-type="float">
            <text:p>52500</text:p>
          </table:table-cell>
          <table:table-cell table:style-name="ce5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5000" calcext:value-type="float">
            <text:p>5,000</text:p>
          </table:table-cell>
          <table:table-cell/>
          <table:table-cell table:style-name="ce531" table:formula="of:=[.G9]+[.E10]" office:value-type="float" office:value="57500" calcext:value-type="float">
            <text:p>57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900" calcext:value-type="float">
            <text:p>7,900</text:p>
          </table:table-cell>
          <table:table-cell/>
          <table:table-cell table:style-name="ce531" table:formula="of:=[.G10]+[.E11]" office:value-type="float" office:value="65400" calcext:value-type="float">
            <text:p>6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Ali Paşa Yıkama Adem Kesici </text:p>
          </table:table-cell>
          <table:table-cell/>
          <table:table-cell table:number-columns-repeated="2" table:style-name="ce474" office:value-type="float" office:value="10000" calcext:value-type="float">
            <text:p>10,000</text:p>
          </table:table-cell>
          <table:table-cell/>
          <table:table-cell table:style-name="ce531" table:formula="of:=[.G11]+[.E12]" office:value-type="float" office:value="75400" calcext:value-type="float">
            <text:p>7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8" office:value-type="float" office:value="2012" calcext:value-type="float">
            <text:p>2012</text:p>
          </table:table-cell>
          <table:table-cell table:style-name="ce388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474" office:value-type="float" office:value="450" calcext:value-type="float">
            <text:p>450</text:p>
          </table:table-cell>
          <table:table-cell/>
          <table:table-cell table:style-name="ce531" table:formula="of:=[.G12]+[.E13]" office:value-type="float" office:value="75850" calcext:value-type="float">
            <text:p>75850</text:p>
          </table:table-cell>
          <table:table-cell table:style-name="ce406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389" office:value-type="float" office:value="2012" calcext:value-type="float">
            <text:p>2012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9:.E14])" office:value-type="float" office:value="48350" calcext:value-type="float">
            <text:p>48,350</text:p>
          </table:table-cell>
          <table:table-cell table:number-columns-repeated="2" table:style-name="ce477" office:value-type="float" office:value="17000" calcext:value-type="float">
            <text:p>17,000</text:p>
          </table:table-cell>
          <table:table-cell table:style-name="ce527"/>
          <table:table-cell table:style-name="ce531" table:formula="of:=[.G13]+[.E14]" office:value-type="float" office:value="92850" calcext:value-type="float">
            <text:p>92850</text:p>
          </table:table-cell>
          <table:table-cell table:style-name="ce56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3" calcext:value-type="float">
            <text:p>2013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500" calcext:value-type="float">
            <text:p>8,500</text:p>
          </table:table-cell>
          <table:table-cell table:style-name="ce526"/>
          <table:table-cell table:style-name="ce531" table:formula="of:=[.G14]+[.E15]" office:value-type="float" office:value="101350" calcext:value-type="float">
            <text:p>101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8"/>
          <table:table-cell table:number-columns-repeated="2" table:style-name="ce474" office:value-type="float" office:value="5500" calcext:value-type="float">
            <text:p>5,500</text:p>
          </table:table-cell>
          <table:table-cell/>
          <table:table-cell table:style-name="ce531" table:formula="of:=[.G15]+[.E16]" office:value-type="float" office:value="106850" calcext:value-type="float">
            <text:p>1068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8500" calcext:value-type="float">
            <text:p>8,500</text:p>
          </table:table-cell>
          <table:table-cell/>
          <table:table-cell table:style-name="ce531" table:formula="of:=[.G16]+[.E17]" office:value-type="float" office:value="115350" calcext:value-type="float">
            <text:p>115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000" calcext:value-type="float">
            <text:p>9,000</text:p>
          </table:table-cell>
          <table:table-cell/>
          <table:table-cell table:style-name="ce531" table:formula="of:=[.G17]+[.E18]" office:value-type="float" office:value="124350" calcext:value-type="float">
            <text:p>124350</text:p>
          </table:table-cell>
          <table:table-cell table:style-name="ce406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390" office:value-type="float" office:value="2013" calcext:value-type="float">
            <text:p>2013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5:.E19])" office:value-type="float" office:value="50200" calcext:value-type="float">
            <text:p>50,200</text:p>
          </table:table-cell>
          <table:table-cell table:number-columns-repeated="2" table:style-name="ce477" office:value-type="float" office:value="18700" calcext:value-type="float">
            <text:p>18,700</text:p>
          </table:table-cell>
          <table:table-cell table:style-name="ce527"/>
          <table:table-cell table:style-name="ce531" table:formula="of:=[.G18]+[.E19]" office:value-type="float" office:value="143050" calcext:value-type="float">
            <text:p>143050</text:p>
          </table:table-cell>
          <table:table-cell table:style-name="ce56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382" office:value-type="float" office:value="2014" calcext:value-type="float">
            <text:p>2014</text:p>
          </table:table-cell>
          <table:table-cell table:style-name="ce397" office:value-type="string" calcext:value-type="string">
            <text:p>Sanayi Acenta kira bedeli</text:p>
          </table:table-cell>
          <table:table-cell table:style-name="ce409"/>
          <table:table-cell table:number-columns-repeated="2" table:style-name="ce413" office:value-type="float" office:value="10000" calcext:value-type="float">
            <text:p>10,000</text:p>
          </table:table-cell>
          <table:table-cell table:style-name="ce526"/>
          <table:table-cell table:style-name="ce531" table:formula="of:=[.G19]+[.E20]" office:value-type="float" office:value="153050" calcext:value-type="float">
            <text:p>153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6000" calcext:value-type="float">
            <text:p>6,000</text:p>
          </table:table-cell>
          <table:table-cell/>
          <table:table-cell table:style-name="ce531" table:formula="of:=[.G20]+[.E21]" office:value-type="float" office:value="159050" calcext:value-type="float">
            <text:p>159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9350" calcext:value-type="float">
            <text:p>9,350</text:p>
          </table:table-cell>
          <table:table-cell/>
          <table:table-cell table:style-name="ce531" table:formula="of:=[.G21]+[.E22]" office:value-type="float" office:value="168400" calcext:value-type="float">
            <text:p>168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12500" calcext:value-type="float">
            <text:p>12,500</text:p>
          </table:table-cell>
          <table:table-cell/>
          <table:table-cell table:style-name="ce531" table:formula="of:=[.G22]+[.E23]" office:value-type="float" office:value="180900" calcext:value-type="float">
            <text:p>180900</text:p>
          </table:table-cell>
          <table:table-cell table:style-name="ce406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4" calcext:value-type="float">
            <text:p>2014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0:.E24])" office:value-type="float" office:value="58350" calcext:value-type="float">
            <text:p>58,350</text:p>
          </table:table-cell>
          <table:table-cell table:number-columns-repeated="2" table:style-name="ce477" office:value-type="float" office:value="20500" calcext:value-type="float">
            <text:p>20,500</text:p>
          </table:table-cell>
          <table:table-cell table:style-name="ce527"/>
          <table:table-cell table:style-name="ce531" table:formula="of:=[.G23]+[.E24]" office:value-type="float" office:value="201400" calcext:value-type="float">
            <text:p>201400</text:p>
          </table:table-cell>
          <table:table-cell table:style-name="ce56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5" calcext:value-type="float">
            <text:p>2015</text:p>
          </table:table-cell>
          <table:table-cell table:style-name="ce395" office:value-type="string" calcext:value-type="string">
            <text:p><text:span text:style-name="T2">Ali Paşa Milangaz </text:span>kira bedeli</text:p>
          </table:table-cell>
          <table:table-cell table:style-name="ce409"/>
          <table:table-cell table:number-columns-repeated="2" table:style-name="ce413" office:value-type="float" office:value="4000" calcext:value-type="float">
            <text:p>4,000</text:p>
          </table:table-cell>
          <table:table-cell table:style-name="ce526"/>
          <table:table-cell table:style-name="ce531" table:formula="of:=[.G24]+[.E25]" office:value-type="float" office:value="205400" calcext:value-type="float">
            <text:p>20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5" calcext:value-type="float">
            <text:p>2015</text:p>
          </table:table-cell>
          <table:table-cell table:style-name="ce388" office:value-type="string" calcext:value-type="string">
            <text:p>Adem Kesici kira bedeli</text:p>
          </table:table-cell>
          <table:table-cell table:style-name="ce405"/>
          <table:table-cell table:number-columns-repeated="2" table:style-name="ce474" office:value-type="float" office:value="13750" calcext:value-type="float">
            <text:p>13,750</text:p>
          </table:table-cell>
          <table:table-cell/>
          <table:table-cell table:style-name="ce531" table:formula="of:=[.G25]+[.E26]" office:value-type="float" office:value="219150" calcext:value-type="float">
            <text:p>2191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5" calcext:value-type="float">
            <text:p>2015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number-columns-repeated="2" table:style-name="ce474" office:value-type="float" office:value="4200" calcext:value-type="float">
            <text:p>4,200</text:p>
          </table:table-cell>
          <table:table-cell/>
          <table:table-cell table:style-name="ce531" table:formula="of:=[.G26]+[.E27]" office:value-type="float" office:value="223350" calcext:value-type="float">
            <text:p>223350</text:p>
          </table:table-cell>
          <table:table-cell table:style-name="ce406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385" office:value-type="float" office:value="2015" calcext:value-type="float">
            <text:p>2015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5:.E28])" office:value-type="float" office:value="44500" calcext:value-type="float">
            <text:p>44,500</text:p>
          </table:table-cell>
          <table:table-cell table:number-columns-repeated="2" table:style-name="ce477" office:value-type="float" office:value="22550" calcext:value-type="float">
            <text:p>22,550</text:p>
          </table:table-cell>
          <table:table-cell table:style-name="ce527"/>
          <table:table-cell table:style-name="ce531" table:formula="of:=[.G27]+[.E28]" office:value-type="float" office:value="245900" calcext:value-type="float">
            <text:p>245900</text:p>
          </table:table-cell>
          <table:table-cell table:style-name="ce56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6" calcext:value-type="float">
            <text:p>2016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3000" calcext:value-type="float">
            <text:p>13,000</text:p>
          </table:table-cell>
          <table:table-cell table:style-name="ce526"/>
          <table:table-cell table:style-name="ce531" table:formula="of:=[.G28]+[.E29]" office:value-type="float" office:value="258900" calcext:value-type="float">
            <text:p>2589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Milangaz </text:span>kira bedeli</text:p>
          </table:table-cell>
          <table:table-cell table:style-name="ce405"/>
          <table:table-cell table:number-columns-repeated="2" table:style-name="ce474" office:value-type="float" office:value="5600" calcext:value-type="float">
            <text:p>5,600</text:p>
          </table:table-cell>
          <table:table-cell/>
          <table:table-cell table:style-name="ce531" table:formula="of:=[.G29]+[.E30]" office:value-type="float" office:value="264500" calcext:value-type="float">
            <text:p>264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5125" calcext:value-type="float">
            <text:p>15,125</text:p>
          </table:table-cell>
          <table:table-cell/>
          <table:table-cell table:style-name="ce531" table:formula="of:=[.G30]+[.E31]" office:value-type="float" office:value="279625" calcext:value-type="float">
            <text:p>2796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style-name="ce474" office:value-type="float" office:value="4200" calcext:value-type="float">
            <text:p>4,200</text:p>
          </table:table-cell>
          <table:table-cell table:style-name="ce47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31" table:formula="of:=[.G31]+[.E32]" office:value-type="float" office:value="282575" calcext:value-type="float">
            <text:p>282575</text:p>
          </table:table-cell>
          <table:table-cell table:style-name="ce406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385" office:value-type="float" office:value="2016" calcext:value-type="float">
            <text:p>2016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9:.E33])" office:value-type="float" office:value="61675" calcext:value-type="float">
            <text:p>61,675</text:p>
          </table:table-cell>
          <table:table-cell table:number-columns-repeated="2" table:style-name="ce477" office:value-type="float" office:value="25000" calcext:value-type="float">
            <text:p>25,000</text:p>
          </table:table-cell>
          <table:table-cell table:style-name="ce527"/>
          <table:table-cell table:style-name="ce531" table:formula="of:=[.G32]+[.E33]" office:value-type="float" office:value="307575" calcext:value-type="float">
            <text:p>307575</text:p>
          </table:table-cell>
          <table:table-cell table:style-name="ce56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391" office:value-type="float" office:value="2017" calcext:value-type="float">
            <text:p>2017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400" calcext:value-type="float">
            <text:p>15,400</text:p>
          </table:table-cell>
          <table:table-cell table:style-name="ce526"/>
          <table:table-cell table:style-name="ce531" table:formula="of:=[.G33]+[.E34]" office:value-type="float" office:value="322975" calcext:value-type="float">
            <text:p>3229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Milangaz </text:span>Gökhan Öner Kira Bedeli</text:p>
          </table:table-cell>
          <table:table-cell table:style-name="ce405"/>
          <table:table-cell table:number-columns-repeated="2" table:style-name="ce474" office:value-type="float" office:value="4400" calcext:value-type="float">
            <text:p>4,400</text:p>
          </table:table-cell>
          <table:table-cell/>
          <table:table-cell table:style-name="ce531" table:formula="of:=[.G34]+[.E35]" office:value-type="float" office:value="327375" calcext:value-type="float">
            <text:p>3273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7050" calcext:value-type="float">
            <text:p>17,050</text:p>
          </table:table-cell>
          <table:table-cell/>
          <table:table-cell table:style-name="ce531" table:formula="of:=[.G35]+[.E36]" office:value-type="float" office:value="344425" calcext:value-type="float">
            <text:p>344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3000" calcext:value-type="float">
            <text:p>3,000</text:p>
          </table:table-cell>
          <table:table-cell/>
          <table:table-cell table:style-name="ce531" table:formula="of:=[.G36]+[.E37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ce405"/>
          <table:table-cell table:style-name="ce474" office:value-type="float" office:value="2400" calcext:value-type="float">
            <text:p>2,400</text:p>
          </table:table-cell>
          <table:table-cell table:style-name="ce474"/>
          <table:table-cell table:formula="of:=[.D38]-[.E38]" office:value-type="float" office:value="2400" calcext:value-type="float">
            <text:p>2,400</text:p>
          </table:table-cell>
          <table:table-cell table:style-name="ce531" table:formula="of:=[.G37]+[.E38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Samet Mine kira bedeli</text:p>
          </table:table-cell>
          <table:table-cell table:style-name="Default"/>
          <table:table-cell table:style-name="ce474" office:value-type="float" office:value="5000" calcext:value-type="float">
            <text:p>5,000</text:p>
          </table:table-cell>
          <table:table-cell table:style-name="ce47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31" table:formula="of:=[.G38]+[.E39]" office:value-type="float" office:value="350725" calcext:value-type="float">
            <text:p>350725</text:p>
          </table:table-cell>
          <table:table-cell table:style-name="ce406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390" office:value-type="float" office:value="2017" calcext:value-type="float">
            <text:p>2017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4:.E40])" office:value-type="float" office:value="70650" calcext:value-type="float">
            <text:p>70,650</text:p>
          </table:table-cell>
          <table:table-cell table:number-columns-repeated="2" table:style-name="ce477" office:value-type="float" office:value="27500" calcext:value-type="float">
            <text:p>27,500</text:p>
          </table:table-cell>
          <table:table-cell table:style-name="ce527"/>
          <table:table-cell table:style-name="ce531" table:formula="of:=[.G39]+[.E40]" office:value-type="float" office:value="378225" calcext:value-type="float">
            <text:p>378225</text:p>
          </table:table-cell>
          <table:table-cell table:style-name="ce56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8" calcext:value-type="float">
            <text:p>2018</text:p>
          </table:table-cell>
          <table:table-cell table:style-name="ce397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00" calcext:value-type="float">
            <text:p>1,500</text:p>
          </table:table-cell>
          <table:table-cell table:style-name="ce526"/>
          <table:table-cell table:style-name="ce531" table:formula="of:=[.G40]+[.E41]" office:value-type="float" office:value="379725" calcext:value-type="float">
            <text:p>3797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Milangaz </text:span>özge kahraman kira bedeli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1]+[.E42]" office:value-type="float" office:value="386925" calcext:value-type="float">
            <text:p>3869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Ali Paşa Yıkama Adem Kesici kira bedeli</text:p>
          </table:table-cell>
          <table:table-cell table:style-name="ce405" office:value-type="percentage" office:value="0.158" calcext:value-type="percentage">
            <text:p>15.80%</text:p>
          </table:table-cell>
          <table:table-cell table:number-columns-repeated="2" table:style-name="ce474" office:value-type="float" office:value="19686" calcext:value-type="float">
            <text:p>19,686</text:p>
          </table:table-cell>
          <table:table-cell/>
          <table:table-cell table:style-name="ce531" table:formula="of:=[.G42]+[.E43]" office:value-type="float" office:value="406611" calcext:value-type="float">
            <text:p>4066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Aygaz </text:span>Asena Dursun Kira Bedeli</text:p>
          </table:table-cell>
          <table:table-cell table:style-name="Default"/>
          <table:table-cell table:number-columns-repeated="2" table:style-name="ce474" office:value-type="float" office:value="7000" calcext:value-type="float">
            <text:p>7,000</text:p>
          </table:table-cell>
          <table:table-cell/>
          <table:table-cell table:style-name="ce531" table:formula="of:=[.G43]+[.E44]" office:value-type="float" office:value="413611" calcext:value-type="float">
            <text:p>413611</text:p>
          </table:table-cell>
          <table:table-cell table:style-name="ce406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385" office:value-type="float" office:value="2018" calcext:value-type="float">
            <text:p>2018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1:.E45])" office:value-type="float" office:value="67886" calcext:value-type="float">
            <text:p>67,886</text:p>
          </table:table-cell>
          <table:table-cell table:number-columns-repeated="2" table:style-name="ce477" office:value-type="float" office:value="32500" calcext:value-type="float">
            <text:p>32,500</text:p>
          </table:table-cell>
          <table:table-cell table:style-name="ce527"/>
          <table:table-cell table:style-name="ce531" table:formula="of:=[.G44]+[.E45]" office:value-type="float" office:value="446111" calcext:value-type="float">
            <text:p>446111</text:p>
          </table:table-cell>
          <table:table-cell table:style-name="ce56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382" office:value-type="float" office:value="2019" calcext:value-type="float">
            <text:p>2019</text:p>
          </table:table-cell>
          <table:table-cell table:style-name="ce395" office:value-type="string" calcext:value-type="string">
            <text:p><text:span text:style-name="T2">Ali Paşa Milangaz </text:span>özge kahraman kira bedeli</text:p>
          </table:table-cell>
          <table:table-cell table:style-name="Default"/>
          <table:table-cell table:number-columns-repeated="2" table:style-name="ce413" office:value-type="float" office:value="8520" calcext:value-type="float">
            <text:p>8,520</text:p>
          </table:table-cell>
          <table:table-cell table:style-name="ce526"/>
          <table:table-cell table:style-name="ce531" table:formula="of:=[.G45]+[.E46]" office:value-type="float" office:value="454631" calcext:value-type="float">
            <text:p>45463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9" calcext:value-type="float">
            <text:p>2019</text:p>
          </table:table-cell>
          <table:table-cell table:style-name="ce388" office:value-type="string" calcext:value-type="string">
            <text:p><text:span text:style-name="T2">Al Paşa Yıkama </text:span>19-20 kira bedeli</text:p>
          </table:table-cell>
          <table:table-cell table:style-name="ce405" office:value-type="percentage" office:value="0.34" calcext:value-type="percentage">
            <text:p>34.00%</text:p>
          </table:table-cell>
          <table:table-cell table:number-columns-repeated="2" table:style-name="ce474" office:value-type="float" office:value="26380" calcext:value-type="float">
            <text:p>26,380</text:p>
          </table:table-cell>
          <table:table-cell/>
          <table:table-cell table:style-name="ce531" table:formula="of:=[.G46]+[.E47]" office:value-type="float" office:value="481011" calcext:value-type="float">
            <text:p>4810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/>
          <table:table-cell table:style-name="ce388" office:value-type="string" calcext:value-type="string">
            <text:p>ismail tağaç icradan selaniğe</text:p>
          </table:table-cell>
          <table:table-cell table:style-name="ce405"/>
          <table:table-cell table:style-name="ce474"/>
          <table:table-cell table:style-name="ce474" office:value-type="float" office:value="3500" calcext:value-type="float">
            <text:p>3,500</text:p>
          </table:table-cell>
          <table:table-cell table:style-name="ce528" office:value-type="float" office:value="-3500" calcext:value-type="float">
            <text:p>-3,500</text:p>
          </table:table-cell>
          <table:table-cell table:style-name="ce531" table:formula="of:=[.G47]+[.E48]" office:value-type="float" office:value="484511" calcext:value-type="float">
            <text:p>484511</text:p>
          </table:table-cell>
          <table:table-cell table:style-name="ce406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9" calcext:value-type="float">
            <text:p>2019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6:.E49])" office:value-type="float" office:value="77400" calcext:value-type="float">
            <text:p>77,400</text:p>
          </table:table-cell>
          <table:table-cell table:number-columns-repeated="2" table:style-name="ce477" office:value-type="float" office:value="39000" calcext:value-type="float">
            <text:p>39,000</text:p>
          </table:table-cell>
          <table:table-cell table:style-name="ce527"/>
          <table:table-cell table:style-name="ce531" table:formula="of:=[.G48]+[.E49]" office:value-type="float" office:value="523511" calcext:value-type="float">
            <text:p>523511</text:p>
          </table:table-cell>
          <table:table-cell table:style-name="ce56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0" calcext:value-type="float">
            <text:p>2020</text:p>
          </table:table-cell>
          <table:table-cell table:style-name="ce399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478" office:value-type="float" office:value="44000" calcext:value-type="float">
            <text:p>44,000</text:p>
          </table:table-cell>
          <table:table-cell table:style-name="ce478"/>
          <table:table-cell table:style-name="ce532" table:formula="of:=[.G49]+[.E50]" office:value-type="float" office:value="567511" calcext:value-type="float">
            <text:p>567511</text:p>
          </table:table-cell>
          <table:table-cell table:style-name="ce406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393" office:value-type="float" office:value="2020" calcext:value-type="float">
            <text:p>2020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0:.D51])" office:value-type="float" office:value="72500" calcext:value-type="float">
            <text:p>72,500</text:p>
          </table:table-cell>
          <table:table-cell table:number-columns-repeated="2" table:style-name="ce481" office:value-type="float" office:value="28500" calcext:value-type="float">
            <text:p>28,500</text:p>
          </table:table-cell>
          <table:table-cell table:style-name="ce481"/>
          <table:table-cell table:style-name="ce533" table:formula="of:=[.G50]+[.E51]" office:value-type="float" office:value="596011" calcext:value-type="float">
            <text:p>596011</text:p>
          </table:table-cell>
          <table:table-cell table:style-name="ce56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1" calcext:value-type="float">
            <text:p>2021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478" office:value-type="float" office:value="52000" calcext:value-type="float">
            <text:p>52,000</text:p>
          </table:table-cell>
          <table:table-cell table:style-name="ce478"/>
          <table:table-cell table:style-name="ce532" table:formula="of:=[.G51]+[.E52]" office:value-type="float" office:value="648011" calcext:value-type="float">
            <text:p>648011</text:p>
          </table:table-cell>
          <table:table-cell table:style-name="ce406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393" office:value-type="float" office:value="2021" calcext:value-type="float">
            <text:p>2021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2:.D53])" office:value-type="float" office:value="86094" calcext:value-type="float">
            <text:p>86,094</text:p>
          </table:table-cell>
          <table:table-cell table:number-columns-repeated="2" table:style-name="ce481" office:value-type="float" office:value="34094" calcext:value-type="float">
            <text:p>34,094</text:p>
          </table:table-cell>
          <table:table-cell table:style-name="ce481"/>
          <table:table-cell table:style-name="ce533" table:formula="of:=[.G52]+[.E53]" office:value-type="float" office:value="682105" calcext:value-type="float">
            <text:p>682105</text:p>
          </table:table-cell>
          <table:table-cell table:style-name="ce56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392" office:value-type="float" office:value="2022" calcext:value-type="float">
            <text:p>2022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33" office:value-type="percentage" office:value="0.85" calcext:value-type="percentage">
            <text:p>85.00%</text:p>
          </table:table-cell>
          <table:table-cell table:number-columns-repeated="2" table:style-name="ce478" office:value-type="float" office:value="95000" calcext:value-type="float">
            <text:p>95,000</text:p>
          </table:table-cell>
          <table:table-cell table:style-name="ce478"/>
          <table:table-cell table:style-name="ce532" table:formula="of:=[.G53]+[.E54]" office:value-type="float" office:value="777105" calcext:value-type="float">
            <text:p>777105</text:p>
          </table:table-cell>
          <table:table-cell table:style-name="ce406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393" office:value-type="float" office:value="2022" calcext:value-type="float">
            <text:p>2022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4:.D55])" office:value-type="float" office:value="155000" calcext:value-type="float">
            <text:p>155,000</text:p>
          </table:table-cell>
          <table:table-cell table:number-columns-repeated="2" table:style-name="ce481" office:value-type="float" office:value="60000" calcext:value-type="float">
            <text:p>60,000</text:p>
          </table:table-cell>
          <table:table-cell table:style-name="ce481"/>
          <table:table-cell table:style-name="ce53" table:formula="of:=[.G54]+[.E55]" office:value-type="float" office:value="837105" calcext:value-type="float">
            <text:p>837105</text:p>
          </table:table-cell>
          <table:table-cell table:style-name="ce56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401" office:value-type="string" calcext:value-type="string">
            <text:p>Toplamlar TL</text:p>
          </table:table-cell>
          <table:table-cell/>
          <table:table-cell table:style-name="ce380" table:formula="of:=SUM([.D3:.D55])" office:value-type="float" office:value="838955" calcext:value-type="float">
            <text:p>838955</text:p>
          </table:table-cell>
          <table:table-cell table:style-name="ce380" table:formula="of:=SUM([.E3:.E55])" office:value-type="float" office:value="837105" calcext:value-type="float">
            <text:p>837105</text:p>
          </table:table-cell>
          <table:table-cell table:style-name="ce380" table:formula="of:=SUM([.F3:.F55])" office:value-type="float" office:value="1850" calcext:value-type="float">
            <text:p>1850</text:p>
          </table:table-cell>
          <table:table-cell table:style-name="ce54"/>
          <table:table-cell table:style-name="ce59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3"/>
          <table:table-cell table:style-name="ce52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50"/>
        <table:table-column table:style-name="co11" table:default-cell-style-name="ce550"/>
        <table:table-column table:style-name="co12" table:default-cell-style-name="ce550"/>
        <table:table-column table:style-name="co13" table:number-columns-repeated="3" table:default-cell-style-name="ce550"/>
        <table:table-column table:style-name="co14" table:default-cell-style-name="ce550"/>
        <table:table-column table:style-name="co15" table:default-cell-style-name="ce550"/>
        <table:table-column table:style-name="co16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1" table:default-cell-style-name="ce550"/>
        <table:table-column table:style-name="co23" table:default-cell-style-name="ce550"/>
        <table:table-column table:style-name="co9" table:number-columns-repeated="47" table:default-cell-style-name="ce550"/>
        <table:table-column table:style-name="co9" table:number-columns-repeated="960" table:default-cell-style-name="Default"/>
        <table:table-row table:style-name="ro3">
          <table:table-cell table:style-name="ce537" office:value-type="string" calcext:value-type="string">
            <text:p>31-12-2022</text:p>
          </table:table-cell>
          <table:table-cell table:style-name="ce549"/>
          <table:table-cell table:number-columns-repeated="4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8" office:value-type="string" calcext:value-type="string">
            <text:p>2011-2022 YILLARI TOPLAM KİRA GELİRLERİNİN HİSSE ORANLARI</text:p>
          </table:table-cell>
          <table:table-cell table:style-name="ce551"/>
          <table:table-cell table:style-name="ce561" table:number-columns-repeated="3"/>
          <table:table-cell table:style-name="ce572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9"/>
          <table:table-cell table:style-name="ce549" table:number-columns-repeated="4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0"/>
          <table:table-cell table:style-name="ce552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Lise kira geliri</text:p>
          </table:table-cell>
          <table:table-cell table:number-columns-repeated="4" table:style-name="ce553" office:value-type="percentage" office:value="0.25" calcext:value-type="percentage">
            <text:p>25.00%</text:p>
          </table:table-cell>
          <table:table-cell table:style-name="ce572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3 LS'.F2]" office:value-type="float" office:value="372153.8" calcext:value-type="float">
            <text:p>372,153.80</text:p>
          </table:table-cell>
          <table:table-cell table:style-name="ce554" table:formula="of:=[.A6]*[.B5]" office:value-type="float" office:value="93038.45" calcext:value-type="float">
            <text:p>93,038.45</text:p>
          </table:table-cell>
          <table:table-cell table:style-name="ce554" table:formula="of:=[.C5]*[.A6]" office:value-type="float" office:value="93038.45" calcext:value-type="float">
            <text:p>93,038.45</text:p>
          </table:table-cell>
          <table:table-cell table:style-name="ce554" table:formula="of:=[.D5]*[.A6]" office:value-type="float" office:value="93038.45" calcext:value-type="float">
            <text:p>93,038.45</text:p>
          </table:table-cell>
          <table:table-cell table:style-name="ce554" table:formula="of:=[.E5]*[.A6]" office:value-type="float" office:value="93038.45" calcext:value-type="float">
            <text:p>93,038.45</text:p>
          </table:table-cell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ygaz Kira Geliri</text:p>
          </table:table-cell>
          <table:table-cell table:style-name="ce549"/>
          <table:table-cell table:style-name="ce562"/>
          <table:table-cell table:style-name="ce562" office:value-type="percentage" office:value="0.542" calcext:value-type="percentage">
            <text:p>54.20%</text:p>
          </table:table-cell>
          <table:table-cell table:style-name="ce562" office:value-type="percentage" office:value="0.125" calcext:value-type="percentage">
            <text:p>12.50%</text:p>
          </table:table-cell>
          <table:table-cell table:style-name="ce576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'005 APay-Mlngz'.G1]" office:value-type="float" office:value="18900" calcext:value-type="float">
            <text:p>18,900.00</text:p>
          </table:table-cell>
          <table:table-cell table:style-name="ce555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55" table:formula="of:=[.E7]*[.A8]" office:value-type="float" office:value="2362.5" calcext:value-type="float">
            <text:p>2,362.50</text:p>
          </table:table-cell>
          <table:table-cell table:style-name="ce577" table:formula="of:=[.F7]*[.A8]" office:value-type="float" office:value="6293.7" calcext:value-type="float">
            <text:p>6,293.7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P Milangaz</text:p>
          </table:table-cell>
          <table:table-cell table:style-name="ce556"/>
          <table:table-cell table:style-name="ce563"/>
          <table:table-cell table:style-name="ce563" office:value-type="percentage" office:value="0.542" calcext:value-type="percentage">
            <text:p>54.20%</text:p>
          </table:table-cell>
          <table:table-cell table:style-name="ce563" office:value-type="percentage" office:value="0.125" calcext:value-type="percentage">
            <text:p>12.50%</text:p>
          </table:table-cell>
          <table:table-cell table:style-name="ce578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APMlngz.G1]" office:value-type="float" office:value="30170" calcext:value-type="float">
            <text:p>30,170.00</text:p>
          </table:table-cell>
          <table:table-cell table:style-name="ce557"/>
          <table:table-cell table:style-name="ce564"/>
          <table:table-cell table:style-name="ce564" table:formula="of:=[.D9]*[.A10]" office:value-type="float" office:value="16352.14" calcext:value-type="float">
            <text:p>16,352.14</text:p>
          </table:table-cell>
          <table:table-cell table:style-name="ce564" table:formula="of:=[.E9]*[.A10]" office:value-type="float" office:value="3771.25" calcext:value-type="float">
            <text:p>3,771.25</text:p>
          </table:table-cell>
          <table:table-cell table:style-name="ce579" table:formula="of:=[.F9]*[.A10]" office:value-type="float" office:value="10046.61" calcext:value-type="float">
            <text:p>10,046.6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Ön</text:p>
          </table:table-cell>
          <table:table-cell table:style-name="ce551"/>
          <table:table-cell table:style-name="ce553"/>
          <table:table-cell table:style-name="ce553" office:value-type="percentage" office:value="0.542" calcext:value-type="percentage">
            <text:p>54.20%</text:p>
          </table:table-cell>
          <table:table-cell table:style-name="ce55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2/3" office:value-type="float" office:value="90533.3333333333" calcext:value-type="float">
            <text:p>90,533.33</text:p>
          </table:table-cell>
          <table:table-cell table:style-name="ce558"/>
          <table:table-cell/>
          <table:table-cell table:style-name="ce554" table:formula="of:=[.D11]*[.A12]" office:value-type="float" office:value="49069.0666666667" calcext:value-type="float">
            <text:p>49,069.07</text:p>
          </table:table-cell>
          <table:table-cell table:style-name="ce554" table:formula="of:=[.E11]*[.A12]" office:value-type="float" office:value="11316.6666666667" calcext:value-type="float">
            <text:p>11,316.67</text:p>
          </table:table-cell>
          <table:table-cell table:style-name="ce575" table:formula="of:=[.F11]*[.A12]" office:value-type="float" office:value="30147.6" calcext:value-type="float">
            <text:p>30,147.6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Arka</text:p>
          </table:table-cell>
          <table:table-cell table:style-name="ce551"/>
          <table:table-cell table:style-name="ce553"/>
          <table:table-cell table:style-name="ce553" table:formula="of:=13/40" office:value-type="percentage" office:value="0.325" calcext:value-type="percentage">
            <text:p>32.50%</text:p>
          </table:table-cell>
          <table:table-cell table:style-name="ce553" table:formula="of:=3/40" office:value-type="percentage" office:value="0.075" calcext:value-type="percentage">
            <text:p>7.50%</text:p>
          </table:table-cell>
          <table:table-cell table:style-name="ce553" office:value-type="percentage" office:value="0.6" calcext:value-type="percentage">
            <text:p>60.0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1/3" office:value-type="float" office:value="45266.6666666667" calcext:value-type="float">
            <text:p>45,266.67</text:p>
          </table:table-cell>
          <table:table-cell table:style-name="ce558"/>
          <table:table-cell/>
          <table:table-cell table:style-name="ce554" table:formula="of:=[.D13]*[.A14]" office:value-type="float" office:value="14711.6666666667" calcext:value-type="float">
            <text:p>14,711.67</text:p>
          </table:table-cell>
          <table:table-cell table:style-name="ce554" table:formula="of:=[.E13]*[.A14]" office:value-type="float" office:value="3395" calcext:value-type="float">
            <text:p>3,395.00</text:p>
          </table:table-cell>
          <table:table-cell table:style-name="ce575" table:formula="of:=[.F13]*[.A14]" office:value-type="float" office:value="27160" calcext:value-type="float">
            <text:p>27,160.0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office:value-type="string" calcext:value-type="string">
            <text:p>AP TOPLAM</text:p>
          </table:table-cell>
          <table:table-cell table:style-name="ce558"/>
          <table:table-cell/>
          <table:table-cell table:style-name="ce554" table:formula="of:=[.D8]+[.D10]+[.D12]+[.D14]" office:value-type="float" office:value="90376.6733333333" calcext:value-type="float">
            <text:p>90,376.67</text:p>
          </table:table-cell>
          <table:table-cell table:style-name="ce554" table:formula="of:=[.E8]+[.E10]+[.E12]+[.E14]" office:value-type="float" office:value="20845.4166666667" calcext:value-type="float">
            <text:p>20,845.42</text:p>
          </table:table-cell>
          <table:table-cell table:style-name="ce554" table:formula="of:=[.F8]+[.F10]+[.F12]+[.F14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14]+[.A12]+[.A10]+[.A8]" office:value-type="float" office:value="184870" calcext:value-type="float">
            <text:p>184,870.00</text:p>
          </table:table-cell>
          <table:table-cell table:style-name="ce558"/>
          <table:table-cell/>
          <table:table-cell table:style-name="ce554" table:number-columns-repeated="2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Hz Depo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06 Hzr-acnta'.G1]" office:value-type="float" office:value="21000" calcext:value-type="float">
            <text:p>21,000.00</text:p>
          </table:table-cell>
          <table:table-cell table:style-name="ce554"/>
          <table:table-cell table:style-name="ce554" table:formula="of:=[.C17]*[.A18]" office:value-type="float" office:value="10500" calcext:value-type="float">
            <text:p>10,500.00</text:p>
          </table:table-cell>
          <table:table-cell table:style-name="ce554" table:formula="of:=[.D17]*[.A18]" office:value-type="float" office:value="10500" calcext:value-type="float">
            <text:p>10,5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office:value-type="string" calcext:value-type="string">
            <text:p>Hz Yıkama</text:p>
          </table:table-cell>
          <table:table-cell table:style-name="ce549"/>
          <table:table-cell table:number-columns-repeated="2" table:style-name="ce562" office:value-type="percentage" office:value="0.5" calcext:value-type="percentage">
            <text:p>50.00%</text:p>
          </table:table-cell>
          <table:table-cell table:style-name="ce549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table:formula="of:=[$'006 Hzr-acnta'.F23]" office:value-type="float" office:value="62850" calcext:value-type="float">
            <text:p>62,850.00</text:p>
          </table:table-cell>
          <table:table-cell table:style-name="ce555"/>
          <table:table-cell table:style-name="ce555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55"/>
          <table:table-cell table:style-name="ce577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Sanayi Acentalar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$'006 Hzr-acnta'.F14]" office:value-type="float" office:value="34000" calcext:value-type="float">
            <text:p>34,000.00</text:p>
          </table:table-cell>
          <table:table-cell table:style-name="ce554"/>
          <table:table-cell table:style-name="ce554" table:formula="of:=[.C21]*[.A22]" office:value-type="float" office:value="17000" calcext:value-type="float">
            <text:p>17,000.00</text:p>
          </table:table-cell>
          <table:table-cell table:style-name="ce554" table:formula="of:=[.D21]*[.A22]" office:value-type="float" office:value="17000" calcext:value-type="float">
            <text:p>17,0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6]+[.A16]+[.A18]+[.A20]+[.A22]" office:value-type="float" office:value="674873.8" calcext:value-type="float">
            <text:p>674,873.80</text:p>
          </table:table-cell>
          <table:table-cell table:style-name="ce559" table:formula="of:=[.B25]/[.$A$25]" office:value-type="percentage" office:value="0.137860515551204" calcext:value-type="percentage">
            <text:p>13.79%</text:p>
          </table:table-cell>
          <table:table-cell table:style-name="ce566" table:formula="of:=[.C25]/[.$A$25]" office:value-type="percentage" office:value="0.225173136073737" calcext:value-type="percentage">
            <text:p>22.52%</text:p>
          </table:table-cell>
          <table:table-cell table:style-name="ce566" table:formula="of:=[.D25]/[.$A$25]" office:value-type="percentage" office:value="0.359089541382897" calcext:value-type="percentage">
            <text:p>35.91%</text:p>
          </table:table-cell>
          <table:table-cell table:style-name="ce566" table:formula="of:=[.E25]/[.$A$25]" office:value-type="percentage" office:value="0.168748389205014" calcext:value-type="percentage">
            <text:p>16.87%</text:p>
          </table:table-cell>
          <table:table-cell table:style-name="ce582" table:formula="of:=[.F25]/[.$A$25]" office:value-type="percentage" office:value="0.109128417787148" calcext:value-type="percentage">
            <text:p>10.91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6" office:value-type="string" calcext:value-type="string">
            <text:p>TOPLAM</text:p>
          </table:table-cell>
          <table:table-cell table:style-name="ce560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7" table:formula="of:=SUM([.B25:.F25])" office:value-type="float" office:value="674873.8" calcext:value-type="float">
            <text:p>674,873.80</text:p>
          </table:table-cell>
          <table:table-cell table:style-name="ce547" table:formula="of:=[.B22]+[.B20]+[.B18]+[.B10]+[.B12]+[.B8]+[.B6]" office:value-type="float" office:value="93038.45" calcext:value-type="float">
            <text:p>93,038.45</text:p>
          </table:table-cell>
          <table:table-cell table:style-name="ce567" table:formula="of:=[.C22]+[.C20]+[.C18]+[.C10]+[.C12]+[.C8]+[.C6]" office:value-type="float" office:value="151963.45" calcext:value-type="float">
            <text:p>151,963.45</text:p>
          </table:table-cell>
          <table:table-cell table:style-name="ce567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567" table:formula="of:=[.E22]+[.E20]+[.E14]+[.E10]+[.E12]+[.E8]+[.E6]" office:value-type="float" office:value="113883.866666667" calcext:value-type="float">
            <text:p>113,883.87</text:p>
          </table:table-cell>
          <table:table-cell table:style-name="ce583" table:formula="of:=[.F22]+[.F20]+[.F14]+[.F10]+[.F12]+[.F8]+[.F6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388" office:value-type="string" calcext:value-type="string">
            <text:p>bu tablodaki rakamlar giderler düşüldükten sonra hesaplanan net miktarlardır.</text:p>
          </table:table-cell>
          <table:table-cell table:style-name="ce388" table:number-columns-repeated="7"/>
          <table:table-cell table:style-name="ce584" table:number-columns-repeated="56"/>
          <table:table-cell table:style-name="ce394" table:number-columns-repeated="960"/>
        </table:table-row>
        <table:table-row table:style-name="ro3" table:number-rows-repeated="3">
          <table:table-cell table:style-name="ce548" table:number-columns-repeated="2"/>
          <table:table-cell table:style-name="ce569"/>
          <table:table-cell table:style-name="ce548"/>
          <table:table-cell table:style-name="ce570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6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48" table:number-columns-repeated="2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4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1"/>
          <table:table-cell table:style-name="ce549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0"/>
          <table:table-cell table:style-name="ce549"/>
          <table:table-cell table:number-columns-repeated="1018"/>
        </table:table-row>
        <table:table-row table:style-name="ro3" table:number-rows-repeated="2">
          <table:table-cell table:style-name="ce549" table:number-columns-repeated="64"/>
          <table:table-cell table:number-columns-repeated="960"/>
        </table:table-row>
        <table:table-row table:style-name="ro3" table:number-rows-repeated="9">
          <table:table-cell table:style-name="ce549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109"/>
        <table:table-column table:style-name="co25" table:default-cell-style-name="ce121"/>
        <table:table-column table:style-name="co26" table:default-cell-style-name="ce121"/>
        <table:table-column table:style-name="co24" table:default-cell-style-name="ce121"/>
        <table:table-column table:style-name="co27" table:default-cell-style-name="ce121"/>
        <table:table-column table:style-name="co28" table:default-cell-style-name="ce121"/>
        <table:table-column table:style-name="co9" table:number-columns-repeated="58" table:default-cell-style-name="ce121"/>
        <table:table-column table:style-name="co9" table:number-columns-repeated="960" table:default-cell-style-name="ce117"/>
        <table:table-row table:style-name="ro5">
          <table:table-cell table:style-name="ce107" office:value-type="string" calcext:value-type="string">
            <text:p>Lise arkası Kira </text:p>
          </table:table-cell>
          <table:table-cell table:style-name="ce117" table:number-columns-repeated="5"/>
          <table:table-cell table:number-columns-repeated="1018"/>
        </table:table-row>
        <table:table-row table:style-name="ro5">
          <table:table-cell table:style-name="ce107"/>
          <table:table-cell table:style-name="ce117"/>
          <table:table-cell table:style-name="ce107" table:formula="of:=SUM([.C3:.C27])" office:value-type="float" office:value="410419.94" calcext:value-type="float">
            <text:p>410,419.94</text:p>
          </table:table-cell>
          <table:table-cell table:style-name="ce107" table:formula="of:=SUM([.D3:.D27])" office:value-type="float" office:value="410419.94" calcext:value-type="float">
            <text:p>410,419.94</text:p>
          </table:table-cell>
          <table:table-cell table:style-name="ce107" table:formula="of:=SUM([.E3:.E27])" office:value-type="float" office:value="38266.14" calcext:value-type="float">
            <text:p>38,266.14</text:p>
          </table:table-cell>
          <table:table-cell table:style-name="ce107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108" office:value-type="string" calcext:value-type="string">
            <text:p>Tarih</text:p>
          </table:table-cell>
          <table:table-cell table:style-name="ce120" office:value-type="string" calcext:value-type="string">
            <text:p>Açıklama</text:p>
          </table:table-cell>
          <table:table-cell table:style-name="ce128" office:value-type="string" calcext:value-type="string">
            <text:p>Kira bedeli</text:p>
          </table:table-cell>
          <table:table-cell table:style-name="ce128" office:value-type="string" calcext:value-type="string">
            <text:p>Gelir</text:p>
          </table:table-cell>
          <table:table-cell table:style-name="ce128" office:value-type="string" calcext:value-type="string">
            <text:p>Gider</text:p>
          </table:table-cell>
          <table:table-cell table:style-name="ce128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110" office:value-type="float" office:value="2011" calcext:value-type="float">
            <text:p>2011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122" office:value-type="string" calcext:value-type="string">
            <text:p>eski 4 kömür parası</text:p>
          </table:table-cell>
          <table:table-cell table:style-name="ce11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11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11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111" office:value-type="date" office:date-value="2012-09-01" calcext:value-type="date">
            <text:p>09/01/2012</text:p>
          </table:table-cell>
          <table:table-cell table:style-name="ce123" office:value-type="string" calcext:value-type="string">
            <text:p>Ahmet Çalışkan <text:s/></text:p>
          </table:table-cell>
          <table:table-cell table:number-columns-repeated="2" table:style-name="ce123" office:value-type="float" office:value="17000" calcext:value-type="float">
            <text:p>17,000.00</text:p>
          </table:table-cell>
          <table:table-cell table:style-name="ce123"/>
          <table:table-cell table:style-name="ce123" table:formula="of:=[.D9]" office:value-type="float" office:value="17000" calcext:value-type="float">
            <text:p>17,000.00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10" office:value-type="float" office:value="2012" calcext:value-type="float">
            <text:p>2012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112"/>
          <table:table-cell table:style-name="ce124" office:value-type="string" calcext:value-type="string">
            <text:p>avukat sözleşme</text:p>
          </table:table-cell>
          <table:table-cell table:style-name="ce129"/>
          <table:table-cell table:style-name="ce125"/>
          <table:table-cell table:style-name="ce125" office:value-type="float" office:value="200" calcext:value-type="float">
            <text:p>200.00</text:p>
          </table:table-cell>
          <table:table-cell table:style-name="ce125" table:formula="of:=[.F10]+[.D11]-[.E11]" office:value-type="float" office:value="13930.04" calcext:value-type="float">
            <text:p>13,930.04</text:p>
          </table:table-cell>
          <table:table-cell table:style-name="ce137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3" office:value-type="float" office:value="2013" calcext:value-type="float">
            <text:p>2013</text:p>
          </table:table-cell>
          <table:table-cell table:style-name="ce124" office:value-type="string" calcext:value-type="string">
            <text:p>Hasibe Balcı</text:p>
          </table:table-cell>
          <table:table-cell table:style-name="ce129"/>
          <table:table-cell table:style-name="ce125"/>
          <table:table-cell table:style-name="ce125" office:value-type="float" office:value="2981.88" calcext:value-type="float">
            <text:p>2,981.88</text:p>
          </table:table-cell>
          <table:table-cell table:style-name="ce125" table:formula="of:=[.F12]+[.D13]-[.E13]" office:value-type="float" office:value="15718.12" calcext:value-type="float">
            <text:p>15,718.12</text:p>
          </table:table-cell>
          <table:table-cell table:style-name="ce137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0" office:value-type="float" office:value="2014" calcext:value-type="float">
            <text:p>2014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11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table:style-name="ce122" office:value-type="string" calcext:value-type="string">
            <text:p>tapu masrafı ali balcı</text:p>
          </table:table-cell>
          <table:table-cell table:style-name="ce11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2"/>
          <table:table-cell table:style-name="ce124" office:value-type="string" calcext:value-type="string">
            <text:p>tapu masrafı ali balcı</text:p>
          </table:table-cell>
          <table:table-cell table:style-name="ce129"/>
          <table:table-cell table:style-name="ce125"/>
          <table:table-cell table:style-name="ce125" office:value-type="float" office:value="5000" calcext:value-type="float">
            <text:p>5,000.00</text:p>
          </table:table-cell>
          <table:table-cell table:style-name="ce125" table:formula="of:=[.F17]+[.D18]-[.E18]" office:value-type="float" office:value="6004.29" calcext:value-type="float">
            <text:p>6,004.29</text:p>
          </table:table-cell>
          <table:table-cell table:style-name="ce137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107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107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107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112" office:value-type="date" office:date-value="2018-09-01" calcext:value-type="date">
            <text:p>09/01/2018</text:p>
          </table:table-cell>
          <table:table-cell table:style-name="ce125" office:value-type="string" calcext:value-type="string">
            <text:p>Ahmet Çalışkan</text:p>
          </table:table-cell>
          <table:table-cell table:number-columns-repeated="2" table:style-name="ce125" office:value-type="float" office:value="32500" calcext:value-type="float">
            <text:p>32,500.00</text:p>
          </table:table-cell>
          <table:table-cell table:style-name="ce125"/>
          <table:table-cell table:style-name="ce125" table:formula="of:=[.D22]" office:value-type="float" office:value="32500" calcext:value-type="float">
            <text:p>32,500.00</text:p>
          </table:table-cell>
          <table:table-cell table:style-name="ce137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4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34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107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115" office:value-type="float" office:value="2020" calcext:value-type="float">
            <text:p>2020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44000" calcext:value-type="float">
            <text:p>44000</text:p>
          </table:table-cell>
          <table:table-cell table:style-name="ce130"/>
          <table:table-cell table:formula="of:=[.D25]" office:value-type="float" office:value="44000" calcext:value-type="float">
            <text:p>44,000.00</text:p>
          </table:table-cell>
          <table:table-cell table:style-name="ce107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115" office:value-type="float" office:value="2021" calcext:value-type="float">
            <text:p>2021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52000" calcext:value-type="float">
            <text:p>52000</text:p>
          </table:table-cell>
          <table:table-cell table:style-name="ce130"/>
          <table:table-cell table:formula="of:=[.D26]" office:value-type="float" office:value="52000" calcext:value-type="float">
            <text:p>52,000.00</text:p>
          </table:table-cell>
          <table:table-cell table:style-name="ce107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113" office:value-type="float" office:value="2022" calcext:value-type="float">
            <text:p>2022</text:p>
          </table:table-cell>
          <table:table-cell table:style-name="ce125" office:value-type="string" calcext:value-type="string">
            <text:p>Murat Çalışkan</text:p>
          </table:table-cell>
          <table:table-cell table:number-columns-repeated="2" table:style-name="ce129" office:value-type="float" office:value="95000" calcext:value-type="float">
            <text:p>95000</text:p>
          </table:table-cell>
          <table:table-cell table:style-name="ce129"/>
          <table:table-cell table:formula="of:=[.D27]" office:value-type="float" office:value="95000" calcext:value-type="float">
            <text:p>95,000.00</text:p>
          </table:table-cell>
          <table:table-cell table:style-name="ce107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36" office:value-type="string" calcext:value-type="string">
            <text:p>2011-2022 Lise Arkası Toplam Kira Geliri</text:p>
          </table:table-cell>
          <table:table-cell table:style-name="ce107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116" office:value-type="string" calcext:value-type="string">
            <text:p>2011-2022 Lise Arkası Arsa Kişi-Yıllara Göre Kira Geliri</text:p>
          </table:table-cell>
          <table:table-cell table:style-name="ce117"/>
          <table:table-cell table:style-name="ce116"/>
          <table:table-cell table:style-name="ce131" table:number-columns-repeated="4"/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31" office:value-type="string" calcext:value-type="string">
            <text:p>Kira Geliri</text:p>
          </table:table-cell>
          <table:table-cell table:style-name="ce131" office:value-type="string" calcext:value-type="string">
            <text:p>Ayşe</text:p>
          </table:table-cell>
          <table:table-cell table:style-name="ce131" office:value-type="string" calcext:value-type="string">
            <text:p>Ali</text:p>
          </table:table-cell>
          <table:table-cell table:style-name="ce131" office:value-type="string" calcext:value-type="string">
            <text:p>Atila</text:p>
          </table:table-cell>
          <table:table-cell table:style-name="ce138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17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117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6" office:value-type="string" calcext:value-type="string">
            <text:p>Toplam</text:p>
          </table:table-cell>
          <table:table-cell table:style-name="ce107" table:formula="of:=SUM([.C32:.C43])" office:value-type="float" office:value="372005.6" calcext:value-type="float">
            <text:p>372,005.60</text:p>
          </table:table-cell>
          <table:table-cell table:style-name="ce107" table:formula="of:=SUM([.D32:.D43])" office:value-type="float" office:value="93001.4" calcext:value-type="float">
            <text:p>93,001.40</text:p>
          </table:table-cell>
          <table:table-cell table:style-name="ce107" table:formula="of:=SUM([.E32:.E43])" office:value-type="float" office:value="93001.4" calcext:value-type="float">
            <text:p>93,001.40</text:p>
          </table:table-cell>
          <table:table-cell table:style-name="ce107" table:formula="of:=SUM([.F32:.F43])" office:value-type="float" office:value="93001.4" calcext:value-type="float">
            <text:p>93,001.40</text:p>
          </table:table-cell>
          <table:table-cell table:style-name="ce107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118" office:value-type="string" calcext:value-type="string">
            <text:p>2011-2022 AYŞE BALCI KİRA </text:p>
          </table:table-cell>
          <table:table-cell table:style-name="ce118"/>
          <table:table-cell table:style-name="ce132"/>
          <table:table-cell table:style-name="ce133" office:value-type="string" calcext:value-type="string">
            <text:p>GELİR</text:p>
          </table:table-cell>
          <table:table-cell table:style-name="ce133" office:value-type="string" calcext:value-type="string">
            <text:p>GİDER</text:p>
          </table:table-cell>
          <table:table-cell table:style-name="ce133" office:value-type="string" calcext:value-type="string">
            <text:p>BAKİYE</text:p>
          </table:table-cell>
          <table:table-cell table:style-name="ce139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Ayşe kira gelirleri</text:p>
          </table:table-cell>
          <table:table-cell table:style-name="ce117"/>
          <table:table-cell table:style-name="ce117" table:formula="of:=[.B44]" office:value-type="string" office:string-value="Toplam" calcext:value-type="string">
            <text:p>Toplam</text:p>
          </table:table-cell>
          <table:table-cell table:style-name="ce117"/>
          <table:table-cell table:formula="of:=[.D44]" office:value-type="float" office:value="93001.4" calcext:value-type="float">
            <text:p>93,001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babamın banka hesabından</text:p>
          </table:table-cell>
          <table:table-cell table:style-name="ce117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27" office:value-type="string" calcext:value-type="string">
            <text:p>AYŞE KİRA VERGİSİ</text:p>
          </table:table-cell>
          <table:table-cell table:style-name="ce117"/>
          <table:table-cell/>
          <table:table-cell table:style-name="ce135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kombi</text:p>
          </table:table-cell>
          <table:table-cell table:style-name="ce117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hacıdan havale</text:p>
          </table:table-cell>
          <table:table-cell table:style-name="ce117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belediye</text:p>
          </table:table-cell>
          <table:table-cell table:style-name="ce117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9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117"/>
          <table:table-cell table:style-name="ce117" office:value-type="string" calcext:value-type="string">
            <text:p>2020 belediye</text:p>
          </table:table-cell>
          <table:table-cell table:style-name="ce117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havale</text:p>
          </table:table-cell>
          <table:table-cell/>
          <table:table-cell table:style-name="ce122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belediye</text:p>
          </table:table-cell>
          <table:table-cell/>
          <table:table-cell table:style-name="ce122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120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22 kira ali balcıda</text:p>
          </table:table-cell>
          <table:table-cell table:style-name="ce117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belediye</text:p>
          </table:table-cell>
          <table:table-cell table:number-columns-repeated="2"/>
          <table:table-cell table:style-name="ce134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117"/>
        <table:table-column table:style-name="co30" table:default-cell-style-name="ce117"/>
        <table:table-column table:style-name="co31" table:default-cell-style-name="ce121"/>
        <table:table-column table:style-name="co29" table:default-cell-style-name="ce117"/>
        <table:table-column table:style-name="co32" table:default-cell-style-name="ce117"/>
        <table:table-column table:style-name="co33" table:default-cell-style-name="ce121"/>
        <table:table-column table:style-name="co29" table:default-cell-style-name="ce121"/>
        <table:table-column table:style-name="co34" table:default-cell-style-name="ce121"/>
        <table:table-column table:style-name="co9" table:number-columns-repeated="1016" table:default-cell-style-name="ce117"/>
        <table:table-row table:style-name="ro3">
          <table:table-cell table:style-name="ce14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49" office:value-type="string" calcext:value-type="string">
            <text:p>Toplam</text:p>
          </table:table-cell>
          <table:table-cell table:style-name="ce150" table:formula="of:=SUM([.F16:.F54])" office:value-type="float" office:value="135800" calcext:value-type="float">
            <text:p>135,800.00</text:p>
          </table:table-cell>
          <table:table-cell table:style-name="ce150" table:formula="of:=SUM([.G16:.G54])" office:value-type="float" office:value="135800" calcext:value-type="float">
            <text:p>135,800.00</text:p>
          </table:table-cell>
          <table:table-cell table:style-name="ce15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41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20" office:value-type="string" calcext:value-type="string">
            <text:p>Artış %</text:p>
          </table:table-cell>
          <table:table-cell table:style-name="ce141" office:value-type="string" calcext:value-type="string">
            <text:p>Başlangıç</text:p>
          </table:table-cell>
          <table:table-cell table:style-name="ce141" office:value-type="string" calcext:value-type="string">
            <text:p>Bitiş</text:p>
          </table:table-cell>
          <table:table-cell table:style-name="ce120" office:value-type="string" calcext:value-type="string">
            <text:p>Kira bedeli</text:p>
          </table:table-cell>
          <table:table-cell table:style-name="ce120" office:value-type="string" calcext:value-type="string">
            <text:p>Ödeme</text:p>
          </table:table-cell>
          <table:table-cell table:style-name="ce120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121" office:value-type="string" calcext:value-type="string">
            <text:p>indirim</text:p>
          </table:table-cell>
          <table:table-cell table:number-columns-repeated="3"/>
          <table:table-cell table:style-name="ce117"/>
          <table:table-cell table:style-name="ce134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142"/>
          <table:table-cell table:style-name="ce142" office:value-type="string" calcext:value-type="string">
            <text:p>atila balcı hesabına yatan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92" calcext:value-type="float">
            <text:p>9,092.00</text:p>
          </table:table-cell>
          <table:table-cell table:style-name="ce147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143" office:value-type="date" office:date-value="2020-08-30" calcext:value-type="date">
            <text:p>08/30/2020</text:p>
          </table:table-cell>
          <table:table-cell table:style-name="ce142" office:value-type="string" calcext:value-type="string">
            <text:p>senet selanik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5500" calcext:value-type="float">
            <text:p>5,500.00</text:p>
          </table:table-cell>
          <table:table-cell table:style-name="ce147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25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143" office:value-type="date" office:date-value="2019-12-31" calcext:value-type="date">
            <text:p>12/31/2019</text:p>
          </table:table-cell>
          <table:table-cell table:style-name="ce142" office:value-type="string" calcext:value-type="string">
            <text:p>indirim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0" calcext:value-type="float">
            <text:p>900.00</text:p>
          </table:table-cell>
          <table:table-cell table:style-name="ce147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5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2017 kaln borç farkı % 15,80</text:p>
          </table:table-cell>
          <table:table-cell/>
          <table:table-cell table:style-name="ce10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7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109" office:value-type="date" office:date-value="2017-07-01" calcext:value-type="date">
            <text:p>07/01/2017</text:p>
          </table:table-cell>
          <table:table-cell table:style-name="ce109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7-05-01" calcext:value-type="date">
            <text:p>05/01/2017</text:p>
          </table:table-cell>
          <table:table-cell table:style-name="ce109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6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8-01" calcext:value-type="date">
            <text:p>08/01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7-19" calcext:value-type="date">
            <text:p>07/19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4-03" calcext:value-type="date">
            <text:p>04/03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6-05-01" calcext:value-type="date">
            <text:p>05/01/2016</text:p>
          </table:table-cell>
          <table:table-cell table:style-name="ce109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5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/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9-02" calcext:value-type="date">
            <text:p>09/02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7" calcext:value-type="date">
            <text:p>07/27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0" calcext:value-type="date">
            <text:p>07/20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5-05-01" calcext:value-type="date">
            <text:p>05/01/2015</text:p>
          </table:table-cell>
          <table:table-cell table:style-name="ce109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4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12" office:value-type="date" office:date-value="2014-05-01" calcext:value-type="date">
            <text:p>05/01/2014</text:p>
          </table:table-cell>
          <table:table-cell table:style-name="ce129" office:value-type="string" calcext:value-type="string">
            <text:p>Adem Kesici kira bedeli</text:p>
          </table:table-cell>
          <table:table-cell table:style-name="ce125"/>
          <table:table-cell table:style-name="ce112" office:value-type="date" office:date-value="2014-05-01" calcext:value-type="date">
            <text:p>05/01/2014</text:p>
          </table:table-cell>
          <table:table-cell table:style-name="ce112" office:value-type="date" office:date-value="2015-04-30" calcext:value-type="date">
            <text:p>04/30/2015</text:p>
          </table:table-cell>
          <table:table-cell table:style-name="ce125" office:value-type="float" office:value="12500" calcext:value-type="float">
            <text:p>12,500.00</text:p>
          </table:table-cell>
          <table:table-cell table:style-name="ce125"/>
          <table:table-cell table:style-name="ce125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3-05-01" calcext:value-type="date">
            <text:p>05/01/2013</text:p>
          </table:table-cell>
          <table:table-cell table:style-name="ce109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44" office:value-type="date" office:date-value="2012-05-01" calcext:value-type="date">
            <text:p>05/01/2012</text:p>
          </table:table-cell>
          <table:table-cell table:style-name="ce146" office:value-type="string" calcext:value-type="string">
            <text:p>Adem Kesici kira bedeli</text:p>
          </table:table-cell>
          <table:table-cell table:style-name="ce148"/>
          <table:table-cell table:style-name="ce144" office:value-type="date" office:date-value="2012-05-01" calcext:value-type="date">
            <text:p>05/01/2012</text:p>
          </table:table-cell>
          <table:table-cell table:style-name="ce144" office:value-type="date" office:date-value="2013-04-30" calcext:value-type="date">
            <text:p>04/30/2013</text:p>
          </table:table-cell>
          <table:table-cell table:number-columns-repeated="2" table:style-name="ce148" office:value-type="float" office:value="10000" calcext:value-type="float">
            <text:p>10,000.00</text:p>
          </table:table-cell>
          <table:table-cell table:style-name="ce148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1-05-01" calcext:value-type="date">
            <text:p>05/01/2011</text:p>
          </table:table-cell>
          <table:table-cell table:style-name="ce109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21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11"/>
        <table:table-column table:style-name="co29" table:default-cell-style-name="Default"/>
        <table:table-column table:style-name="co36" table:default-cell-style-name="Default"/>
        <table:table-column table:style-name="co37" table:default-cell-style-name="ce611"/>
        <table:table-column table:style-name="co38" table:default-cell-style-name="ce611"/>
        <table:table-column table:style-name="co39" table:default-cell-style-name="ce611"/>
        <table:table-row table:style-name="ro7">
          <table:table-cell/>
          <table:table-cell table:style-name="ce651" office:value-type="string" calcext:value-type="string">
            <text:p>Ali Paşa Ay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5:.F24])" office:value-type="float" office:value="24250" calcext:value-type="float">
            <text:p>24,250.00</text:p>
          </table:table-cell>
          <table:table-cell table:style-name="ce655" table:formula="of:=SUM([.G5:.G24])" office:value-type="float" office:value="18900" calcext:value-type="float">
            <text:p>18,900.00</text:p>
          </table:table-cell>
          <table:table-cell table:style-name="ce64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3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4" office:value-type="float" office:value="2021" calcext:value-type="float">
            <text:p>2021</text:p>
          </table:table-cell>
          <table:table-cell table:style-name="ce644" office:value-type="string" calcext:value-type="string">
            <text:p>dövmeci</text:p>
          </table:table-cell>
          <table:table-cell table:style-name="ce634"/>
          <table:table-cell table:style-name="ce624" table:number-columns-repeated="2"/>
          <table:table-cell table:style-name="ce63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29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6"/>
          <table:table-cell table:style-name="ce629" office:value-type="date" office:date-value="2018-10-05" calcext:value-type="date">
            <text:p>10/05/2018</text:p>
          </table:table-cell>
          <table:table-cell table:style-name="ce629" office:value-type="date" office:date-value="2019-10-04" calcext:value-type="date">
            <text:p>10/04/2019</text:p>
          </table:table-cell>
          <table:table-cell table:number-columns-repeated="2" table:style-name="ce636" office:value-type="float" office:value="7000" calcext:value-type="float">
            <text:p>7,000.00</text:p>
          </table:table-cell>
          <table:table-cell table:style-name="ce63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2400 TL lik senedi v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1700 tl borcu kaldı 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aygaza ait çelik kasayıda giderken çaldıl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25" office:value-type="date" office:date-value="2017-08-04" calcext:value-type="date">
            <text:p>08/04/2017</text:p>
          </table:table-cell>
          <table:table-cell table:style-name="ce6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45"/>
          <table:table-cell table:style-name="ce646"/>
          <table:table-cell table:style-name="ce653"/>
          <table:table-cell table:style-name="ce645" table:number-columns-repeated="2"/>
          <table:table-cell table:style-name="ce653" table:number-columns-repeated="3"/>
        </table:table-row>
        <table:table-row table:style-name="ro4">
          <table:table-cell table:style-name="ce625"/>
          <table:table-cell office:value-type="string" calcext:value-type="string">
            <text:p>3500 TL senet yapıldı ödemedi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 office:value-type="string" calcext:value-type="string">
            <text:p>senet icrada</text:p>
          </table:table-cell>
          <table:table-cell/>
          <table:table-cell table:style-name="ce6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25"/>
          <table:table-cell office:value-type="string" calcext:value-type="string">
            <text:p>İsmail Tağaç Kira Bedeli</text:p>
          </table:table-cell>
          <table:table-cell/>
          <table:table-cell table:style-name="ce625" office:value-type="date" office:date-value="2017-01-20" calcext:value-type="date">
            <text:p>01/20/2017</text:p>
          </table:table-cell>
          <table:table-cell table:style-name="ce6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29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629" office:value-type="date" office:date-value="2016-01-20" calcext:value-type="date">
            <text:p>01/20/2016</text:p>
          </table:table-cell>
          <table:table-cell table:style-name="ce629" office:value-type="date" office:date-value="2017-01-19" calcext:value-type="date">
            <text:p>01/19/2017</text:p>
          </table:table-cell>
          <table:table-cell table:style-name="ce636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25" office:value-type="date" office:date-value="2015-01-20" calcext:value-type="date">
            <text:p>01/20/2015</text:p>
          </table:table-cell>
          <table:table-cell table:style-name="ce6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46" table:number-columns-repeated="2"/>
          <table:table-cell table:style-name="ce653"/>
          <table:table-cell table:style-name="ce646" table:number-columns-repeated="2"/>
          <table:table-cell table:style-name="ce65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33" office:value-type="float" office:value="2013" calcext:value-type="float">
            <text:p>2013</text:p>
          </table:table-cell>
          <table:table-cell table:style-name="ce633" office:value-type="string" calcext:value-type="string">
            <text:p>boş</text:p>
          </table:table-cell>
          <table:table-cell table:style-name="ce638"/>
          <table:table-cell table:style-name="ce633" table:number-columns-repeated="2"/>
          <table:table-cell table:style-name="ce63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33" office:value-type="float" office:value="2011" calcext:value-type="float">
            <text:p>2011</text:p>
          </table:table-cell>
          <table:table-cell table:style-name="ce633" office:value-type="string" calcext:value-type="string">
            <text:p>kira bedeli</text:p>
          </table:table-cell>
          <table:table-cell table:style-name="ce638"/>
          <table:table-cell table:style-name="ce633" table:number-columns-repeated="2"/>
          <table:table-cell table:number-columns-repeated="2" table:style-name="ce638" office:value-type="float" office:value="1000" calcext:value-type="float">
            <text:p>1,000.00</text:p>
          </table:table-cell>
          <table:table-cell table:style-name="ce638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9:.F82])" office:value-type="float" office:value="30170" calcext:value-type="float">
            <text:p>30,170.00</text:p>
          </table:table-cell>
          <table:table-cell table:style-name="ce640" table:formula="of:=SUM([.G29:.G82])" office:value-type="float" office:value="30170" calcext:value-type="float">
            <text:p>30,170.00</text:p>
          </table:table-cell>
          <table:table-cell table:style-name="ce640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50"/>
          <table:table-cell office:value-type="string" calcext:value-type="string">
            <text:p>2011-2012-2013 te boş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 table:number-rows-repeated="2">
          <table:table-cell table:style-name="ce649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57"/>
        <table:table-column table:style-name="co40" table:default-cell-style-name="ce657"/>
        <table:table-column table:style-name="co9" table:number-columns-repeated="2" table:default-cell-style-name="ce657"/>
        <table:table-column table:style-name="co41" table:default-cell-style-name="ce657"/>
        <table:table-column table:style-name="co42" table:default-cell-style-name="ce657"/>
        <table:table-column table:style-name="co43" table:default-cell-style-name="ce657"/>
        <table:table-column table:style-name="co44" table:number-columns-repeated="3" table:default-cell-style-name="ce657"/>
        <table:table-column table:style-name="co45" table:default-cell-style-name="ce666"/>
        <table:table-column table:style-name="co9" table:number-columns-repeated="53" table:default-cell-style-name="ce657"/>
        <table:table-row table:style-name="ro9">
          <table:table-cell table:style-name="ce656" office:value-type="string" calcext:value-type="string">
            <text:p>2011-2019 Ali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 table:number-columns-repeated="2"/>
          <table:table-cell table:number-columns-repeated="53"/>
        </table:table-row>
        <table:table-row table:style-name="ro9">
          <table:table-cell table:style-name="ce656"/>
          <table:table-cell table:style-name="ce239" office:value-type="string" calcext:value-type="string">
            <text:p>Hızarhane</text:p>
          </table:table-cell>
          <table:table-cell table:style-name="ce239" office:value-type="string" calcext:value-type="string">
            <text:p>Hızarhane </text:p>
          </table:table-cell>
          <table:table-cell table:style-name="ce239" office:value-type="string" calcext:value-type="string">
            <text:p>Sanayi</text:p>
          </table:table-cell>
          <table:table-cell table:number-columns-repeated="2"/>
          <table:table-cell table:style-name="ce673"/>
          <table:table-cell/>
          <table:table-cell table:style-name="ce669"/>
          <table:table-cell table:style-name="ce239" table:number-columns-spanned="1" table:number-rows-spanned="2"/>
          <table:table-cell table:number-columns-repeated="54"/>
        </table:table-row>
        <table:table-row table:style-name="ro9">
          <table:table-cell table:style-name="ce656"/>
          <table:table-cell table:style-name="ce239" office:value-type="string" calcext:value-type="string">
            <text:p><text:s/>Yıkama</text:p>
          </table:table-cell>
          <table:table-cell table:style-name="ce239" office:value-type="string" calcext:value-type="string">
            <text:p>Depo</text:p>
          </table:table-cell>
          <table:table-cell table:style-name="ce239" office:value-type="string" calcext:value-type="string">
            <text:p><text:s/>Acentalar</text:p>
          </table:table-cell>
          <table:table-cell table:style-name="ce239" office:value-type="string" calcext:value-type="string">
            <text:p>Lise</text:p>
          </table:table-cell>
          <table:table-cell/>
          <table:table-cell table:style-name="ce673"/>
          <table:table-cell/>
          <table:table-cell table:style-name="ce669"/>
          <table:covered-table-cell table:style-name="ce23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-729.65" office:value-type="float" office:value="-729.65" calcext:value-type="float">
            <text:p>-729.65</text:p>
          </table:table-cell>
          <table:table-cell/>
          <table:table-cell table:style-name="ce666" table:formula="of:=SUM([.B4:.E4])" office:value-type="float" office:value="8870.35" calcext:value-type="float">
            <text:p>8,870.3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office:value-type="float" office:value="3482.51" calcext:value-type="float">
            <text:p>3,482.51</text:p>
          </table:table-cell>
          <table:table-cell/>
          <table:table-cell table:style-name="ce666" table:formula="of:=SUM([.B5:.E5])" office:value-type="float" office:value="13932.51" calcext:value-type="float">
            <text:p>13,932.51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office:value-type="float" office:value="3939.53" calcext:value-type="float">
            <text:p>3,939.53</text:p>
          </table:table-cell>
          <table:table-cell/>
          <table:table-cell table:style-name="ce666" table:formula="of:=SUM([.B6:.E6])" office:value-type="float" office:value="15189.53" calcext:value-type="float">
            <text:p>15,189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office:value-type="float" office:value="1501.07" calcext:value-type="float">
            <text:p>1,501.07</text:p>
          </table:table-cell>
          <table:table-cell/>
          <table:table-cell table:style-name="ce666" table:formula="of:=SUM([.B7:.E7])" office:value-type="float" office:value="14176.07" calcext:value-type="float">
            <text:p>14,176.0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2"/>
          <table:table-cell table:style-name="ce661" office:value-type="string" calcext:value-type="string">
            <text:p>satıldı</text:p>
          </table:table-cell>
          <table:table-cell table:style-name="ce671" office:value-type="float" office:value="5637.5" calcext:value-type="float">
            <text:p>5,637.50</text:p>
          </table:table-cell>
          <table:table-cell/>
          <table:table-cell table:style-name="ce666" table:formula="of:=SUM([.B8:.E8])" office:value-type="float" office:value="5637.5" calcext:value-type="float">
            <text:p>5,637.5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office:value-type="float" office:value="6250" calcext:value-type="float">
            <text:p>6,250.00</text:p>
          </table:table-cell>
          <table:table-cell/>
          <table:table-cell table:style-name="ce666" table:formula="of:=SUM([.B9:.E9])" office:value-type="float" office:value="12750" calcext:value-type="float">
            <text:p>12,750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office:value-type="float" office:value="6875" calcext:value-type="float">
            <text:p>6,875.00</text:p>
          </table:table-cell>
          <table:table-cell/>
          <table:table-cell table:style-name="ce666" table:formula="of:=SUM([.B10:.E10])" office:value-type="float" office:value="14575" calcext:value-type="float">
            <text:p>14,5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office:value-type="string" calcext:value-type="string">
            <text:p>satıldı</text:p>
          </table:table-cell>
          <table:table-cell table:style-name="ce661"/>
          <table:table-cell table:style-name="ce671" office:value-type="float" office:value="8125" calcext:value-type="float">
            <text:p>8,125.00</text:p>
          </table:table-cell>
          <table:table-cell/>
          <table:table-cell table:style-name="ce666" table:formula="of:=SUM([.B11:.E11])" office:value-type="float" office:value="8875" calcext:value-type="float">
            <text:p>8,8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office:value-type="float" office:value="10186.24" calcext:value-type="float">
            <text:p>10,186.24</text:p>
          </table:table-cell>
          <table:table-cell/>
          <table:table-cell table:style-name="ce666" table:formula="of:=SUM([.B12:.E12])" office:value-type="float" office:value="10186.24" calcext:value-type="float">
            <text:p>10,186.2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3"/>
          <table:table-cell table:style-name="ce671"/>
          <table:table-cell/>
          <table:table-cell table:style-name="ce672" table:formula="of:=SUM([.G4:.G12])" office:value-type="float" office:value="104192.2" calcext:value-type="float">
            <text:p>104,192.2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table:style-name="ce658"/>
          <table:table-cell table:style-name="ce662" table:number-columns-repeated="3"/>
          <table:table-cell table:number-columns-repeated="2"/>
          <table:table-cell table:style-name="ce662"/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0">
          <table:table-cell table:style-name="ce659" office:value-type="string" calcext:value-type="string">
            <text:p>Toplam</text:p>
          </table:table-cell>
          <table:table-cell table:style-name="ce663" table:formula="of:=SUM([.B4:.B12])" office:value-type="float" office:value="31425" calcext:value-type="float">
            <text:p>31,425.00</text:p>
          </table:table-cell>
          <table:table-cell table:style-name="ce663" table:formula="of:=SUM([.C4:.C12])" office:value-type="float" office:value="10500" calcext:value-type="float">
            <text:p>10,500.00</text:p>
          </table:table-cell>
          <table:table-cell table:style-name="ce663" table:formula="of:=SUM([.D4:.D12])" office:value-type="float" office:value="17000" calcext:value-type="float">
            <text:p>17,000.00</text:p>
          </table:table-cell>
          <table:table-cell table:style-name="ce667" office:value-type="float" office:value="45257.2" calcext:value-type="float">
            <text:p>45,257.20</text:p>
          </table:table-cell>
          <table:table-cell/>
          <table:table-cell table:style-name="ce672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2"/>
          <table:table-cell table:style-name="ce672"/>
          <table:table-cell table:style-name="ce665" table:number-columns-repeated="3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 office:value-type="string" calcext:value-type="string">
            <text:p>2011-2019 Atila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/>
          <table:table-cell table:style-name="ce672"/>
          <table:table-cell table:number-columns-repeated="53"/>
        </table:table-row>
        <table:table-row table:style-name="ro9">
          <table:table-cell table:style-name="ce656"/>
          <table:table-cell table:style-name="ce239" office:value-type="string" calcext:value-type="string">
            <text:p>Hızarhane</text:p>
          </table:table-cell>
          <table:table-cell table:style-name="ce239" office:value-type="string" calcext:value-type="string">
            <text:p>Hızarhane </text:p>
          </table:table-cell>
          <table:table-cell table:style-name="ce239" office:value-type="string" calcext:value-type="string">
            <text:p>Sanayi</text:p>
          </table:table-cell>
          <table:table-cell table:number-columns-repeated="2"/>
          <table:table-cell table:style-name="ce673"/>
          <table:table-cell table:style-name="ce669" table:number-columns-repeated="2"/>
          <table:table-cell table:style-name="ce239"/>
          <table:table-cell table:number-columns-repeated="54"/>
        </table:table-row>
        <table:table-row table:style-name="ro9">
          <table:table-cell table:style-name="ce656"/>
          <table:table-cell table:style-name="ce239" office:value-type="string" calcext:value-type="string">
            <text:p><text:s/>Yıkama</text:p>
          </table:table-cell>
          <table:table-cell table:style-name="ce239" office:value-type="string" calcext:value-type="string">
            <text:p>Depo</text:p>
          </table:table-cell>
          <table:table-cell table:style-name="ce239" office:value-type="string" calcext:value-type="string">
            <text:p><text:s/>Acentalar</text:p>
          </table:table-cell>
          <table:table-cell table:style-name="ce239" office:value-type="string" calcext:value-type="string">
            <text:p>Lise</text:p>
          </table:table-cell>
          <table:table-cell table:style-name="ce669" office:value-type="string" calcext:value-type="string">
            <text:p>Ali Paşa</text:p>
          </table:table-cell>
          <table:table-cell table:style-name="ce665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-729.65" office:value-type="float" office:value="-729.65" calcext:value-type="float">
            <text:p>-729.65</text:p>
          </table:table-cell>
          <table:table-cell table:style-name="ce666" office:value-type="float" office:value="5001.39" calcext:value-type="float">
            <text:p>5,001.39</text:p>
          </table:table-cell>
          <table:table-cell table:style-name="ce666" table:formula="of:=SUM([.B20:.F20])" office:value-type="float" office:value="13871.74" calcext:value-type="float">
            <text:p>13,871.7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office:value-type="float" office:value="3482.51" calcext:value-type="float">
            <text:p>3,482.51</text:p>
          </table:table-cell>
          <table:table-cell table:style-name="ce666" office:value-type="float" office:value="4694.44" calcext:value-type="float">
            <text:p>4,694.44</text:p>
          </table:table-cell>
          <table:table-cell table:style-name="ce666" table:formula="of:=SUM([.B21:.F21])" office:value-type="float" office:value="18626.95" calcext:value-type="float">
            <text:p>18,626.9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office:value-type="float" office:value="3929.53" calcext:value-type="float">
            <text:p>3,929.53</text:p>
          </table:table-cell>
          <table:table-cell table:style-name="ce666" office:value-type="float" office:value="4225" calcext:value-type="float">
            <text:p>4,225.00</text:p>
          </table:table-cell>
          <table:table-cell table:style-name="ce666" table:formula="of:=SUM([.B22:.F22])" office:value-type="float" office:value="19404.53" calcext:value-type="float">
            <text:p>19,404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office:value-type="float" office:value="1501.07" calcext:value-type="float">
            <text:p>1,501.07</text:p>
          </table:table-cell>
          <table:table-cell table:style-name="ce666" office:value-type="float" office:value="6111.81" calcext:value-type="float">
            <text:p>6,111.81</text:p>
          </table:table-cell>
          <table:table-cell table:style-name="ce666" table:formula="of:=SUM([.B23:.F23])" office:value-type="float" office:value="20287.88" calcext:value-type="float">
            <text:p>20,287.88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3"/>
          <table:table-cell table:style-name="ce671" office:value-type="float" office:value="5637.5" calcext:value-type="float">
            <text:p>5,637.50</text:p>
          </table:table-cell>
          <table:table-cell table:style-name="ce666" office:value-type="float" office:value="10896.53" calcext:value-type="float">
            <text:p>10,896.53</text:p>
          </table:table-cell>
          <table:table-cell table:style-name="ce666" table:formula="of:=SUM([.B24:.F24])" office:value-type="float" office:value="16534.03" calcext:value-type="float">
            <text:p>16,534.0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office:value-type="float" office:value="6250" calcext:value-type="float">
            <text:p>6,250.00</text:p>
          </table:table-cell>
          <table:table-cell table:style-name="ce666" office:value-type="float" office:value="11731.6" calcext:value-type="float">
            <text:p>11,731.60</text:p>
          </table:table-cell>
          <table:table-cell table:style-name="ce666" table:formula="of:=SUM([.B25:.F25])" office:value-type="float" office:value="24481.6" calcext:value-type="float">
            <text:p>24,481.6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/>
          <table:table-cell table:style-name="ce661" table:number-columns-repeated="3"/>
          <table:table-cell/>
          <table:table-cell table:style-name="ce666" office:value-type="float" office:value="1408.53" calcext:value-type="float">
            <text:p>1,408.53</text:p>
          </table:table-cell>
          <table:table-cell table:style-name="ce666" table:formula="of:=SUM([.B26:.F26])" office:value-type="float" office:value="1408.53" calcext:value-type="float">
            <text:p>1,408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office:value-type="float" office:value="6875" calcext:value-type="float">
            <text:p>6,875.00</text:p>
          </table:table-cell>
          <table:table-cell table:style-name="ce666" office:value-type="float" office:value="12174.86" calcext:value-type="float">
            <text:p>12,174.86</text:p>
          </table:table-cell>
          <table:table-cell table:style-name="ce666" table:formula="of:=SUM([.B27:.F27])" office:value-type="float" office:value="26749.86" calcext:value-type="float">
            <text:p>26,749.86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table:number-columns-repeated="2"/>
          <table:table-cell table:style-name="ce671" office:value-type="float" office:value="8125" calcext:value-type="float">
            <text:p>8,125.00</text:p>
          </table:table-cell>
          <table:table-cell table:style-name="ce666" office:value-type="float" office:value="16834.1" calcext:value-type="float">
            <text:p>16,834.10</text:p>
          </table:table-cell>
          <table:table-cell table:style-name="ce666" table:formula="of:=SUM([.B28:.F28])" office:value-type="float" office:value="25709.1" calcext:value-type="float">
            <text:p>25,709.1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office:value-type="float" office:value="10186.24" calcext:value-type="float">
            <text:p>10,186.24</text:p>
          </table:table-cell>
          <table:table-cell table:style-name="ce666" office:value-type="float" office:value="17008.33" calcext:value-type="float">
            <text:p>17,008.33</text:p>
          </table:table-cell>
          <table:table-cell table:style-name="ce666" table:formula="of:=SUM([.B29:.F29])" office:value-type="float" office:value="27194.57" calcext:value-type="float">
            <text:p>27,194.5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5"/>
          <table:table-cell table:style-name="ce672" table:formula="of:=SUM([.G20:.G29])" office:value-type="float" office:value="194268.79" calcext:value-type="float">
            <text:p>194,268.79</text:p>
          </table:table-cell>
          <table:table-cell table:style-name="ce671" table:number-columns-repeated="2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 table:style-name="ce658" office:value-type="string" calcext:value-type="string">
            <text:p>Toplam</text:p>
          </table:table-cell>
          <table:table-cell table:style-name="ce663" table:formula="of:=SUM([.B20:.B29])" office:value-type="float" office:value="31425" calcext:value-type="float">
            <text:p>31,425.00</text:p>
          </table:table-cell>
          <table:table-cell table:style-name="ce663" table:formula="of:=SUM([.C20:.C29])" office:value-type="float" office:value="10500" calcext:value-type="float">
            <text:p>10,500.00</text:p>
          </table:table-cell>
          <table:table-cell table:style-name="ce663" table:formula="of:=SUM([.D20:.D29])" office:value-type="float" office:value="17000" calcext:value-type="float">
            <text:p>17,000.00</text:p>
          </table:table-cell>
          <table:table-cell table:style-name="ce667" office:value-type="float" office:value="45257.2" calcext:value-type="float">
            <text:p>45,257.20</text:p>
          </table:table-cell>
          <table:table-cell table:style-name="ce663" table:formula="of:=SUM([.F20:.F29])" office:value-type="float" office:value="90086.59" calcext:value-type="float">
            <text:p>90,086.59</text:p>
          </table:table-cell>
          <table:table-cell table:style-name="ce672" table:formula="of:=SUM([.B31:.F31])" office:value-type="float" office:value="194268.79" calcext:value-type="float">
            <text:p>194,268.79</text:p>
          </table:table-cell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4">
          <table:table-cell table:style-name="ce659"/>
          <table:table-cell/>
          <table:table-cell table:style-name="ce665"/>
          <table:table-cell/>
          <table:table-cell table:style-name="ce665"/>
          <table:table-cell table:style-name="ce663"/>
          <table:table-cell table:style-name="ce662"/>
          <table:table-cell table:style-name="ce667"/>
          <table:table-cell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3"/>
          <table:table-cell table:style-name="ce672"/>
          <table:table-cell table:style-name="ce665" table:number-columns-repeated="2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/>
          <table:table-cell table:number-columns-repeated="5"/>
          <table:table-cell table:style-name="ce664"/>
          <table:table-cell table:number-columns-repeated="54"/>
        </table:table-row>
        <table:table-row table:style-name="ro9">
          <table:table-cell table:style-name="ce656" office:value-type="string" calcext:value-type="string">
            <text:p>2011-2019 Kişi-Kiralanan Yere Göre Kira Geliri</text:p>
          </table:table-cell>
          <table:table-cell table:style-name="ce656" table:number-columns-repeated="2"/>
          <table:table-cell table:style-name="ce665" table:number-columns-repeated="3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5" office:value-type="string" calcext:value-type="string">
            <text:p>Kira Geliri</text:p>
          </table:table-cell>
          <table:table-cell table:style-name="ce665"/>
          <table:table-cell table:style-name="ce665" office:value-type="string" calcext:value-type="string">
            <text:p>Ali</text:p>
          </table:table-cell>
          <table:table-cell table:style-name="ce665" office:value-type="string" calcext:value-type="string">
            <text:p>Atila</text:p>
          </table:table-cell>
          <table:table-cell table:style-name="ce665"/>
          <table:table-cell table:number-columns-repeated="4"/>
          <table:table-cell table:style-name="ce664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66"/>
          <table:table-cell table:style-name="ce666" office:value-type="float" office:value="90086.39" calcext:value-type="float">
            <text:p>90,086.39</text:p>
          </table:table-cell>
          <table:table-cell table:style-name="ce666"/>
          <table:table-cell table:number-columns-repeated="3"/>
          <table:table-cell table:style-name="ce675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Lise</text:p>
          </table:table-cell>
          <table:table-cell table:style-name="ce666"/>
          <table:table-cell table:style-name="ce666" table:formula="of:=[.E15]" office:value-type="float" office:value="45257.2" calcext:value-type="float">
            <text:p>45,257.20</text:p>
          </table:table-cell>
          <table:table-cell table:style-name="ce666" office:value-type="float" office:value="45257.2" calcext:value-type="float">
            <text:p>45,257.2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Yıkama</text:p>
          </table:table-cell>
          <table:table-cell table:style-name="ce666"/>
          <table:table-cell table:number-columns-repeated="2" table:style-name="ce666" office:value-type="float" office:value="31425" calcext:value-type="float">
            <text:p>31,425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Depo</text:p>
          </table:table-cell>
          <table:table-cell table:style-name="ce666"/>
          <table:table-cell table:number-columns-repeated="2" table:style-name="ce666" office:value-type="float" office:value="10500" calcext:value-type="float">
            <text:p>10,5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Sanayi acenta</text:p>
          </table:table-cell>
          <table:table-cell table:style-name="ce666"/>
          <table:table-cell table:number-columns-repeated="2" table:style-name="ce666" office:value-type="float" office:value="17000" calcext:value-type="float">
            <text:p>17,0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5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2"/>
          <table:table-cell table:style-name="ce662" table:formula="of:=SUM([.D37:.D42])" office:value-type="float" office:value="104182.2" calcext:value-type="float">
            <text:p>104,182.20</text:p>
          </table:table-cell>
          <table:table-cell table:style-name="ce662" table:formula="of:=SUM([.E37:.E42])" office:value-type="float" office:value="194268.59" calcext:value-type="float">
            <text:p>194,268.59</text:p>
          </table:table-cell>
          <table:table-cell table:style-name="ce662" table:formula="of:=SUM([.D43:.E43])" office:value-type="float" office:value="298450.79" calcext:value-type="float">
            <text:p>298,450.79</text:p>
          </table:table-cell>
          <table:table-cell table:number-columns-repeated="2"/>
          <table:table-cell table:style-name="ce666"/>
          <table:table-cell table:style-name="ce664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66" table:number-columns-repeated="8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style-name="ce658"/>
          <table:table-cell table:style-name="ce667" table:number-columns-repeated="8"/>
          <table:table-cell/>
          <table:table-cell table:style-name="ce667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56" table:number-columns-repeated="2"/>
          <table:table-cell table:style-name="ce665"/>
          <table:table-cell table:number-columns-repeated="2"/>
          <table:table-cell table:style-name="ce665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70"/>
          <table:table-cell table:number-columns-repeated="2"/>
          <table:table-cell table:style-name="ce674" table:number-columns-repeated="3"/>
          <table:table-cell table:style-name="ce676"/>
          <table:table-cell table:style-name="ce675"/>
          <table:table-cell table:number-columns-repeated="53"/>
        </table:table-row>
        <table:table-row table:style-name="ro9">
          <table:table-cell table:style-name="ce656"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/>
          <table:table-cell table:style-name="ce667"/>
          <table:table-cell table:number-columns-repeated="53"/>
        </table:table-row>
        <table:table-row table:style-name="ro3">
          <table:table-cell/>
          <table:table-cell table:style-name="ce669" table:number-columns-repeated="2"/>
          <table:table-cell table:style-name="ce665"/>
          <table:table-cell table:number-columns-repeated="2"/>
          <table:table-cell table:style-name="ce239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2"/>
          <table:table-cell table:style-name="ce675"/>
          <table:table-cell table:style-name="ce666"/>
          <table:table-cell table:number-columns-repeated="52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77"/>
          <table:table-cell table:style-name="ce678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number-columns-repeated="55"/>
        </table:table-row>
        <table:table-row table:style-name="ro4">
          <table:table-cell table:style-name="ce658"/>
          <table:table-cell table:style-name="ce667" table:number-columns-repeated="3"/>
          <table:table-cell table:number-columns-repeated="2"/>
          <table:table-cell table:style-name="ce667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57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593" table:number-columns-repeated="2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Arka Arsa Kişi-Yıllara Göre Kira Geliri</text:p>
          </table:table-cell>
          <table:table-cell table:style-name="ce593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rsa 1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40/40</text:p>
          </table:table-cell>
          <table:table-cell table:style-name="ce613" office:value-type="string" calcext:value-type="string">
            <text:p>13/40</text:p>
          </table:table-cell>
          <table:table-cell table:style-name="ce674" office:value-type="string" calcext:value-type="string">
            <text:p>24/40</text:p>
          </table:table-cell>
          <table:table-cell table:style-name="ce613" office:value-type="string" calcext:value-type="string">
            <text:p>3/40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1/3" office:value-type="float" office:value="0.333333333333333" calcext:value-type="float">
            <text:p>0.33</text:p>
          </table:table-cell>
          <table:table-cell table:style-name="ce692" table:formula="of:=13/40" office:value-type="float" office:value="0.325" calcext:value-type="float">
            <text:p>0,325</text:p>
          </table:table-cell>
          <table:table-cell table:style-name="ce780" table:formula="of:=24/40" office:value-type="float" office:value="0.6" calcext:value-type="float">
            <text:p>0,600</text:p>
          </table:table-cell>
          <table:table-cell table:style-name="ce692" table:formula="of:=3/40" office:value-type="float" office:value="0.075" calcext:value-type="float">
            <text:p>0,07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8]*[.B9]" office:value-type="float" office:value="3166.66666666667" calcext:value-type="float">
            <text:p>3,166.67</text:p>
          </table:table-cell>
          <table:table-cell table:style-name="ce722" table:formula="of:=[.C9]*[.$D$8]" office:value-type="float" office:value="1029.16666666667" calcext:value-type="float">
            <text:p>1,029.17</text:p>
          </table:table-cell>
          <table:table-cell table:style-name="ce781" table:formula="of:=[.C9]*[.$E$8]" office:value-type="float" office:value="1900" calcext:value-type="float">
            <text:p>1,900.00</text:p>
          </table:table-cell>
          <table:table-cell table:style-name="ce722" table:formula="of:=[.C9]*[.$F$8]" office:value-type="float" office:value="237.5" calcext:value-type="float">
            <text:p>237.5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8]*[.B10]" office:value-type="float" office:value="3333.33333333333" calcext:value-type="float">
            <text:p>3,333.33</text:p>
          </table:table-cell>
          <table:table-cell table:style-name="ce722" table:formula="of:=[.C10]*[.$D$8]" office:value-type="float" office:value="1083.33333333333" calcext:value-type="float">
            <text:p>1,083.33</text:p>
          </table:table-cell>
          <table:table-cell table:style-name="ce781" table:formula="of:=[.C10]*[.$E$8]" office:value-type="float" office:value="2000" calcext:value-type="float">
            <text:p>2,000.00</text:p>
          </table:table-cell>
          <table:table-cell table:style-name="ce722" table:formula="of:=[.C10]*[.$F$8]" office:value-type="float" office:value="250" calcext:value-type="float">
            <text:p>250.00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8]*[.B11]" office:value-type="float" office:value="3000" calcext:value-type="float">
            <text:p>3,000.00</text:p>
          </table:table-cell>
          <table:table-cell table:style-name="ce722" table:formula="of:=[.C11]*[.$D$8]" office:value-type="float" office:value="975" calcext:value-type="float">
            <text:p>975.00</text:p>
          </table:table-cell>
          <table:table-cell table:style-name="ce781" table:formula="of:=[.C11]*[.$E$8]" office:value-type="float" office:value="1800" calcext:value-type="float">
            <text:p>1,800.00</text:p>
          </table:table-cell>
          <table:table-cell table:style-name="ce722" table:formula="of:=[.C11]*[.$F$8]" office:value-type="float" office:value="225" calcext:value-type="float">
            <text:p>225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8]*[.B12]" office:value-type="float" office:value="4166.66666666667" calcext:value-type="float">
            <text:p>4,166.67</text:p>
          </table:table-cell>
          <table:table-cell table:style-name="ce722" table:formula="of:=[.C12]*[.$D$8]" office:value-type="float" office:value="1354.16666666667" calcext:value-type="float">
            <text:p>1,354.17</text:p>
          </table:table-cell>
          <table:table-cell table:style-name="ce781" table:formula="of:=[.C12]*[.$E$8]" office:value-type="float" office:value="2500" calcext:value-type="float">
            <text:p>2,500.00</text:p>
          </table:table-cell>
          <table:table-cell table:style-name="ce722" table:formula="of:=[.C12]*[.$F$8]" office:value-type="float" office:value="312.5" calcext:value-type="float">
            <text:p>312.50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8]*[.B13]" office:value-type="float" office:value="4583.33333333333" calcext:value-type="float">
            <text:p>4,583.33</text:p>
          </table:table-cell>
          <table:table-cell table:style-name="ce722" table:formula="of:=[.C13]*[.$D$8]" office:value-type="float" office:value="1489.58333333333" calcext:value-type="float">
            <text:p>1,489.58</text:p>
          </table:table-cell>
          <table:table-cell table:style-name="ce781" table:formula="of:=[.C13]*[.$E$8]" office:value-type="float" office:value="2750" calcext:value-type="float">
            <text:p>2,750.00</text:p>
          </table:table-cell>
          <table:table-cell table:style-name="ce722" table:formula="of:=[.C13]*[.$F$8]" office:value-type="float" office:value="343.75" calcext:value-type="float">
            <text:p>343.75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8]*[.B14]" office:value-type="float" office:value="5041.66666666667" calcext:value-type="float">
            <text:p>5,041.67</text:p>
          </table:table-cell>
          <table:table-cell table:style-name="ce722" table:formula="of:=[.C14]*[.$D$8]" office:value-type="float" office:value="1638.54166666667" calcext:value-type="float">
            <text:p>1,638.54</text:p>
          </table:table-cell>
          <table:table-cell table:style-name="ce781" table:formula="of:=[.C14]*[.$E$8]" office:value-type="float" office:value="3025" calcext:value-type="float">
            <text:p>3,025.00</text:p>
          </table:table-cell>
          <table:table-cell table:style-name="ce722" table:formula="of:=[.C14]*[.$F$8]" office:value-type="float" office:value="378.125" calcext:value-type="float">
            <text:p>378.13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8]*[.B15]" office:value-type="float" office:value="1000" calcext:value-type="float">
            <text:p>1,000.00</text:p>
          </table:table-cell>
          <table:table-cell table:style-name="ce722" table:formula="of:=[.C15]*[.$D$8]" office:value-type="float" office:value="325" calcext:value-type="float">
            <text:p>325.00</text:p>
          </table:table-cell>
          <table:table-cell table:style-name="ce781" table:formula="of:=[.C15]*[.$E$8]" office:value-type="float" office:value="600" calcext:value-type="float">
            <text:p>600.00</text:p>
          </table:table-cell>
          <table:table-cell table:style-name="ce722" table:formula="of:=[.C15]*[.$F$8]" office:value-type="float" office:value="75" calcext:value-type="float">
            <text:p>7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8]*[.B16]" office:value-type="float" office:value="5683.33333333333" calcext:value-type="float">
            <text:p>5,683.33</text:p>
          </table:table-cell>
          <table:table-cell table:style-name="ce722" table:formula="of:=[.C16]*[.$D$8]" office:value-type="float" office:value="1847.08333333333" calcext:value-type="float">
            <text:p>1,847.08</text:p>
          </table:table-cell>
          <table:table-cell table:style-name="ce781" table:formula="of:=[.C16]*[.$E$8]" office:value-type="float" office:value="3410" calcext:value-type="float">
            <text:p>3,410.00</text:p>
          </table:table-cell>
          <table:table-cell table:style-name="ce722" table:formula="of:=[.C16]*[.$F$8]" office:value-type="float" office:value="426.25" calcext:value-type="float">
            <text:p>426.25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8]*[.B17]" office:value-type="float" office:value="6491.66666666667" calcext:value-type="float">
            <text:p>6,491.67</text:p>
          </table:table-cell>
          <table:table-cell table:style-name="ce722" table:formula="of:=[.C17]*[.$D$8]" office:value-type="float" office:value="2109.79166666667" calcext:value-type="float">
            <text:p>2,109.79</text:p>
          </table:table-cell>
          <table:table-cell table:style-name="ce781" table:formula="of:=[.C17]*[.$E$8]" office:value-type="float" office:value="3895" calcext:value-type="float">
            <text:p>3,895.00</text:p>
          </table:table-cell>
          <table:table-cell table:style-name="ce722" table:formula="of:=[.C17]*[.$F$8]" office:value-type="float" office:value="486.875" calcext:value-type="float">
            <text:p>486.88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8]*[.B18]" office:value-type="float" office:value="8800" calcext:value-type="float">
            <text:p>8,800.00</text:p>
          </table:table-cell>
          <table:table-cell table:style-name="ce722" table:formula="of:=[.C18]*[.$D$8]" office:value-type="float" office:value="2860" calcext:value-type="float">
            <text:p>2,860.00</text:p>
          </table:table-cell>
          <table:table-cell table:style-name="ce781" table:formula="of:=[.C18]*[.$E$8]" office:value-type="float" office:value="5280" calcext:value-type="float">
            <text:p>5,280.00</text:p>
          </table:table-cell>
          <table:table-cell table:style-name="ce722" table:formula="of:=[.C18]*[.$F$8]" office:value-type="float" office:value="660" calcext:value-type="float">
            <text:p>66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9:.B18])" office:value-type="float" office:value="135800" calcext:value-type="float">
            <text:p>135,800.00</text:p>
          </table:table-cell>
          <table:table-cell table:style-name="ce536" table:formula="of:=SUM([.C9:.C18])" office:value-type="float" office:value="45266.6666666667" calcext:value-type="float">
            <text:p>45,266.67</text:p>
          </table:table-cell>
          <table:table-cell table:style-name="ce536" table:formula="of:=SUM([.D9:.D18])" office:value-type="float" office:value="14711.6666666667" calcext:value-type="float">
            <text:p>14,711.67</text:p>
          </table:table-cell>
          <table:table-cell table:style-name="ce667" table:formula="of:=SUM([.E9:.E18])" office:value-type="float" office:value="27160" calcext:value-type="float">
            <text:p>27,160.00</text:p>
          </table:table-cell>
          <table:table-cell table:style-name="ce536" table:formula="of:=SUM([.F9:.F18])" office:value-type="float" office:value="3395" calcext:value-type="float">
            <text:p>3,395.00</text:p>
          </table:table-cell>
          <table:table-cell/>
          <table:table-cell table:style-name="ce234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Ön Arsa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Yıkama Toplam</text:p>
          </table:table-cell>
          <table:table-cell table:style-name="ce610" office:value-type="string" calcext:value-type="string">
            <text:p>Arsa 2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2/3" office:value-type="float" office:value="0.666666666666667" calcext:value-type="float">
            <text:p>0.67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25]*[.B26]" office:value-type="float" office:value="6333.33333333333" calcext:value-type="float">
            <text:p>6,333.33</text:p>
          </table:table-cell>
          <table:table-cell table:style-name="ce722" table:formula="of:=[.C26]*[.$D$25]" office:value-type="float" office:value="3430.55555555556" calcext:value-type="float">
            <text:p>3,430.56</text:p>
          </table:table-cell>
          <table:table-cell table:style-name="ce781" table:formula="of:=[.C26]*[.$E$25]" office:value-type="float" office:value="2111.11111111111" calcext:value-type="float">
            <text:p>2,111.11</text:p>
          </table:table-cell>
          <table:table-cell table:style-name="ce722" table:formula="of:=[.C26]*[.$F$25]" office:value-type="float" office:value="791.666666666667" calcext:value-type="float">
            <text:p>791.67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25]*[.B27]" office:value-type="float" office:value="6666.66666666667" calcext:value-type="float">
            <text:p>6,666.67</text:p>
          </table:table-cell>
          <table:table-cell table:style-name="ce722" table:formula="of:=[.C27]*[.$D$25]" office:value-type="float" office:value="3611.11111111111" calcext:value-type="float">
            <text:p>3,611.11</text:p>
          </table:table-cell>
          <table:table-cell table:style-name="ce781" table:formula="of:=[.C27]*[.$E$25]" office:value-type="float" office:value="2222.22222222222" calcext:value-type="float">
            <text:p>2,222.22</text:p>
          </table:table-cell>
          <table:table-cell table:style-name="ce722" table:formula="of:=[.C27]*[.$F$25]" office:value-type="float" office:value="833.333333333333" calcext:value-type="float">
            <text:p>833.33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25]*[.B28]" office:value-type="float" office:value="6000" calcext:value-type="float">
            <text:p>6,000.00</text:p>
          </table:table-cell>
          <table:table-cell table:style-name="ce722" table:formula="of:=[.C28]*[.$D$25]" office:value-type="float" office:value="3250" calcext:value-type="float">
            <text:p>3,250.00</text:p>
          </table:table-cell>
          <table:table-cell table:style-name="ce781" table:formula="of:=[.C28]*[.$E$25]" office:value-type="float" office:value="2000" calcext:value-type="float">
            <text:p>2,000.00</text:p>
          </table:table-cell>
          <table:table-cell table:style-name="ce722" table:formula="of:=[.C28]*[.$F$25]" office:value-type="float" office:value="750" calcext:value-type="float">
            <text:p>750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25]*[.B29]" office:value-type="float" office:value="8333.33333333333" calcext:value-type="float">
            <text:p>8,333.33</text:p>
          </table:table-cell>
          <table:table-cell table:style-name="ce722" table:formula="of:=[.C29]*[.$D$25]" office:value-type="float" office:value="4513.88888888889" calcext:value-type="float">
            <text:p>4,513.89</text:p>
          </table:table-cell>
          <table:table-cell table:style-name="ce781" table:formula="of:=[.C29]*[.$E$25]" office:value-type="float" office:value="2777.77777777778" calcext:value-type="float">
            <text:p>2,777.78</text:p>
          </table:table-cell>
          <table:table-cell table:style-name="ce722" table:formula="of:=[.C29]*[.$F$25]" office:value-type="float" office:value="1041.66666666667" calcext:value-type="float">
            <text:p>1,041.67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25]*[.B30]" office:value-type="float" office:value="9166.66666666667" calcext:value-type="float">
            <text:p>9,166.67</text:p>
          </table:table-cell>
          <table:table-cell table:style-name="ce722" table:formula="of:=[.C30]*[.$D$25]" office:value-type="float" office:value="4965.27777777778" calcext:value-type="float">
            <text:p>4,965.28</text:p>
          </table:table-cell>
          <table:table-cell table:style-name="ce781" table:formula="of:=[.C30]*[.$E$25]" office:value-type="float" office:value="3055.55555555556" calcext:value-type="float">
            <text:p>3,055.56</text:p>
          </table:table-cell>
          <table:table-cell table:style-name="ce722" table:formula="of:=[.C30]*[.$F$25]" office:value-type="float" office:value="1145.83333333333" calcext:value-type="float">
            <text:p>1,145.83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25]*[.B31]" office:value-type="float" office:value="10083.3333333333" calcext:value-type="float">
            <text:p>10,083.33</text:p>
          </table:table-cell>
          <table:table-cell table:style-name="ce722" table:formula="of:=[.C31]*[.$D$25]" office:value-type="float" office:value="5461.80555555555" calcext:value-type="float">
            <text:p>5,461.81</text:p>
          </table:table-cell>
          <table:table-cell table:style-name="ce781" table:formula="of:=[.C31]*[.$E$25]" office:value-type="float" office:value="3361.11111111111" calcext:value-type="float">
            <text:p>3,361.11</text:p>
          </table:table-cell>
          <table:table-cell table:style-name="ce722" table:formula="of:=[.C31]*[.$F$25]" office:value-type="float" office:value="1260.41666666667" calcext:value-type="float">
            <text:p>1,260.42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25]*[.B32]" office:value-type="float" office:value="2000" calcext:value-type="float">
            <text:p>2,000.00</text:p>
          </table:table-cell>
          <table:table-cell table:style-name="ce722" table:formula="of:=[.C32]*[.$D$25]" office:value-type="float" office:value="1083.33333333333" calcext:value-type="float">
            <text:p>1,083.33</text:p>
          </table:table-cell>
          <table:table-cell table:style-name="ce781" table:formula="of:=[.C32]*[.$E$25]" office:value-type="float" office:value="666.666666666667" calcext:value-type="float">
            <text:p>666.67</text:p>
          </table:table-cell>
          <table:table-cell table:style-name="ce722" table:formula="of:=[.C32]*[.$F$25]" office:value-type="float" office:value="250" calcext:value-type="float">
            <text:p>2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25]*[.B33]" office:value-type="float" office:value="11366.6666666667" calcext:value-type="float">
            <text:p>11,366.67</text:p>
          </table:table-cell>
          <table:table-cell table:style-name="ce722" table:formula="of:=[.C33]*[.$D$25]" office:value-type="float" office:value="6156.94444444444" calcext:value-type="float">
            <text:p>6,156.94</text:p>
          </table:table-cell>
          <table:table-cell table:style-name="ce781" table:formula="of:=[.C33]*[.$E$25]" office:value-type="float" office:value="3788.88888888889" calcext:value-type="float">
            <text:p>3,788.89</text:p>
          </table:table-cell>
          <table:table-cell table:style-name="ce722" table:formula="of:=[.C33]*[.$F$25]" office:value-type="float" office:value="1420.83333333333" calcext:value-type="float">
            <text:p>1,420.83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25]*[.B34]" office:value-type="float" office:value="12983.3333333333" calcext:value-type="float">
            <text:p>12,983.33</text:p>
          </table:table-cell>
          <table:table-cell table:style-name="ce722" table:formula="of:=[.C34]*[.$D$25]" office:value-type="float" office:value="7032.63888888889" calcext:value-type="float">
            <text:p>7,032.64</text:p>
          </table:table-cell>
          <table:table-cell table:style-name="ce781" table:formula="of:=[.C34]*[.$E$25]" office:value-type="float" office:value="4327.77777777778" calcext:value-type="float">
            <text:p>4,327.78</text:p>
          </table:table-cell>
          <table:table-cell table:style-name="ce722" table:formula="of:=[.C34]*[.$F$25]" office:value-type="float" office:value="1622.91666666667" calcext:value-type="float">
            <text:p>1,622.92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25]*[.B35]" office:value-type="float" office:value="17600" calcext:value-type="float">
            <text:p>17,600.00</text:p>
          </table:table-cell>
          <table:table-cell table:style-name="ce722" table:formula="of:=[.C35]*[.$D$25]" office:value-type="float" office:value="9533.33333333333" calcext:value-type="float">
            <text:p>9,533.33</text:p>
          </table:table-cell>
          <table:table-cell table:style-name="ce781" table:formula="of:=[.C35]*[.$E$25]" office:value-type="float" office:value="5866.66666666667" calcext:value-type="float">
            <text:p>5,866.67</text:p>
          </table:table-cell>
          <table:table-cell table:style-name="ce722" table:formula="of:=[.C35]*[.$F$25]" office:value-type="float" office:value="2200" calcext:value-type="float">
            <text:p>2,20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26:.B35])" office:value-type="float" office:value="135800" calcext:value-type="float">
            <text:p>135,800.00</text:p>
          </table:table-cell>
          <table:table-cell table:style-name="ce536" table:formula="of:=SUM([.C26:.C35])" office:value-type="float" office:value="90533.3333333333" calcext:value-type="float">
            <text:p>90,533.33</text:p>
          </table:table-cell>
          <table:table-cell table:style-name="ce536" table:formula="of:=SUM([.D26:.D35])" office:value-type="float" office:value="49038.8888888889" calcext:value-type="float">
            <text:p>49,038.89</text:p>
          </table:table-cell>
          <table:table-cell table:style-name="ce667" table:formula="of:=SUM([.E26:.E35])" office:value-type="float" office:value="30177.7777777778" calcext:value-type="float">
            <text:p>30,177.78</text:p>
          </table:table-cell>
          <table:table-cell table:style-name="ce536" table:formula="of:=SUM([.F26:.F35])" office:value-type="float" office:value="11316.6666666667" calcext:value-type="float">
            <text:p>11,316.67</text:p>
          </table:table-cell>
          <table:table-cell/>
          <table:table-cell table:style-name="ce234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03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Aygaz</text:p>
          </table:table-cell>
          <table:table-cell table:style-name="ce394"/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office:value-type="float" office:value="1000" calcext:value-type="float">
            <text:p>1,000.00</text:p>
          </table:table-cell>
          <table:table-cell table:style-name="ce722" table:formula="of:=[.C43]*[.$D$42]" office:value-type="float" office:value="541.666666666667" calcext:value-type="float">
            <text:p>541.67</text:p>
          </table:table-cell>
          <table:table-cell table:style-name="ce781" table:formula="of:=[.C43]*[.$E$42]" office:value-type="float" office:value="333.333333333333" calcext:value-type="float">
            <text:p>333.33</text:p>
          </table:table-cell>
          <table:table-cell table:style-name="ce722" table:formula="of:=[.C43]*[.$F$42]" office:value-type="float" office:value="125" calcext:value-type="float">
            <text:p>125.0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43]/[.G43]" office:value-type="float" office:value="209.643605870021" calcext:value-type="float">
            <text:p>209.6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office:value-type="float" office:value="450" calcext:value-type="float">
            <text:p>450.00</text:p>
          </table:table-cell>
          <table:table-cell table:style-name="ce722" table:formula="of:=[.C44]*[.$D$42]" office:value-type="float" office:value="243.75" calcext:value-type="float">
            <text:p>243.75</text:p>
          </table:table-cell>
          <table:table-cell table:style-name="ce781" table:formula="of:=[.C44]*[.$E$42]" office:value-type="float" office:value="150" calcext:value-type="float">
            <text:p>150.00</text:p>
          </table:table-cell>
          <table:table-cell table:style-name="ce722" table:formula="of:=[.C44]*[.$F$42]" office:value-type="float" office:value="56.25" calcext:value-type="float">
            <text:p>56.25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44]/[.G44]" office:value-type="float" office:value="71.4285714285714" calcext:value-type="float">
            <text:p>71.4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200" calcext:value-type="float">
            <text:p>4,200.00</text:p>
          </table:table-cell>
          <table:table-cell table:style-name="ce722" table:formula="of:=[.C45]*[.$D$42]" office:value-type="float" office:value="2275" calcext:value-type="float">
            <text:p>2,275.00</text:p>
          </table:table-cell>
          <table:table-cell table:style-name="ce781" table:formula="of:=[.C45]*[.$E$42]" office:value-type="float" office:value="1400" calcext:value-type="float">
            <text:p>1,400.00</text:p>
          </table:table-cell>
          <table:table-cell table:style-name="ce722" table:formula="of:=[.C45]*[.$F$42]" office:value-type="float" office:value="525" calcext:value-type="float">
            <text:p>525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45]/[.G45]" office:value-type="float" office:value="522.388059701493" calcext:value-type="float">
            <text:p>522.39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2950" calcext:value-type="float">
            <text:p>2,950.00</text:p>
          </table:table-cell>
          <table:table-cell table:style-name="ce722" table:formula="of:=[.C46]*[.$D$42]" office:value-type="float" office:value="1597.91666666667" calcext:value-type="float">
            <text:p>1,597.92</text:p>
          </table:table-cell>
          <table:table-cell table:style-name="ce781" table:formula="of:=[.C46]*[.$E$42]" office:value-type="float" office:value="983.333333333333" calcext:value-type="float">
            <text:p>983.33</text:p>
          </table:table-cell>
          <table:table-cell table:style-name="ce722" table:formula="of:=[.C46]*[.$F$42]" office:value-type="float" office:value="368.75" calcext:value-type="float">
            <text:p>368.75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46]/[.G46]" office:value-type="float" office:value="333.333333333333" calcext:value-type="float">
            <text:p>333.3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3300" calcext:value-type="float">
            <text:p>3,300.00</text:p>
          </table:table-cell>
          <table:table-cell table:style-name="ce722" table:formula="of:=[.C47]*[.$D$42]" office:value-type="float" office:value="1787.5" calcext:value-type="float">
            <text:p>1,787.50</text:p>
          </table:table-cell>
          <table:table-cell table:style-name="ce781" table:formula="of:=[.C47]*[.$E$42]" office:value-type="float" office:value="1100" calcext:value-type="float">
            <text:p>1,100.00</text:p>
          </table:table-cell>
          <table:table-cell table:style-name="ce722" table:formula="of:=[.C47]*[.$F$42]" office:value-type="float" office:value="412.5" calcext:value-type="float">
            <text:p>412.5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47]/[.G47]" office:value-type="float" office:value="309.859154929577" calcext:value-type="float">
            <text:p>309.86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000" calcext:value-type="float">
            <text:p>7,000.00</text:p>
          </table:table-cell>
          <table:table-cell table:style-name="ce722" table:formula="of:=[.C48]*[.$D$42]" office:value-type="float" office:value="3791.66666666667" calcext:value-type="float">
            <text:p>3,791.67</text:p>
          </table:table-cell>
          <table:table-cell table:style-name="ce781" table:formula="of:=[.C48]*[.$E$42]" office:value-type="float" office:value="2333.33333333333" calcext:value-type="float">
            <text:p>2,333.33</text:p>
          </table:table-cell>
          <table:table-cell table:style-name="ce722" table:formula="of:=[.C48]*[.$F$42]" office:value-type="float" office:value="875" calcext:value-type="float">
            <text:p>875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48]/[.G48]" office:value-type="float" office:value="507.246376811594" calcext:value-type="float">
            <text:p>507.2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0" calcext:value-type="float">
            <text:p>0.00</text:p>
          </table:table-cell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536" table:formula="of:=SUM([.C43:.C48])" office:value-type="float" office:value="18900" calcext:value-type="float">
            <text:p>18,900.00</text:p>
          </table:table-cell>
          <table:table-cell table:style-name="ce536" table:formula="of:=SUM([.D43:.D48])" office:value-type="float" office:value="10237.5" calcext:value-type="float">
            <text:p>10,237.50</text:p>
          </table:table-cell>
          <table:table-cell table:style-name="ce667" table:formula="of:=SUM([.E43:.E48])" office:value-type="float" office:value="6300" calcext:value-type="float">
            <text:p>6,300.00</text:p>
          </table:table-cell>
          <table:table-cell table:style-name="ce536" table:formula="of:=SUM([.F43:.F48])" office:value-type="float" office:value="2362.5" calcext:value-type="float">
            <text:p>2,362.50</text:p>
          </table:table-cell>
          <table:table-cell/>
          <table:table-cell table:style-name="ce234" table:formula="of:=SUM([.H43:.H48])" office:value-type="float" office:value="1953.89910207459" calcext:value-type="float">
            <text:p>1,953.90</text:p>
          </table:table-cell>
          <table:table-cell table:style-name="ce611"/>
          <table:table-cell table:number-columns-repeated="2"/>
        </table:table-row>
        <table:table-row table:style-name="ro4" table:number-rows-repeated="8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9">
          <table:table-cell table:style-name="ce593" office:value-type="string" calcext:value-type="string">
            <text:p>2011-2019 Ali Paşa Milangaz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4">
          <table:table-cell/>
          <table:table-cell table:style-name="ce610" office:value-type="string" calcext:value-type="string">
            <text:p>Milangaz</text:p>
          </table:table-cell>
          <table:table-cell/>
          <table:table-cell table:style-name="ce610" office:value-type="string" calcext:value-type="string">
            <text:p>Atila</text:p>
          </table:table-cell>
          <table:table-cell table:style-name="ce782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783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4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824" office:value-type="string" calcext:value-type="string">
            <text:p>İsmail usd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000" calcext:value-type="float">
            <text:p>4,000.00</text:p>
          </table:table-cell>
          <table:table-cell table:style-name="ce722" table:formula="of:=[.C66]*[.$D$65]" office:value-type="float" office:value="2166.66666666667" calcext:value-type="float">
            <text:p>2,166.67</text:p>
          </table:table-cell>
          <table:table-cell table:style-name="ce785" table:formula="of:=[.C66]*[.$E$65]" office:value-type="float" office:value="1333.33333333333" calcext:value-type="float">
            <text:p>1,333.33</text:p>
          </table:table-cell>
          <table:table-cell table:style-name="ce722" table:formula="of:=[.C66]*[.$F$65]" office:value-type="float" office:value="500" calcext:value-type="float">
            <text:p>500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825" table:formula="of:=[.E66]/[.G66]" office:value-type="float" office:value="497.512437810945" calcext:value-type="float">
            <text:p>497.51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5600" calcext:value-type="float">
            <text:p>5,600.00</text:p>
          </table:table-cell>
          <table:table-cell table:style-name="ce722" table:formula="of:=[.C67]*[.$D$65]" office:value-type="float" office:value="3033.33333333333" calcext:value-type="float">
            <text:p>3,033.33</text:p>
          </table:table-cell>
          <table:table-cell table:style-name="ce785" table:formula="of:=[.C67]*[.$E$65]" office:value-type="float" office:value="1866.66666666667" calcext:value-type="float">
            <text:p>1,866.67</text:p>
          </table:table-cell>
          <table:table-cell table:style-name="ce722" table:formula="of:=[.C67]*[.$F$65]" office:value-type="float" office:value="700" calcext:value-type="float">
            <text:p>700.00</text:p>
          </table:table-cell>
          <table:table-cell table:style-name="ce643" office:value-type="float" office:value="2.95" calcext:value-type="float">
            <text:p>2.95</text:p>
          </table:table-cell>
          <table:table-cell table:style-name="ce825" table:formula="of:=[.E67]/[.G67]" office:value-type="float" office:value="632.768361581921" calcext:value-type="float">
            <text:p>632.77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4400" calcext:value-type="float">
            <text:p>4,400.00</text:p>
          </table:table-cell>
          <table:table-cell table:style-name="ce722" table:formula="of:=[.C68]*[.$D$65]" office:value-type="float" office:value="2383.33333333333" calcext:value-type="float">
            <text:p>2,383.33</text:p>
          </table:table-cell>
          <table:table-cell table:style-name="ce785" table:formula="of:=[.C68]*[.$E$65]" office:value-type="float" office:value="1466.66666666667" calcext:value-type="float">
            <text:p>1,466.67</text:p>
          </table:table-cell>
          <table:table-cell table:style-name="ce722" table:formula="of:=[.C68]*[.$F$65]" office:value-type="float" office:value="550" calcext:value-type="float">
            <text:p>5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825" table:formula="of:=[.E68]/[.G68]" office:value-type="float" office:value="413.145539906103" calcext:value-type="float">
            <text:p>413.1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200" calcext:value-type="float">
            <text:p>7,200.00</text:p>
          </table:table-cell>
          <table:table-cell table:style-name="ce722" table:formula="of:=[.C69]*[.$D$65]" office:value-type="float" office:value="3900" calcext:value-type="float">
            <text:p>3,900.00</text:p>
          </table:table-cell>
          <table:table-cell table:style-name="ce785" table:formula="of:=[.C69]*[.$E$65]" office:value-type="float" office:value="2400" calcext:value-type="float">
            <text:p>2,400.00</text:p>
          </table:table-cell>
          <table:table-cell table:style-name="ce722" table:formula="of:=[.C69]*[.$F$65]" office:value-type="float" office:value="900" calcext:value-type="float">
            <text:p>900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825" table:formula="of:=[.E69]/[.G69]" office:value-type="float" office:value="521.739130434783" calcext:value-type="float">
            <text:p>521.7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8520" calcext:value-type="float">
            <text:p>8,520.00</text:p>
          </table:table-cell>
          <table:table-cell table:style-name="ce722" table:formula="of:=[.C70]*[.$D$65]" office:value-type="float" office:value="4615" calcext:value-type="float">
            <text:p>4,615.00</text:p>
          </table:table-cell>
          <table:table-cell table:style-name="ce785" table:formula="of:=[.C70]*[.$E$65]" office:value-type="float" office:value="2840" calcext:value-type="float">
            <text:p>2,840.00</text:p>
          </table:table-cell>
          <table:table-cell table:style-name="ce722" table:formula="of:=[.C70]*[.$F$65]" office:value-type="float" office:value="1065" calcext:value-type="float">
            <text:p>1,06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825" table:formula="of:=[.E70]/[.G70]" office:value-type="float" office:value="487.972508591065" calcext:value-type="float">
            <text:p>487.97</text:p>
          </table:table-cell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Toplam</text:p>
          </table:table-cell>
          <table:table-cell table:style-name="ce536" table:formula="of:=SUM([.C66:.C70])" office:value-type="float" office:value="29720" calcext:value-type="float">
            <text:p>29,720.00</text:p>
          </table:table-cell>
          <table:table-cell table:style-name="ce536" table:formula="of:=SUM([.D66:.D70])" office:value-type="float" office:value="16098.3333333333" calcext:value-type="float">
            <text:p>16,098.33</text:p>
          </table:table-cell>
          <table:table-cell table:style-name="ce786" table:formula="of:=SUM([.E66:.E70])" office:value-type="float" office:value="9906.66666666667" calcext:value-type="float">
            <text:p>9,906.67</text:p>
          </table:table-cell>
          <table:table-cell table:style-name="ce536" table:formula="of:=SUM([.F66:.F70])" office:value-type="float" office:value="3715" calcext:value-type="float">
            <text:p>3,715.00</text:p>
          </table:table-cell>
          <table:table-cell/>
          <table:table-cell table:style-name="ce786" table:formula="of:=SUM([.H66:.H70])" office:value-type="float" office:value="2553.13797832482" calcext:value-type="float">
            <text:p>2,553.14</text:p>
          </table:table-cell>
          <table:table-cell table:style-name="ce611"/>
          <table:table-cell table:number-columns-repeated="2"/>
        </table:table-row>
        <table:table-row table:style-name="ro3">
          <table:table-cell/>
          <table:table-cell table:style-name="ce683" office:value-type="string" calcext:value-type="string">
            <text:p>Genel Toplam</text:p>
          </table:table-cell>
          <table:table-cell table:style-name="ce687" table:formula="of:=[.C71]+[.C52]+[.C36]+[.C19]" office:value-type="float" office:value="184420" calcext:value-type="float">
            <text:p>184,420.00</text:p>
          </table:table-cell>
          <table:table-cell table:style-name="ce687" table:formula="of:=[.D71]+[.D52]+[.D36]+[.D19]" office:value-type="float" office:value="90086.3888888889" calcext:value-type="float">
            <text:p>90,086.39</text:p>
          </table:table-cell>
          <table:table-cell table:style-name="ce787" table:formula="of:=[.E71]+[.E52]+[.E36]+[.E19]" office:value-type="float" office:value="73544.4444444444" calcext:value-type="float">
            <text:p>73,544.44</text:p>
          </table:table-cell>
          <table:table-cell table:style-name="ce687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23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82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791"/>
          <table:table-cell table:style-name="ce824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Yıllara Göre Kira Geliri Toplamları</text:p>
          </table:table-cell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4" table:number-rows-repeated="2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3">
          <table:table-cell/>
          <table:table-cell table:style-name="ce684" office:value-type="string" calcext:value-type="string">
            <text:p>Ali Paşa</text:p>
          </table:table-cell>
          <table:table-cell table:style-name="ce610"/>
          <table:table-cell table:style-name="ce744" office:value-type="string" calcext:value-type="string">
            <text:p>Atila</text:p>
          </table:table-cell>
          <table:table-cell table:style-name="ce789" office:value-type="string" calcext:value-type="string">
            <text:p>İsmail</text:p>
          </table:table-cell>
          <table:table-cell table:style-name="ce744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593"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 table:style-name="ce643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table:formula="of:=[.C9]+[.C26]+[.C43]" office:value-type="float" office:value="10500" calcext:value-type="float">
            <text:p>10,500.00</text:p>
          </table:table-cell>
          <table:table-cell table:style-name="ce611" table:formula="of:=[.D9]+[.D26]+[.D43]" office:value-type="float" office:value="5001.38888888889" calcext:value-type="float">
            <text:p>5,001.39</text:p>
          </table:table-cell>
          <table:table-cell table:style-name="ce755" table:formula="of:=[.E9]+[.E26]+[.E43]" office:value-type="float" office:value="4344.44444444444" calcext:value-type="float">
            <text:p>4,344.44</text:p>
          </table:table-cell>
          <table:table-cell table:style-name="ce611" table:formula="of:=[.F9]+[.F26]+[.F43]" office:value-type="float" office:value="1154.16666666667" calcext:value-type="float">
            <text:p>1,154.17</text:p>
          </table:table-cell>
          <table:table-cell table:style-name="ce643" office:value-type="string" calcext:value-type="string">
            <text:p>1,61</text:p>
          </table:table-cell>
          <table:table-cell table:style-name="ce643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54" table:formula="of:=[.C10]+[.C27]" office:value-type="float" office:value="10000" calcext:value-type="float">
            <text:p>10,000.00</text:p>
          </table:table-cell>
          <table:table-cell table:style-name="ce611" table:formula="of:=[.D10]+[.D27]" office:value-type="float" office:value="4694.44444444444" calcext:value-type="float">
            <text:p>4,694.44</text:p>
          </table:table-cell>
          <table:table-cell table:style-name="ce755" table:formula="of:=[.E10]+[.E27]" office:value-type="float" office:value="4222.22222222222" calcext:value-type="float">
            <text:p>4,222.22</text:p>
          </table:table-cell>
          <table:table-cell table:style-name="ce611" table:formula="of:=[.F10]+[.F27]" office:value-type="float" office:value="1083.33333333333" calcext:value-type="float">
            <text:p>1,083.33</text:p>
          </table:table-cell>
          <table:table-cell table:style-name="ce643" office:value-type="string" calcext:value-type="string">
            <text:p>1,8</text:p>
          </table:table-cell>
          <table:table-cell table:style-name="ce643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54" table:formula="of:=[.C11]+[.C28]" office:value-type="float" office:value="9000" calcext:value-type="float">
            <text:p>9,000.00</text:p>
          </table:table-cell>
          <table:table-cell table:style-name="ce611" table:formula="of:=[.D11]+[.D28]" office:value-type="float" office:value="4225" calcext:value-type="float">
            <text:p>4,225.00</text:p>
          </table:table-cell>
          <table:table-cell table:style-name="ce755" table:formula="of:=[.E11]+[.E28]" office:value-type="float" office:value="3800" calcext:value-type="float">
            <text:p>3,800.00</text:p>
          </table:table-cell>
          <table:table-cell table:style-name="ce611" table:formula="of:=[.F11]+[.F28]" office:value-type="float" office:value="975" calcext:value-type="float">
            <text:p>975.00</text:p>
          </table:table-cell>
          <table:table-cell table:style-name="ce643" office:value-type="string" calcext:value-type="string">
            <text:p>1,92</text:p>
          </table:table-cell>
          <table:table-cell table:style-name="ce643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table:formula="of:=[.C12]+[.C29]+[.C44]" office:value-type="float" office:value="12950" calcext:value-type="float">
            <text:p>12,950.00</text:p>
          </table:table-cell>
          <table:table-cell table:style-name="ce611" table:formula="of:=[.D12]+[.D29]+[.D44]" office:value-type="float" office:value="6111.80555555556" calcext:value-type="float">
            <text:p>6,111.81</text:p>
          </table:table-cell>
          <table:table-cell table:style-name="ce755" table:formula="of:=[.E12]+[.E29]+[.E44]" office:value-type="float" office:value="5427.77777777778" calcext:value-type="float">
            <text:p>5,427.78</text:p>
          </table:table-cell>
          <table:table-cell table:style-name="ce611" table:formula="of:=[.F12]+[.F29]+[.F44]" office:value-type="float" office:value="1410.41666666667" calcext:value-type="float">
            <text:p>1,410.42</text:p>
          </table:table-cell>
          <table:table-cell table:style-name="ce643" office:value-type="string" calcext:value-type="string">
            <text:p>2,12</text:p>
          </table:table-cell>
          <table:table-cell table:style-name="ce643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table:formula="of:=[.C66]+[.C45]+[.C30]+[.C13]" office:value-type="float" office:value="21950" calcext:value-type="float">
            <text:p>21,950.00</text:p>
          </table:table-cell>
          <table:table-cell table:style-name="ce611" table:formula="of:=[.D66]+[.D45]+[.D30]+[.D13]" office:value-type="float" office:value="10896.5277777778" calcext:value-type="float">
            <text:p>10,896.53</text:p>
          </table:table-cell>
          <table:table-cell table:style-name="ce755" table:formula="of:=[.E66]+[.E45]+[.E30]+[.E13]" office:value-type="float" office:value="8538.88888888889" calcext:value-type="float">
            <text:p>8,538.89</text:p>
          </table:table-cell>
          <table:table-cell table:style-name="ce611" table:formula="of:=[.F66]+[.F45]+[.F30]+[.F13]" office:value-type="float" office:value="2514.58333333333" calcext:value-type="float">
            <text:p>2,514.58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table:formula="of:=[.C67]+[.C46]+[.C31]+[.C14]" office:value-type="float" office:value="23675" calcext:value-type="float">
            <text:p>23,675.00</text:p>
          </table:table-cell>
          <table:table-cell table:style-name="ce611" table:formula="of:=[.D67]+[.D46]+[.D31]+[.D14]" office:value-type="float" office:value="11731.5972222222" calcext:value-type="float">
            <text:p>11,731.60</text:p>
          </table:table-cell>
          <table:table-cell table:style-name="ce755" table:formula="of:=[.E67]+[.E46]+[.E31]+[.E14]" office:value-type="float" office:value="9236.11111111111" calcext:value-type="float">
            <text:p>9,236.11</text:p>
          </table:table-cell>
          <table:table-cell table:style-name="ce611" table:formula="of:=[.F67]+[.F46]+[.F31]+[.F14]" office:value-type="float" office:value="2707.29166666667" calcext:value-type="float">
            <text:p>2,707.29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15]+[.C32]" office:value-type="float" office:value="3000" calcext:value-type="float">
            <text:p>3,000.00</text:p>
          </table:table-cell>
          <table:table-cell table:style-name="ce611" table:formula="of:=[.D15]+[.D32]" office:value-type="float" office:value="1408.33333333333" calcext:value-type="float">
            <text:p>1,408.33</text:p>
          </table:table-cell>
          <table:table-cell table:style-name="ce755" table:formula="of:=[.E15]+[.E32]" office:value-type="float" office:value="1266.66666666667" calcext:value-type="float">
            <text:p>1,266.67</text:p>
          </table:table-cell>
          <table:table-cell table:style-name="ce611" table:formula="of:=[.F15]+[.F32]" office:value-type="float" office:value="325" calcext:value-type="float">
            <text:p>32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68]+[.C47]+[.C33]+[.C16]" office:value-type="float" office:value="24750" calcext:value-type="float">
            <text:p>24,750.00</text:p>
          </table:table-cell>
          <table:table-cell table:style-name="ce611" table:formula="of:=[.D68]+[.D47]+[.D33]+[.D16]" office:value-type="float" office:value="12174.8611111111" calcext:value-type="float">
            <text:p>12,174.86</text:p>
          </table:table-cell>
          <table:table-cell table:style-name="ce755" table:formula="of:=[.E68]+[.E47]+[.E33]+[.E16]" office:value-type="float" office:value="9765.55555555555" calcext:value-type="float">
            <text:p>9,765.56</text:p>
          </table:table-cell>
          <table:table-cell table:style-name="ce611" table:formula="of:=[.F68]+[.F47]+[.F33]+[.F16]" office:value-type="float" office:value="2809.58333333333" calcext:value-type="float">
            <text:p>2,809.58</text:p>
          </table:table-cell>
          <table:table-cell table:style-name="ce643" office:value-type="string" calcext:value-type="string">
            <text:p>3,55</text:p>
          </table:table-cell>
          <table:table-cell table:style-name="ce643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table:formula="of:=[.C69]+[.C48]+[.C34]+[.C17]" office:value-type="float" office:value="33675" calcext:value-type="float">
            <text:p>33,675.00</text:p>
          </table:table-cell>
          <table:table-cell table:style-name="ce611" table:formula="of:=[.D69]+[.D48]+[.D34]+[.D17]" office:value-type="float" office:value="16834.0972222222" calcext:value-type="float">
            <text:p>16,834.10</text:p>
          </table:table-cell>
          <table:table-cell table:style-name="ce755" table:formula="of:=[.E69]+[.E48]+[.E34]+[.E17]" office:value-type="float" office:value="12956.1111111111" calcext:value-type="float">
            <text:p>12,956.11</text:p>
          </table:table-cell>
          <table:table-cell table:style-name="ce611" table:formula="of:=[.F69]+[.F48]+[.F34]+[.F17]" office:value-type="float" office:value="3884.79166666667" calcext:value-type="float">
            <text:p>3,884.79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table:formula="of:=[.C70]+[.C35]+[.C18]" office:value-type="float" office:value="34920" calcext:value-type="float">
            <text:p>34,920.00</text:p>
          </table:table-cell>
          <table:table-cell table:style-name="ce611" table:formula="of:=[.D70]+[.D35]+[.D18]" office:value-type="float" office:value="17008.3333333333" calcext:value-type="float">
            <text:p>17,008.33</text:p>
          </table:table-cell>
          <table:table-cell table:style-name="ce755" table:formula="of:=[.E70]+[.E35]+[.E18]" office:value-type="float" office:value="13986.6666666667" calcext:value-type="float">
            <text:p>13,986.67</text:p>
          </table:table-cell>
          <table:table-cell table:style-name="ce611" table:formula="of:=[.F70]+[.F35]+[.F18]" office:value-type="float" office:value="3925" calcext:value-type="float">
            <text:p>3,92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689" table:formula="of:=SUM([.C83:.C92])" office:value-type="float" office:value="184420" calcext:value-type="float">
            <text:p>184,420.00</text:p>
          </table:table-cell>
          <table:table-cell table:style-name="ce536" table:formula="of:=SUM([.D83:.D92])" office:value-type="float" office:value="90086.3888888889" calcext:value-type="float">
            <text:p>90,086.39</text:p>
          </table:table-cell>
          <table:table-cell table:style-name="ce786" table:formula="of:=SUM([.E83:.E92])" office:value-type="float" office:value="73544.4444444444" calcext:value-type="float">
            <text:p>73,544.44</text:p>
          </table:table-cell>
          <table:table-cell table:style-name="ce536" table:formula="of:=SUM([.F83:.F92])" office:value-type="float" office:value="20789.1666666667" calcext:value-type="float">
            <text:p>20,789.17</text:p>
          </table:table-cell>
          <table:table-cell table:style-name="ce643"/>
          <table:table-cell table:style-name="ce536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/>
          <table:table-cell table:style-name="ce791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Kiralanan Yerlere Göre Kira Geliri Toplamları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number-columns-repeated="2"/>
          <table:table-cell table:style-name="ce690" office:value-type="string" calcext:value-type="string">
            <text:p>Atila</text:p>
          </table:table-cell>
          <table:table-cell table:style-name="ce745" office:value-type="string" calcext:value-type="string">
            <text:p>İsmail</text:p>
          </table:table-cell>
          <table:table-cell table:style-name="ce676" office:value-type="string" calcext:value-type="string">
            <text:p>Hacı</text:p>
          </table:table-cell>
          <table:table-cell table:style-name="ce791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03" office:value-type="string" calcext:value-type="string">
            <text:p>Arka Ykm</text:p>
          </table:table-cell>
          <table:table-cell table:style-name="ce611" table:formula="of:=[.D19]" office:value-type="float" office:value="14711.6666666667" calcext:value-type="float">
            <text:p>14,711.67</text:p>
          </table:table-cell>
          <table:table-cell table:style-name="ce755" table:formula="of:=[.E19]" office:value-type="float" office:value="27160" calcext:value-type="float">
            <text:p>27,160.00</text:p>
          </table:table-cell>
          <table:table-cell table:style-name="ce666" table:formula="of:=[.F19]" office:value-type="float" office:value="3395" calcext:value-type="float">
            <text:p>3,395.00</text:p>
          </table:table-cell>
          <table:table-cell table:style-name="ce79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Ön Ykm</text:p>
          </table:table-cell>
          <table:table-cell table:style-name="ce611" table:formula="of:=[.D36]" office:value-type="float" office:value="49038.8888888889" calcext:value-type="float">
            <text:p>49,038.89</text:p>
          </table:table-cell>
          <table:table-cell table:style-name="ce755" table:formula="of:=[.E36]" office:value-type="float" office:value="30177.7777777778" calcext:value-type="float">
            <text:p>30,177.78</text:p>
          </table:table-cell>
          <table:table-cell table:style-name="ce666" table:formula="of:=[.F36]" office:value-type="float" office:value="11316.6666666667" calcext:value-type="float">
            <text:p>11,316.67</text:p>
          </table:table-cell>
          <table:table-cell table:style-name="ce79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Aygaz</text:p>
          </table:table-cell>
          <table:table-cell table:style-name="ce611" table:formula="of:=[.D52]" office:value-type="float" office:value="10237.5" calcext:value-type="float">
            <text:p>10,237.50</text:p>
          </table:table-cell>
          <table:table-cell table:style-name="ce755" table:formula="of:=[.E52]" office:value-type="float" office:value="6300" calcext:value-type="float">
            <text:p>6,300.00</text:p>
          </table:table-cell>
          <table:table-cell table:style-name="ce666" table:formula="of:=[.F52]" office:value-type="float" office:value="2362.5" calcext:value-type="float">
            <text:p>2,362.50</text:p>
          </table:table-cell>
          <table:table-cell table:style-name="ce79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Milangaz</text:p>
          </table:table-cell>
          <table:table-cell table:style-name="ce611" table:formula="of:=[.D71]" office:value-type="float" office:value="16098.3333333333" calcext:value-type="float">
            <text:p>16,098.33</text:p>
          </table:table-cell>
          <table:table-cell table:style-name="ce755" table:formula="of:=[.E71]" office:value-type="float" office:value="9906.66666666667" calcext:value-type="float">
            <text:p>9,906.67</text:p>
          </table:table-cell>
          <table:table-cell table:style-name="ce666" table:formula="of:=[.F71]" office:value-type="float" office:value="3715" calcext:value-type="float">
            <text:p>3,715.00</text:p>
          </table:table-cell>
          <table:table-cell table:style-name="ce79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3">
          <table:table-cell/>
          <table:table-cell table:style-name="ce682" office:value-type="string" calcext:value-type="string">
            <text:p>Toplam</text:p>
          </table:table-cell>
          <table:table-cell table:style-name="ce654" table:formula="of:=SUM([.C99:.C102])" office:value-type="float" office:value="90086.3888888889" calcext:value-type="float">
            <text:p>90,086.39</text:p>
          </table:table-cell>
          <table:table-cell table:style-name="ce759" table:formula="of:=SUM([.D99:.D102])" office:value-type="float" office:value="73544.4444444444" calcext:value-type="float">
            <text:p>73,544.44</text:p>
          </table:table-cell>
          <table:table-cell table:style-name="ce662" table:formula="of:=SUM([.E99:.E102])" office:value-type="float" office:value="20789.1666666667" calcext:value-type="float">
            <text:p>20,789.17</text:p>
          </table:table-cell>
          <table:table-cell table:style-name="ce7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% Toplam</text:p>
          </table:table-cell>
          <table:table-cell table:style-name="ce691" table:formula="of:=[.C103]/[.F103]" office:value-type="float" office:value="0.488484919688151" calcext:value-type="float">
            <text:p>0,4885</text:p>
          </table:table-cell>
          <table:table-cell table:style-name="ce767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68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43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11"/>
        <table:table-column table:style-name="co54" table:default-cell-style-name="Default"/>
        <table:table-column table:style-name="co55" table:default-cell-style-name="Default"/>
        <table:table-column table:style-name="co56" table:default-cell-style-name="ce611"/>
        <table:table-column table:style-name="co9" table:number-columns-repeated="2" table:default-cell-style-name="ce61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57])" office:value-type="float" office:value="30170" calcext:value-type="float">
            <text:p>30,170.00</text:p>
          </table:table-cell>
          <table:table-cell table:style-name="ce640" table:formula="of:=SUM([.G4:.G57])" office:value-type="float" office:value="30170" calcext:value-type="float">
            <text:p>30,17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 table:number-rows-repeated="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2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5">
          <table:table-cell table:style-name="ce625"/>
          <table:table-cell table:number-columns-repeated="2"/>
          <table:table-cell table:style-name="ce611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style-name="ce611"/>
          <table:table-cell table:number-columns-repeated="2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number-columns-repeated="3"/>
          <table:table-cell table:style-name="ce64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2">
          <table:table-cell table:style-name="ce625"/>
          <table:table-cell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3">
          <table:table-cell table:style-name="ce6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2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51" office:value-type="string" calcext:value-type="string">
            <text:p>Hızarhane Depo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12])" office:value-type="float" office:value="21000" calcext:value-type="float">
            <text:p>21,000.00</text:p>
          </table:table-cell>
          <table:table-cell table:style-name="ce640" table:formula="of:=SUM([.G4:.G12])" office:value-type="float" office:value="21000" calcext:value-type="float">
            <text:p>21,0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4-10-15" calcext:value-type="date">
            <text:p>10/15/2014</text:p>
          </table:table-cell>
          <table:table-cell table:style-name="ce6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54"/>
          <table:table-cell table:style-name="ce625" office:value-type="date" office:date-value="2013-10-15" calcext:value-type="date">
            <text:p>10/15/2013</text:p>
          </table:table-cell>
          <table:table-cell table:style-name="ce6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2-11-06" calcext:value-type="date">
            <text:p>11/06/2012</text:p>
          </table:table-cell>
          <table:table-cell table:style-name="ce6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1-10-15" calcext:value-type="date">
            <text:p>10/15/2011</text:p>
          </table:table-cell>
          <table:table-cell table:style-name="ce6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Sanayi Acent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7:.F20])" office:value-type="float" office:value="34000" calcext:value-type="float">
            <text:p>34,000.00</text:p>
          </table:table-cell>
          <table:table-cell table:style-name="ce640" table:formula="of:=SUM([.G17:.G20])" office:value-type="float" office:value="34000" calcext:value-type="float">
            <text:p>34,000.00</text:p>
          </table:table-cell>
          <table:table-cell table:style-name="ce640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39"/>
          <table:table-cell table:style-name="ce640" table:number-columns-repeated="3"/>
        </table:table-row>
        <table:table-row table:style-name="ro7">
          <table:table-cell/>
          <table:table-cell table:style-name="ce651" office:value-type="string" calcext:value-type="string">
            <text:p>Hızarhane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6:.F42])" office:value-type="float" office:value="62850" calcext:value-type="float">
            <text:p>62,850.00</text:p>
          </table:table-cell>
          <table:table-cell table:style-name="ce640" table:formula="of:=SUM([.G26:.G43])" office:value-type="float" office:value="62850" calcext:value-type="float">
            <text:p>62,850.00</text:p>
          </table:table-cell>
          <table:table-cell table:style-name="ce640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Kalan 1500 TL arsayı alan yeşilyurtluyla</text:p>
          </table:table-cell>
          <table:table-cell/>
          <table:table-cell table:style-name="ce62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<text:s/>hesaplaşıldı</text:p>
          </table:table-cell>
          <table:table-cell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8-03-02" calcext:value-type="date">
            <text:p>03/02/2018</text:p>
          </table:table-cell>
          <table:table-cell table:style-name="ce826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7-03-02" calcext:value-type="date">
            <text:p>03/02/2017</text:p>
          </table:table-cell>
          <table:table-cell table:style-name="ce6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6-03-02" calcext:value-type="date">
            <text:p>03/02/2016</text:p>
          </table:table-cell>
          <table:table-cell table:style-name="ce6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59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90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90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98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8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8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8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8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987" office:value-type="string" calcext:value-type="string">
            <text:p>Ali Paşa İsmail BALCI Kira Bedeli 2015</text:p>
          </table:table-cell>
          <table:table-cell table:style-name="ce89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9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9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9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937"/>
          <table:table-cell/>
        </table:table-row>
        <table:table-row table:style-name="ro4">
          <table:table-cell table:number-columns-repeated="2"/>
          <table:table-cell table:style-name="ce682" office:value-type="string" calcext:value-type="string">
            <text:p>2019 sonu toplam</text:p>
          </table:table-cell>
          <table:table-cell table:style-name="ce654" table:formula="of:=SUM([.D4:.D13])" office:value-type="float" office:value="73544.45" calcext:value-type="float">
            <text:p>73,544.45</text:p>
          </table:table-cell>
          <table:table-cell table:style-name="ce611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938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ödemeleri Atila Balcı hesabına yapıldı</text:p>
          </table:table-cell>
          <table:table-cell table:style-name="ce894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300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86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</text:p>
          </table:table-cell>
          <table:table-cell table:style-name="ce303" office:value-type="float" office:value="5001.3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-1459.3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/>
          <table:table-cell table:style-name="ce303"/>
          <table:table-cell table:style-name="ce326"/>
          <table:table-cell table:style-name="ce303"/>
          <table:table-cell table:style-name="ce303" table:formula="of:=[.G212]-[.D213]+[.E213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0609.09" calcext:value-type="float">
            <text:p>60.609,09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3531.0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29409.09" calcext:value-type="float">
            <text:p>-29.40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28909.09" calcext:value-type="float">
            <text:p>-28.90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29069.0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19569.09" calcext:value-type="float">
            <text:p>-19.56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19194.09" calcext:value-type="float">
            <text:p>-19.19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18234.09" calcext:value-type="float">
            <text:p>-18.2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18066.09" calcext:value-type="float">
            <text:p>-18.066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17871.09" calcext:value-type="float">
            <text:p>-17.87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15871.09" calcext:value-type="float">
            <text:p>-15.87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16801.09" calcext:value-type="float">
            <text:p>-16.80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17401.09" calcext:value-type="float">
            <text:p>-17.40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3219.09" calcext:value-type="float">
            <text:p>-23.21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3625.09" calcext:value-type="float">
            <text:p>-23.6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4475.09" calcext:value-type="float">
            <text:p>-24.47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4325.09" calcext:value-type="float">
            <text:p>-24.3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4225.09" calcext:value-type="float">
            <text:p>-24.2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3635.09" calcext:value-type="float">
            <text:p>-23.63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3235.09" calcext:value-type="float">
            <text:p>-23.235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0235.09" calcext:value-type="float">
            <text:p>-20.23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19991.09" calcext:value-type="float">
            <text:p>-19.99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19841.09" calcext:value-type="float">
            <text:p>-19.84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3241.09" calcext:value-type="float">
            <text:p>-23.24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0741.0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1041.09" calcext:value-type="float">
            <text:p>-21.04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0741.0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0491.09" calcext:value-type="float">
            <text:p>-20.49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19941.09" calcext:value-type="float">
            <text:p>-19.94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0181.09" calcext:value-type="float">
            <text:p>-20.18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0421.09" calcext:value-type="float">
            <text:p>-20.42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3336.09" calcext:value-type="float">
            <text:p>-13.336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5836.09" calcext:value-type="float">
            <text:p>-5.836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6811.09" calcext:value-type="float">
            <text:p>-6.81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6316.09" calcext:value-type="float">
            <text:p>-6.316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6016.09" calcext:value-type="float">
            <text:p>-6.016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4534.09" calcext:value-type="float">
            <text:p>-4.5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3799.09" calcext:value-type="float">
            <text:p>-3.79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1751.09" calcext:value-type="float">
            <text:p>-1.75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751.09" calcext:value-type="float">
            <text:p>-75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1901.09" calcext:value-type="float">
            <text:p>-1.90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1861.09" calcext:value-type="float">
            <text:p>-1.861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2101.09" calcext:value-type="float">
            <text:p>-2.10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2251.09" calcext:value-type="float">
            <text:p>-2.25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2371.09" calcext:value-type="float">
            <text:p>-2.37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2671.09" calcext:value-type="float">
            <text:p>-2.671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3275.09" calcext:value-type="float">
            <text:p>-3.275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3515.09" calcext:value-type="float">
            <text:p>-3.515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3755.09" calcext:value-type="float">
            <text:p>-3.75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3875.09" calcext:value-type="float">
            <text:p>-3.87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6875.09" calcext:value-type="float">
            <text:p>-6.87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2990.09" calcext:value-type="float">
            <text:p>-2.990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3990.09" calcext:value-type="float">
            <text:p>-3.990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3830.09" calcext:value-type="float">
            <text:p>-3.830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169.91" calcext:value-type="float">
            <text:p>169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70.0900000000001" calcext:value-type="float">
            <text:p>-70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6.0900000000001" calcext:value-type="float">
            <text:p>-46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2003.91" calcext:value-type="float">
            <text:p>2.00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10003.91" calcext:value-type="float">
            <text:p>10.00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11203.91" calcext:value-type="float">
            <text:p>11.20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13203.91" calcext:value-type="float">
            <text:p>13.20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13603.91" calcext:value-type="float">
            <text:p>13.60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9603.91" calcext:value-type="float">
            <text:p>19.60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9903.91" calcext:value-type="float">
            <text:p>19.90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9663.91" calcext:value-type="float">
            <text:p>19.66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9723.91" calcext:value-type="float">
            <text:p>19.72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9732.91" calcext:value-type="float">
            <text:p>19.732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9780.91" calcext:value-type="float">
            <text:p>19.780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9583.91" calcext:value-type="float">
            <text:p>19.58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9353.91" calcext:value-type="float">
            <text:p>19.35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9113.91" calcext:value-type="float">
            <text:p>19.11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8873.91" calcext:value-type="float">
            <text:p>18.87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1126.0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1126.0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1126.0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0252.09" calcext:value-type="float">
            <text:p>-80.252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4800.09" calcext:value-type="float">
            <text:p>-74.800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3125.09" calcext:value-type="float">
            <text:p>-73.1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0125.09" calcext:value-type="float">
            <text:p>-60.1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3125.09" calcext:value-type="float">
            <text:p>-33.12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0165.09" calcext:value-type="float">
            <text:p>-30.165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28665.09" calcext:value-type="float">
            <text:p>-28.665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3665.09" calcext:value-type="float">
            <text:p>-13.665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9388.09" calcext:value-type="float">
            <text:p>-9.388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5979.09" calcext:value-type="float">
            <text:p>-5.97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5229.09" calcext:value-type="float">
            <text:p>-5.22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5129.09" calcext:value-type="float">
            <text:p>-5.12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4429.09" calcext:value-type="float">
            <text:p>-4.42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3629.09" calcext:value-type="float">
            <text:p>-3.629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3609.09" calcext:value-type="float">
            <text:p>-3.609,0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1393.91" calcext:value-type="float">
            <text:p>1.393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6393.91" calcext:value-type="float">
            <text:p>6.39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10393.91" calcext:value-type="float">
            <text:p>10.393,9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13802.9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13802.9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5802.91" calcext:value-type="float">
            <text:p>5.802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802.910000000004" calcext:value-type="float">
            <text:p>802,9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7097.09" calcext:value-type="float">
            <text:p>-7.097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4062.11" calcext:value-type="float">
            <text:p>-14.062,1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</text:p>
          </table:table-cell>
          <table:table-cell table:style-name="ce303" office:value-type="float" office:value="4694.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18756.55" calcext:value-type="float">
            <text:p>-18.75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3]-[.D324]+[.E324]" office:value-type="float" office:value="-18756.55" calcext:value-type="float">
            <text:p>-18.75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4])+[.D317]" office:value-type="float" office:value="155029.46" calcext:value-type="float">
            <text:p>155.029,46</text:p>
          </table:table-cell>
          <table:table-cell table:style-name="ce327" table:formula="of:=SUM([.E319:.E324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6]-[.D326]" office:value-type="float" office:value="10877.54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460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8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8]+[.E329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29]+[.E330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0]+[.E331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1]+[.E332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2]+[.E333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462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3]+[.E334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" office:value-type="float" office:value="-18756.55" calcext:value-type="float">
            <text:p>-18.756,5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6]-[.D337]+[.E337]" office:value-type="float" office:value="-15347.55" calcext:value-type="float">
            <text:p>-15.34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7]-[.D338]+[.E338]" office:value-type="float" office:value="-15237.55" calcext:value-type="float">
            <text:p>-15.23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8]-[.D339]+[.E339]" office:value-type="float" office:value="-15217.55" calcext:value-type="float">
            <text:p>-15.21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39]-[.D340]+[.E340]" office:value-type="float" office:value="-15177.55" calcext:value-type="float">
            <text:p>-15.17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0]-[.D341]+[.E341]" office:value-type="float" office:value="-15117.55" calcext:value-type="float">
            <text:p>-15.11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1]-[.D342]+[.E342]" office:value-type="float" office:value="-15027.55" calcext:value-type="float">
            <text:p>-15.027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2]-[.D343]+[.E343]" office:value-type="float" office:value="-15023.55" calcext:value-type="float">
            <text:p>-15.023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3]-[.D344]+[.E344]" office:value-type="float" office:value="-14723.55" calcext:value-type="float">
            <text:p>-14.723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4]-[.D345]+[.E345]" office:value-type="float" office:value="-4723.55" calcext:value-type="float">
            <text:p>-4.723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5]-[.D346]+[.E346]" office:value-type="float" office:value="1876.45" calcext:value-type="float">
            <text:p>1.87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6]-[.D347]+[.E347]" office:value-type="float" office:value="5285.45" calcext:value-type="float">
            <text:p>5.28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7]-[.D348]+[.E348]" office:value-type="float" office:value="11285.45" calcext:value-type="float">
            <text:p>11.285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8]-[.D349]+[.E349]" office:value-type="float" office:value="14694.45" calcext:value-type="float">
            <text:p>14.694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9]-[.D350]+[.E350]" office:value-type="float" office:value="24694.45" calcext:value-type="float">
            <text:p>24.694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0]-[.D351]+[.E351]" office:value-type="float" office:value="29096.45" calcext:value-type="float">
            <text:p>29.096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1]-[.D352]+[.E352]" office:value-type="float" office:value="31296.45" calcext:value-type="float">
            <text:p>31.29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2]-[.D353]+[.E353]" office:value-type="float" office:value="32296.45" calcext:value-type="float">
            <text:p>32.29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3]-[.D354]+[.E354]" office:value-type="float" office:value="36296.45" calcext:value-type="float">
            <text:p>36.296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4]-[.D355]+[.E355]" office:value-type="float" office:value="32296.45" calcext:value-type="float">
            <text:p>32.296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30296.45" calcext:value-type="float">
            <text:p>30.29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6]-[.D357]+[.E357]" office:value-type="float" office:value="33796.45" calcext:value-type="float">
            <text:p>33.79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7]-[.D358]+[.E358]" office:value-type="float" office:value="36901.45" calcext:value-type="float">
            <text:p>36.901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8]-[.D359]+[.E359]" office:value-type="float" office:value="37201.45" calcext:value-type="float">
            <text:p>37.201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9]-[.D360]+[.E360]" office:value-type="float" office:value="38201.45" calcext:value-type="float">
            <text:p>38.201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0]-[.D361]+[.E361]" office:value-type="float" office:value="23201.45" calcext:value-type="float">
            <text:p>23.201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22201.45" calcext:value-type="float">
            <text:p>22.201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2]-[.D363]+[.E363]" office:value-type="float" office:value="22301.45" calcext:value-type="float">
            <text:p>22.301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3]-[.D364]+[.E364]" office:value-type="float" office:value="2301.45" calcext:value-type="float">
            <text:p>2.301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4]-[.D365]+[.E365]" office:value-type="float" office:value="7301.45" calcext:value-type="float">
            <text:p>7.301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5]-[.D366]+[.E366]" office:value-type="float" office:value="8301.45" calcext:value-type="float">
            <text:p>8.301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6]-[.D367]+[.E367]" office:value-type="float" office:value="11710.45" calcext:value-type="float">
            <text:p>11.710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7]-[.D368]+[.E368]" office:value-type="float" office:value="11460.45" calcext:value-type="float">
            <text:p>11.460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8]-[.D369]+[.E369]" office:value-type="float" office:value="17460.45" calcext:value-type="float">
            <text:p>17.460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69]-[.D370]+[.E370]" office:value-type="float" office:value="17260.45" calcext:value-type="float">
            <text:p>17.260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0]-[.D371]+[.E371]" office:value-type="float" office:value="17290.45" calcext:value-type="float">
            <text:p>17.290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1]-[.D372]+[.E372]" office:value-type="float" office:value="20699.45" calcext:value-type="float">
            <text:p>20.69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2]-[.D373]+[.E373]" office:value-type="float" office:value="20717.45" calcext:value-type="float">
            <text:p>20.717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3]-[.D374]+[.E374]" office:value-type="float" office:value="717.450000000004" calcext:value-type="float">
            <text:p>717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4]-[.D375]+[.E375]" office:value-type="float" office:value="4126.45" calcext:value-type="float">
            <text:p>4.12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5]-[.D376]+[.E376]" office:value-type="float" office:value="12626.45" calcext:value-type="float">
            <text:p>12.626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6]-[.D377]+[.E377]" office:value-type="float" office:value="16035.45" calcext:value-type="float">
            <text:p>16.03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7]-[.D378]+[.E378]" office:value-type="float" office:value="7540.45" calcext:value-type="float">
            <text:p>7.540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8]-[.D379]+[.E379]" office:value-type="float" office:value="10949.45" calcext:value-type="float">
            <text:p>10.949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79]-[.D380]+[.E380]" office:value-type="float" office:value="6649.45" calcext:value-type="float">
            <text:p>6.64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0]-[.D381]+[.E381]" office:value-type="float" office:value="8149.45000000001" calcext:value-type="float">
            <text:p>8.14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1]-[.D382]+[.E382]" office:value-type="float" office:value="7489.45" calcext:value-type="float">
            <text:p>7.48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6889.45" calcext:value-type="float">
            <text:p>6.889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3]-[.D384]+[.E384]" office:value-type="float" office:value="10298.45" calcext:value-type="float">
            <text:p>10.298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4]-[.D385]+[.E385]" office:value-type="float" office:value="28998.45" calcext:value-type="float">
            <text:p>28.998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5]-[.D386]+[.E386]" office:value-type="float" office:value="32407.45" calcext:value-type="float">
            <text:p>32.407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6]-[.D387]+[.E387]" office:value-type="float" office:value="32527.45" calcext:value-type="float">
            <text:p>32.5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7]-[.D388]+[.E388]" office:value-type="float" office:value="36127.45" calcext:value-type="float">
            <text:p>36.1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8]-[.D389]+[.E389]" office:value-type="float" office:value="36727.45" calcext:value-type="float">
            <text:p>36.7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89]-[.D390]+[.E390]" office:value-type="float" office:value="38527.45" calcext:value-type="float">
            <text:p>38.5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0]-[.D391]+[.E391]" office:value-type="float" office:value="35527.45" calcext:value-type="float">
            <text:p>35.5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1]-[.D392]+[.E392]" office:value-type="float" office:value="35647.45" calcext:value-type="float">
            <text:p>35.64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2]-[.D393]+[.E393]" office:value-type="float" office:value="35827.45" calcext:value-type="float">
            <text:p>35.827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3]-[.D394]+[.E394]" office:value-type="float" office:value="36017.45" calcext:value-type="float">
            <text:p>36.017,4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4]-[.D395]+[.E395]" office:value-type="float" office:value="49653.45" calcext:value-type="float">
            <text:p>49.653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5]-[.D396]+[.E396]" office:value-type="float" office:value="50119.45" calcext:value-type="float">
            <text:p>50.11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6]-[.D397]+[.E397]" office:value-type="float" office:value="42659.45" calcext:value-type="float">
            <text:p>42.65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7]-[.D398]+[.E398]" office:value-type="float" office:value="42709.45" calcext:value-type="float">
            <text:p>42.70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8]-[.D399]+[.E399]" office:value-type="float" office:value="44059.45" calcext:value-type="float">
            <text:p>44.05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399]-[.D400]+[.E400]" office:value-type="float" office:value="44309.45" calcext:value-type="float">
            <text:p>44.30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0]-[.D401]+[.E401]" office:value-type="float" office:value="44359.45" calcext:value-type="float">
            <text:p>44.35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1]-[.D402]+[.E402]" office:value-type="float" office:value="44559.45" calcext:value-type="float">
            <text:p>44.55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2]-[.D403]+[.E403]" office:value-type="float" office:value="44959.45" calcext:value-type="float">
            <text:p>44.959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3]-[.D404]+[.E404]" office:value-type="float" office:value="44995.45" calcext:value-type="float">
            <text:p>44.99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4]-[.D405]+[.E405]" office:value-type="float" office:value="45005.45" calcext:value-type="float">
            <text:p>45.0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5]-[.D406]+[.E406]" office:value-type="float" office:value="100005.45" calcext:value-type="float">
            <text:p>100.0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a Toplam</text:p>
          </table:table-cell>
          <table:table-cell table:style-name="ce308" table:formula="of:=SUM([.D337:.D406])" office:value-type="float" office:value="86965" calcext:value-type="float">
            <text:p>86.965,00</text:p>
          </table:table-cell>
          <table:table-cell table:style-name="ce329" table:formula="of:=SUM([.E337:.E406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6]" office:value-type="float" office:value="100005.45" calcext:value-type="float">
            <text:p>100.0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0]-[.D411]+[.E411]" office:value-type="float" office:value="91505.45" calcext:value-type="float">
            <text:p>91.5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6005.45" calcext:value-type="float">
            <text:p>86.0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505.45" calcext:value-type="float">
            <text:p>77.505,4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9646.39" calcext:value-type="float">
            <text:p>69.646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</text:p>
          </table:table-cell>
          <table:table-cell table:style-name="ce303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5421.39" calcext:value-type="float">
            <text:p>65.421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5]-[.D416]+[.E416]" office:value-type="float" office:value="65421.39" calcext:value-type="float">
            <text:p>65.421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0:.D416])+[.D408]" office:value-type="float" office:value="121549.06" calcext:value-type="float">
            <text:p>121.549,06</text:p>
          </table:table-cell>
          <table:table-cell table:style-name="ce327" table:formula="of:=SUM([.E411:.E416])+[.E408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19]-[.D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6]" office:value-type="float" office:value="65421.39" calcext:value-type="float">
            <text:p>65.421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420]-[.D421]+[.E421]" office:value-type="float" office:value="65421.39" calcext:value-type="float">
            <text:p>65.421,3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1]-[.D422]+[.E422]" office:value-type="float" office:value="68830.39" calcext:value-type="float">
            <text:p>68.830,3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2]-[.D423]+[.E423]" office:value-type="float" office:value="72239.39" calcext:value-type="float">
            <text:p>72.239,39</text:p>
          </table:table-cell>
          <table:table-cell table:number-columns-repeated="1016"/>
        </table:table-row>
        <table:table-row table:style-name="ro11">
          <table:table-cell/>
          <table:table-cell table:style-name="ce463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3]-[.D424]+[.E424]" office:value-type="float" office:value="-7760.60999999999" calcext:value-type="float">
            <text:p>-7.760,6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-4351.60999999999" calcext:value-type="float">
            <text:p>-4.351,6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5]-[.D426]+[.E426]" office:value-type="float" office:value="-24351.61" calcext:value-type="float">
            <text:p>-24.351,6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6]-[.D427]+[.E427]" office:value-type="float" office:value="-36051.61" calcext:value-type="float">
            <text:p>-36.051,6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58051.61" calcext:value-type="float">
            <text:p>-58.051,6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58143.15" calcext:value-type="float">
            <text:p>-58.143,1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58901.27" calcext:value-type="float">
            <text:p>-58.901,2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59594.97" calcext:value-type="float">
            <text:p>-59.59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60594.97" calcext:value-type="float">
            <text:p>-60.594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80594.97" calcext:value-type="float">
            <text:p>-80.59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3]-[.D434]+[.E434]" office:value-type="float" office:value="-80506.97" calcext:value-type="float">
            <text:p>-80.506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82606.97" calcext:value-type="float">
            <text:p>-82.606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5]-[.D436]+[.E436]" office:value-type="float" office:value="-82356.97" calcext:value-type="float">
            <text:p>-82.356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6]-[.D437]+[.E437]" office:value-type="float" office:value="-82306.97" calcext:value-type="float">
            <text:p>-82.306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7]-[.D438]+[.E438]" office:value-type="float" office:value="-78897.97" calcext:value-type="float">
            <text:p>-78.897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38]-[.D439]+[.E439]" office:value-type="float" office:value="-77397.97" calcext:value-type="float">
            <text:p>-77.397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9]-[.D440]+[.E440]" office:value-type="float" office:value="-77147.97" calcext:value-type="float">
            <text:p>-77.147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0]-[.D441]+[.E441]" office:value-type="float" office:value="-77247.97" calcext:value-type="float">
            <text:p>-77.247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1]-[.D442]+[.E442]" office:value-type="float" office:value="-77047.97" calcext:value-type="float">
            <text:p>-77.047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2]-[.D443]+[.E443]" office:value-type="float" office:value="-76547.97" calcext:value-type="float">
            <text:p>-76.547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3]-[.D444]+[.E444]" office:value-type="float" office:value="-73138.97" calcext:value-type="float">
            <text:p>-73.138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4]-[.D445]+[.E445]" office:value-type="float" office:value="-69729.97" calcext:value-type="float">
            <text:p>-69.729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66320.97" calcext:value-type="float">
            <text:p>-66.32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6]-[.D447]+[.E447]" office:value-type="float" office:value="-65680.97" calcext:value-type="float">
            <text:p>-65.68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7]-[.D448]+[.E448]" office:value-type="float" office:value="-57680.97" calcext:value-type="float">
            <text:p>-57.68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48]-[.D449]+[.E449]" office:value-type="float" office:value="-37680.97" calcext:value-type="float">
            <text:p>-37.68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49]-[.D450]+[.E450]" office:value-type="float" office:value="-31180.97" calcext:value-type="float">
            <text:p>-31.18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0]-[.D451]+[.E451]" office:value-type="float" office:value="-28930.97" calcext:value-type="float">
            <text:p>-28.93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1]-[.D452]+[.E452]" office:value-type="float" office:value="-8930.96999999999" calcext:value-type="float">
            <text:p>-8.93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2]-[.D453]+[.E453]" office:value-type="float" office:value="-5930.96999999999" calcext:value-type="float">
            <text:p>-5.930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3]-[.D454]+[.E454]" office:value-type="float" office:value="-2521.96999999999" calcext:value-type="float">
            <text:p>-2.521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4]-[.D455]+[.E455]" office:value-type="float" office:value="-2464.96999999999" calcext:value-type="float">
            <text:p>-2.464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5]-[.D456]+[.E456]" office:value-type="float" office:value="-82464.97" calcext:value-type="float">
            <text:p>-82.464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6]-[.D457]+[.E457]" office:value-type="float" office:value="-147464.97" calcext:value-type="float">
            <text:p>-147.464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7]-[.D458]+[.E458]" office:value-type="float" office:value="-144464.97" calcext:value-type="float">
            <text:p>-144.464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58]-[.D459]+[.E459]" office:value-type="float" office:value="-139464.97" calcext:value-type="float">
            <text:p>-139.46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59]-[.D460]+[.E460]" office:value-type="float" office:value="-139864.97" calcext:value-type="float">
            <text:p>-139.864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0]-[.D461]+[.E461]" office:value-type="float" office:value="-136864.97" calcext:value-type="float">
            <text:p>-136.864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1]-[.D462]+[.E462]" office:value-type="float" office:value="-135864.97" calcext:value-type="float">
            <text:p>-135.864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2]-[.D463]+[.E463]" office:value-type="float" office:value="-35864.97" calcext:value-type="float">
            <text:p>-35.86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3]-[.D464]+[.E464]" office:value-type="float" office:value="-38864.97" calcext:value-type="float">
            <text:p>-38.86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4]-[.D465]+[.E465]" office:value-type="float" office:value="-33864.97" calcext:value-type="float">
            <text:p>-33.864,9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5]-[.D466]+[.E466]" office:value-type="float" office:value="-33836.97" calcext:value-type="float">
            <text:p>-33.836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6]-[.D467]+[.E467]" office:value-type="float" office:value="-33821.97" calcext:value-type="float">
            <text:p>-33.821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7]-[.D468]+[.E468]" office:value-type="float" office:value="-30412.97" calcext:value-type="float">
            <text:p>-30.412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68]-[.D469]+[.E469]" office:value-type="float" office:value="-29562.97" calcext:value-type="float">
            <text:p>-29.562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69]-[.D470]+[.E470]" office:value-type="float" office:value="-25562.97" calcext:value-type="float">
            <text:p>-25.562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0]-[.D471]+[.E471]" office:value-type="float" office:value="-22153.97" calcext:value-type="float">
            <text:p>-22.153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1]-[.D472]+[.E472]" office:value-type="float" office:value="-20426.97" calcext:value-type="float">
            <text:p>-20.426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2]-[.D473]+[.E473]" office:value-type="float" office:value="-13661.97" calcext:value-type="float">
            <text:p>-13.661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3]-[.D474]+[.E474]" office:value-type="float" office:value="-13591.97" calcext:value-type="float">
            <text:p>-13.591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4]-[.D475]+[.E475]" office:value-type="float" office:value="-10809.97" calcext:value-type="float">
            <text:p>-10.809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5]-[.D476]+[.E476]" office:value-type="float" office:value="-7400.96999999997" calcext:value-type="float">
            <text:p>-7.400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6]-[.D477]+[.E477]" office:value-type="float" office:value="-15900.97" calcext:value-type="float">
            <text:p>-15.900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7]-[.D478]+[.E478]" office:value-type="float" office:value="-15450.97" calcext:value-type="float">
            <text:p>-15.450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78]-[.D479]+[.E479]" office:value-type="float" office:value="-15390.97" calcext:value-type="float">
            <text:p>-15.390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79]-[.D480]+[.E480]" office:value-type="float" office:value="-15354.97" calcext:value-type="float">
            <text:p>-15.354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0]-[.D481]+[.E481]" office:value-type="float" office:value="-15282.97" calcext:value-type="float">
            <text:p>-15.28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1]-[.D482]+[.E482]" office:value-type="float" office:value="-15234.97" calcext:value-type="float">
            <text:p>-15.234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2]-[.D483]+[.E483]" office:value-type="float" office:value="-15186.97" calcext:value-type="float">
            <text:p>-15.186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3]-[.D484]+[.E484]" office:value-type="float" office:value="-8421.96999999997" calcext:value-type="float">
            <text:p>-8.421,9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4]-[.D485]+[.E485]" office:value-type="float" office:value="-5012.96999999997" calcext:value-type="float">
            <text:p>-5.012,9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5]-[.D486]+[.E486]" office:value-type="float" office:value="-5012.96999999997" calcext:value-type="float">
            <text:p>-5.01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6]-[.D487]+[.E487]" office:value-type="float" office:value="-4852.96999999997" calcext:value-type="float">
            <text:p>-4.85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7]-[.D488]+[.E488]" office:value-type="float" office:value="-104852.97" calcext:value-type="float">
            <text:p>-104.85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88]-[.D489]+[.E489]" office:value-type="float" office:value="-102892.97" calcext:value-type="float">
            <text:p>-102.89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/>
          <table:table-cell table:style-name="ce303" table:formula="of:=[.G489]-[.D490]+[.E490]" office:value-type="float" office:value="-102892.97" calcext:value-type="float">
            <text:p>-102.89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ra Toplam</text:p>
          </table:table-cell>
          <table:table-cell table:style-name="ce308" table:formula="of:=SUM([.D421:.D489])" office:value-type="float" office:value="415343.36" calcext:value-type="float">
            <text:p>415.343,36</text:p>
          </table:table-cell>
          <table:table-cell table:style-name="ce329" table:formula="of:=SUM([.E421:.E489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0]" office:value-type="float" office:value="-102892.97" calcext:value-type="float">
            <text:p>-102.89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0]-[.D501]+[.E501]" office:value-type="float" office:value="-112892.97" calcext:value-type="float">
            <text:p>-112.89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1]-[.D502]+[.E502]" office:value-type="float" office:value="-118892.97" calcext:value-type="float">
            <text:p>-118.89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8242.97" calcext:value-type="float">
            <text:p>-128.242,9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45.12" calcext:value-type="float">
            <text:p>-131.245,12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</text:p>
          </table:table-cell>
          <table:table-cell office:value-type="float" office:value="6111.81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37356.93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5]-[.D506]+[.E506]" office:value-type="float" office:value="-137356.93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6]-[.D507]+[.E507]" office:value-type="float" office:value="-137356.93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0:.D507])+[.D491]" office:value-type="float" office:value="449807.32" calcext:value-type="float">
            <text:p>449.807,32</text:p>
          </table:table-cell>
          <table:table-cell table:style-name="ce327" table:formula="of:=SUM([.E501:.E507])+[.E491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0]-[.D510]" office:value-type="float" office:value="-202778.32" calcext:value-type="float">
            <text:p>-202.778,32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7]" office:value-type="float" office:value="-137356.93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2]-[.D513]+[.E513]" office:value-type="float" office:value="-139156.93" calcext:value-type="float">
            <text:p>-139.156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3]-[.D514]+[.E514]" office:value-type="float" office:value="-137506.93" calcext:value-type="float">
            <text:p>-137.506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4]-[.D515]+[.E515]" office:value-type="float" office:value="-137406.93" calcext:value-type="float">
            <text:p>-137.406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5]-[.D516]+[.E516]" office:value-type="float" office:value="-57406.93" calcext:value-type="float">
            <text:p>-57.406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6]-[.D517]+[.E517]" office:value-type="float" office:value="-65406.93" calcext:value-type="float">
            <text:p>-65.406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17]-[.D518]+[.E518]" office:value-type="float" office:value="-58641.93" calcext:value-type="float">
            <text:p>-58.641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18]-[.D519]+[.E519]" office:value-type="float" office:value="-55232.93" calcext:value-type="float">
            <text:p>-55.23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19]-[.D520]+[.E520]" office:value-type="float" office:value="-55262.93" calcext:value-type="float">
            <text:p>-55.2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0]-[.D521]+[.E521]" office:value-type="float" office:value="-55332.93" calcext:value-type="float">
            <text:p>-55.33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1]-[.D522]+[.E522]" office:value-type="float" office:value="-55032.93" calcext:value-type="float">
            <text:p>-55.032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135032.93" calcext:value-type="float">
            <text:p>-135.032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3]-[.D524]+[.E524]" office:value-type="float" office:value="-128267.93" calcext:value-type="float">
            <text:p>-128.26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4]-[.D525]+[.E525]" office:value-type="float" office:value="-134967.93" calcext:value-type="float">
            <text:p>-134.96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5]-[.D526]+[.E526]" office:value-type="float" office:value="-131558.93" calcext:value-type="float">
            <text:p>-131.558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6]-[.D527]+[.E527]" office:value-type="float" office:value="-41558.93" calcext:value-type="float">
            <text:p>-41.558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27]-[.D528]+[.E528]" office:value-type="float" office:value="-181558.93" calcext:value-type="float">
            <text:p>-181.558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28]-[.D529]+[.E529]" office:value-type="float" office:value="-181308.93" calcext:value-type="float">
            <text:p>-181.308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29]-[.D530]+[.E530]" office:value-type="float" office:value="-176308.93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3"/>
          <table:table-cell table:style-name="ce326"/>
          <table:table-cell table:style-name="ce303"/>
          <table:table-cell table:style-name="ce303" table:formula="of:=[.G530]-[.D531]+[.E531]" office:value-type="float" office:value="-176308.93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1]-[.D532]+[.E532]" office:value-type="float" office:value="-196308.93" calcext:value-type="float">
            <text:p>-196.308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2]-[.D533]+[.E533]" office:value-type="float" office:value="-185308.93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85308.93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4]-[.D535]+[.E535]" office:value-type="float" office:value="-181899.93" calcext:value-type="float">
            <text:p>-181.899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5]-[.D536]+[.E536]" office:value-type="float" office:value="-175134.93" calcext:value-type="float">
            <text:p>-175.13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6]-[.D537]+[.E537]" office:value-type="float" office:value="-173494.93" calcext:value-type="float">
            <text:p>-173.494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37]-[.D538]+[.E538]" office:value-type="float" office:value="-153494.93" calcext:value-type="float">
            <text:p>-153.49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8]-[.D539]+[.E539]" office:value-type="float" office:value="-148494.93" calcext:value-type="float">
            <text:p>-148.49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9]-[.D540]+[.E540]" office:value-type="float" office:value="-143494.93" calcext:value-type="float">
            <text:p>-143.49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0]-[.D541]+[.E541]" office:value-type="float" office:value="-133494.93" calcext:value-type="float">
            <text:p>-133.49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1]-[.D542]+[.E542]" office:value-type="float" office:value="-133247.93" calcext:value-type="float">
            <text:p>-133.24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2]-[.D543]+[.E543]" office:value-type="float" office:value="-133187.93" calcext:value-type="float">
            <text:p>-133.18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3]-[.D544]+[.E544]" office:value-type="float" office:value="-133127.93" calcext:value-type="float">
            <text:p>-133.12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4]-[.D545]+[.E545]" office:value-type="float" office:value="-133027.93" calcext:value-type="float">
            <text:p>-133.02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5]-[.D546]+[.E546]" office:value-type="float" office:value="-118027.93" calcext:value-type="float">
            <text:p>-118.02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6]-[.D547]+[.E547]" office:value-type="float" office:value="-122171.93" calcext:value-type="float">
            <text:p>-122.171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47]-[.D548]+[.E548]" office:value-type="float" office:value="-118762.93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48]-[.D549]+[.E549]" office:value-type="float" office:value="-118762.93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49]-[.D550]+[.E550]" office:value-type="float" office:value="-114762.93" calcext:value-type="float">
            <text:p>-11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0]-[.D551]+[.E551]" office:value-type="float" office:value="-94762.93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1]-[.D552]+[.E552]" office:value-type="float" office:value="-94762.93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2]-[.D553]+[.E553]" office:value-type="float" office:value="-94762.93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3]-[.D554]+[.E554]" office:value-type="float" office:value="-94762.93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94762.93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5]-[.D556]+[.E556]" office:value-type="float" office:value="-94901.93" calcext:value-type="float">
            <text:p>-94.901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6]-[.D557]+[.E557]" office:value-type="float" office:value="-91846.93" calcext:value-type="float">
            <text:p>-91.846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57]-[.D558]+[.E558]" office:value-type="float" office:value="-91834.93" calcext:value-type="float">
            <text:p>-91.83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58]-[.D559]+[.E559]" office:value-type="float" office:value="-51834.93" calcext:value-type="float">
            <text:p>-51.83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59]-[.D560]+[.E560]" office:value-type="float" office:value="-43834.93" calcext:value-type="float">
            <text:p>-43.834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0]-[.D561]+[.E561]" office:value-type="float" office:value="-33834.93" calcext:value-type="float">
            <text:p>-33.834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1]-[.D562]+[.E562]" office:value-type="float" office:value="-28827.93" calcext:value-type="float">
            <text:p>-28.827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2]-[.D563]+[.E563]" office:value-type="float" office:value="-25418.93" calcext:value-type="float">
            <text:p>-25.418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3]-[.D564]+[.E564]" office:value-type="float" office:value="-18653.93" calcext:value-type="float">
            <text:p>-18.653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4]-[.D565]+[.E565]" office:value-type="float" office:value="-15244.93" calcext:value-type="float">
            <text:p>-15.244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5]-[.D566]+[.E566]" office:value-type="float" office:value="-8479.92999999996" calcext:value-type="float">
            <text:p>-8.479,9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6]-[.D567]+[.E567]" office:value-type="float" office:value="-8204.92999999996" calcext:value-type="float">
            <text:p>-8.204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67]-[.D568]+[.E568]" office:value-type="float" office:value="-7848.92999999996" calcext:value-type="float">
            <text:p>-7.848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68]-[.D569]+[.E569]" office:value-type="float" office:value="-7818.92999999996" calcext:value-type="float">
            <text:p>-7.818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69]-[.D570]+[.E570]" office:value-type="float" office:value="-7788.92999999996" calcext:value-type="float">
            <text:p>-7.788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0]-[.D571]+[.E571]" office:value-type="float" office:value="-6288.92999999996" calcext:value-type="float">
            <text:p>-6.288,9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1]-[.D572]+[.E572]" office:value-type="float" office:value="1711.07000000004" calcext:value-type="float">
            <text:p>1.711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2]-[.D573]+[.E573]" office:value-type="float" office:value="1570.07000000004" calcext:value-type="float">
            <text:p>1.570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3]-[.D574]+[.E574]" office:value-type="float" office:value="6570.07000000004" calcext:value-type="float">
            <text:p>6.570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4]-[.D575]+[.E575]" office:value-type="float" office:value="7070.07000000004" calcext:value-type="float">
            <text:p>7.070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5]-[.D576]+[.E576]" office:value-type="float" office:value="7170.07000000004" calcext:value-type="float">
            <text:p>7.170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6]-[.D577]+[.E577]" office:value-type="float" office:value="7270.07000000004" calcext:value-type="float">
            <text:p>7.270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77]-[.D578]+[.E578]" office:value-type="float" office:value="4270.07000000004" calcext:value-type="float">
            <text:p>4.270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78]-[.D579]+[.E579]" office:value-type="float" office:value="14270.07" calcext:value-type="float">
            <text:p>14.270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79]-[.D580]+[.E580]" office:value-type="float" office:value="11370.07" calcext:value-type="float">
            <text:p>11.370,0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0]-[.D581]+[.E581]" office:value-type="float" office:value="12370.07" calcext:value-type="float">
            <text:p>12.370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1]-[.D582]+[.E582]" office:value-type="float" office:value="17377.07" calcext:value-type="float">
            <text:p>17.377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2]-[.D583]+[.E583]" office:value-type="float" office:value="28377.07" calcext:value-type="float">
            <text:p>28.377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3]-[.D584]+[.E584]" office:value-type="float" office:value="27777.07" calcext:value-type="float">
            <text:p>27.777,0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4]-[.D585]+[.E585]" office:value-type="float" office:value="31186.07" calcext:value-type="float">
            <text:p>31.186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5]-[.D586]+[.E586]" office:value-type="float" office:value="37951.07" calcext:value-type="float">
            <text:p>37.951,0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6]-[.D587]+[.E587]" office:value-type="float" office:value="41374.28" calcext:value-type="float">
            <text:p>41.3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87]-[.D588]+[.E588]" office:value-type="float" office:value="31874.28" calcext:value-type="float">
            <text:p>31.874,2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88]-[.D589]+[.E589]" office:value-type="float" office:value="33874.28" calcext:value-type="float">
            <text:p>33.8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89]-[.D590]+[.E590]" office:value-type="float" office:value="37374.28" calcext:value-type="float">
            <text:p>37.3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35374.28" calcext:value-type="float">
            <text:p>35.374,2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1]-[.D592]+[.E592]" office:value-type="float" office:value="33374.28" calcext:value-type="float">
            <text:p>33.3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2]-[.D593]+[.E593]" office:value-type="float" office:value="40974.28" calcext:value-type="float">
            <text:p>40.9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24374.28" calcext:value-type="float">
            <text:p>24.374,2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21874.28" calcext:value-type="float">
            <text:p>21.874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5]-[.D596]+[.E596]" office:value-type="float" office:value="20274.28" calcext:value-type="float">
            <text:p>20.274,2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6]-[.D597]+[.E597]" office:value-type="float" office:value="18674.28" calcext:value-type="float">
            <text:p>18.674,28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597]-[.D598]+[.E598]" office:value-type="float" office:value="17674.28" calcext:value-type="float">
            <text:p>17.674,2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598]-[.D599]+[.E599]" office:value-type="float" office:value="20637.28" calcext:value-type="float">
            <text:p>20.637,2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599]-[.D600]+[.E600]" office:value-type="float" office:value="40637.28" calcext:value-type="float">
            <text:p>40.637,2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0]-[.D601]+[.E601]" office:value-type="float" office:value="41137.28" calcext:value-type="float">
            <text:p>41.137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1]-[.D602]+[.E602]" office:value-type="float" office:value="41732.28" calcext:value-type="float">
            <text:p>41.732,2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2]-[.D603]+[.E603]" office:value-type="float" office:value="45732.28" calcext:value-type="float">
            <text:p>45.732,28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3]-[.D604]+[.E604]" office:value-type="float" office:value="44632.28" calcext:value-type="float">
            <text:p>44.632,28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4]-[.D605]+[.E605]" office:value-type="float" office:value="45532.28" calcext:value-type="float">
            <text:p>45.532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5]-[.D606]+[.E606]" office:value-type="float" office:value="50539.28" calcext:value-type="float">
            <text:p>50.539,2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6]-[.D607]+[.E607]" office:value-type="float" office:value="53539.28" calcext:value-type="float">
            <text:p>53.539,28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07]-[.D608]+[.E608]" office:value-type="float" office:value="68539.28" calcext:value-type="float">
            <text:p>68.539,2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08]-[.D609]+[.E609]" office:value-type="float" office:value="69139.28" calcext:value-type="float">
            <text:p>69.139,28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09]-[.D610]+[.E610]" office:value-type="float" office:value="72548.28" calcext:value-type="float">
            <text:p>72.548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0]-[.D611]+[.E611]" office:value-type="float" office:value="79313.28" calcext:value-type="float">
            <text:p>79.313,28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1]-[.D612]+[.E612]" office:value-type="float" office:value="82737.49" calcext:value-type="float">
            <text:p>82.737,4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2]-[.D613]+[.E613]" office:value-type="float" office:value="83387.49" calcext:value-type="float">
            <text:p>83.387,4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3]-[.D614]+[.E614]" office:value-type="float" office:value="85937.49" calcext:value-type="float">
            <text:p>85.9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4]-[.D615]+[.E615]" office:value-type="float" office:value="86437.49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615]-[.D616]+[.E616]" office:value-type="float" office:value="86437.49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6]-[.D617]+[.E617]" office:value-type="float" office:value="86937.49" calcext:value-type="float">
            <text:p>86.9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17]-[.D618]+[.E618]" office:value-type="float" office:value="66937.49" calcext:value-type="float">
            <text:p>66.9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18]-[.D619]+[.E619]" office:value-type="float" office:value="70937.49" calcext:value-type="float">
            <text:p>70.9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19]-[.D620]+[.E620]" office:value-type="float" office:value="115637.49" calcext:value-type="float">
            <text:p>115.637,4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85637.49" calcext:value-type="float">
            <text:p>85.6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1]-[.D622]+[.E622]" office:value-type="float" office:value="90637.49" calcext:value-type="float">
            <text:p>90.637,4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2]-[.D623]+[.E623]" office:value-type="float" office:value="-109362.51" calcext:value-type="float">
            <text:p>-109.362,5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3]-[.D624]+[.E624]" office:value-type="float" office:value="-89362.51" calcext:value-type="float">
            <text:p>-89.362,5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4]-[.D625]+[.E625]" office:value-type="float" office:value="-91162.51" calcext:value-type="float">
            <text:p>-91.162,5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5]-[.D626]+[.E626]" office:value-type="float" office:value="-125562.51" calcext:value-type="float">
            <text:p>-125.562,5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6]-[.D627]+[.E627]" office:value-type="float" office:value="-122562.51" calcext:value-type="float">
            <text:p>-122.562,51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27]-[.D628]+[.E628]" office:value-type="float" office:value="-121062.51" calcext:value-type="float">
            <text:p>-121.062,5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28]-[.D629]+[.E629]" office:value-type="float" office:value="-117653.51" calcext:value-type="float">
            <text:p>-117.653,51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29]-[.D630]+[.E630]" office:value-type="float" office:value="-110888.51" calcext:value-type="float">
            <text:p>-110.888,51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0]-[.D631]+[.E631]" office:value-type="float" office:value="-107465.3" calcext:value-type="float">
            <text:p>-107.465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1]-[.D632]+[.E632]" office:value-type="float" office:value="-87465.3" calcext:value-type="float">
            <text:p>-87.465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2]-[.D633]+[.E633]" office:value-type="float" office:value="-82465.3" calcext:value-type="float">
            <text:p>-82.465,3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3]-[.D634]+[.E634]" office:value-type="float" office:value="-79465.3" calcext:value-type="float">
            <text:p>-79.465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4]-[.D635]+[.E635]" office:value-type="float" office:value="-83740.3" calcext:value-type="float">
            <text:p>-83.740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5]-[.D636]+[.E636]" office:value-type="float" office:value="-43740.3" calcext:value-type="float">
            <text:p>-43.740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6]-[.D637]+[.E637]" office:value-type="float" office:value="-38724.3" calcext:value-type="float">
            <text:p>-38.724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37]-[.D638]+[.E638]" office:value-type="float" office:value="-38524.3" calcext:value-type="float">
            <text:p>-38.524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38]-[.D639]+[.E639]" office:value-type="float" office:value="-38274.3" calcext:value-type="float">
            <text:p>-38.274,3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39]-[.D640]+[.E640]" office:value-type="float" office:value="-34174.3" calcext:value-type="float">
            <text:p>-34.174,3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0]-[.D641]+[.E641]" office:value-type="float" office:value="-30765.3" calcext:value-type="float">
            <text:p>-30.765,3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1]-[.D642]+[.E642]" office:value-type="float" office:value="-24000.3" calcext:value-type="float">
            <text:p>-24.000,3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2]-[.D643]+[.E643]" office:value-type="float" office:value="-20577.09" calcext:value-type="float">
            <text:p>-20.57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3]-[.D644]+[.E644]" office:value-type="float" office:value="-285577.09" calcext:value-type="float">
            <text:p>-285.577,0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4]-[.D645]+[.E645]" office:value-type="float" office:value="-267577.09" calcext:value-type="float">
            <text:p>-267.577,0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5]-[.D646]+[.E646]" office:value-type="float" office:value="-267407.0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268407.09" calcext:value-type="float">
            <text:p>-268.40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47]-[.D648]+[.E648]" office:value-type="float" office:value="-267407.0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48]-[.D649]+[.E649]" office:value-type="float" office:value="-217407.09" calcext:value-type="float">
            <text:p>-217.40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49]-[.D650]+[.E650]" office:value-type="float" office:value="-207407.09" calcext:value-type="float">
            <text:p>-207.407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0]-[.D651]+[.E651]" office:value-type="float" office:value="-202380.09" calcext:value-type="float">
            <text:p>-202.380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1]-[.D652]+[.E652]" office:value-type="float" office:value="-201380.09" calcext:value-type="float">
            <text:p>-201.380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2]-[.D653]+[.E653]" office:value-type="float" office:value="-201110.09" calcext:value-type="float">
            <text:p>-201.110,0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3]-[.D654]+[.E654]" office:value-type="float" office:value="-200110.09" calcext:value-type="float">
            <text:p>-200.110,0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4]-[.D655]+[.E655]" office:value-type="float" office:value="-190110.09" calcext:value-type="float">
            <text:p>-190.110,0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5]-[.D656]+[.E656]" office:value-type="float" office:value="-183345.09" calcext:value-type="float">
            <text:p>-183.345,0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6]-[.D657]+[.E657]" office:value-type="float" office:value="-179921.88" calcext:value-type="float">
            <text:p>-179.92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57]-[.D658]+[.E658]" office:value-type="float" office:value="-179521.88" calcext:value-type="float">
            <text:p>-179.52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8]-[.D659]+[.E659]" office:value-type="float" office:value="-178521.88" calcext:value-type="float">
            <text:p>-178.52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59]-[.D660]+[.E660]" office:value-type="float" office:value="-177321.88" calcext:value-type="float">
            <text:p>-177.32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0]-[.D661]+[.E661]" office:value-type="float" office:value="-147321.88" calcext:value-type="float">
            <text:p>-147.32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1]-[.D662]+[.E662]" office:value-type="float" office:value="-149156.88" calcext:value-type="float">
            <text:p>-149.156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2]-[.D663]+[.E663]" office:value-type="float" office:value="-134156.88" calcext:value-type="float">
            <text:p>-134.156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3]-[.D664]+[.E664]" office:value-type="float" office:value="-124156.88" calcext:value-type="float">
            <text:p>-124.156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4]-[.D665]+[.E665]" office:value-type="float" office:value="-117391.88" calcext:value-type="float">
            <text:p>-117.391,8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5]-[.D666]+[.E666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6]-[.D667]+[.E667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7]-[.D668]+[.E668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8]-[.D669]+[.E669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13968.67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5]-[.D676]+[.E676]" office:value-type="float" office:value="-109968.67" calcext:value-type="float">
            <text:p>-109.968,6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6]-[.D677]+[.E677]" office:value-type="float" office:value="-108968.67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08968.67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513:.D677])" office:value-type="float" office:value="863734" calcext:value-type="float">
            <text:p>863734</text:p>
          </table:table-cell>
          <table:table-cell table:style-name="ce315" table:formula="of:=SUM([.E513:.E677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464"/>
          <table:table-cell/>
          <table:table-cell table:style-name="ce313"/>
          <table:table-cell table:style-name="ce336"/>
          <table:table-cell table:style-name="ce313"/>
          <table:table-cell table:style-name="ce303" table:formula="of:=[.G678]-[.D680]+[.E680]" office:value-type="float" office:value="-108968.67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0]-[.D681]+[.E681]" office:value-type="float" office:value="-120243.67" calcext:value-type="float">
            <text:p>-120.243,6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</text:p>
          </table:table-cell>
          <table:table-cell table:style-name="ce313" office:value-type="float" office:value="10896.53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1]-[.D682]+[.E682]" office:value-type="float" office:value="-131140.2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2]-[.D683]+[.E683]" office:value-type="float" office:value="-131140.2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1:.D684])+[.D679]" office:value-type="float" office:value="885905.53" calcext:value-type="float">
            <text:p>885.905,53</text:p>
          </table:table-cell>
          <table:table-cell table:style-name="ce327" table:formula="of:=SUM([.E681:.E684])+[.E679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5]-[.D685]" office:value-type="float" office:value="6216.72999999998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3]" office:value-type="float" office:value="-131140.2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87]-[.D688]+[.E688]" office:value-type="float" office:value="-127716.99" calcext:value-type="float">
            <text:p>-127.716,9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88]-[.D689]+[.E689]" office:value-type="float" office:value="-120951.99" calcext:value-type="float">
            <text:p>-120.951,9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89]-[.D690]+[.E690]" office:value-type="float" office:value="-117174.99" calcext:value-type="float">
            <text:p>-117.174,9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0]-[.D691]+[.E691]" office:value-type="float" office:value="-113751.78" calcext:value-type="float">
            <text:p>-113.751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1]-[.D692]+[.E692]" office:value-type="float" office:value="-106986.78" calcext:value-type="float">
            <text:p>-106.986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2]-[.D693]+[.E693]" office:value-type="float" office:value="-94239.78" calcext:value-type="float">
            <text:p>-94.239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3]-[.D694]+[.E694]" office:value-type="float" office:value="-93751.78" calcext:value-type="float">
            <text:p>-93.751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4]-[.D695]+[.E695]" office:value-type="float" office:value="-88751.78" calcext:value-type="float">
            <text:p>-88.751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5]-[.D696]+[.E696]" office:value-type="float" office:value="-86751.78" calcext:value-type="float">
            <text:p>-86.751,7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696]-[.D697]+[.E697]" office:value-type="float" office:value="-81718.78" calcext:value-type="float">
            <text:p>-81.718,7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697]-[.D698]+[.E698]" office:value-type="float" office:value="-82318.78" calcext:value-type="float">
            <text:p>-82.318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698]-[.D699]+[.E699]" office:value-type="float" office:value="-82892.78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699]-[.D700]+[.E700]" office:value-type="float" office:value="-82392.78" calcext:value-type="float">
            <text:p>-82.392,7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0]-[.D701]+[.E701]" office:value-type="float" office:value="-82892.78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1]-[.D702]+[.E702]" office:value-type="float" office:value="-79892.78" calcext:value-type="float">
            <text:p>-79.892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18892.78" calcext:value-type="float">
            <text:p>-118.892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3]-[.D704]+[.E704]" office:value-type="float" office:value="-118592.78" calcext:value-type="float">
            <text:p>-118.592,7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4]-[.D705]+[.E705]" office:value-type="float" office:value="-117992.78" calcext:value-type="float">
            <text:p>-117.992,7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5]-[.D706]+[.E706]" office:value-type="float" office:value="-111227.78" calcext:value-type="float">
            <text:p>-111.227,7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06]-[.D707]+[.E707]" office:value-type="float" office:value="-107804.57" calcext:value-type="float">
            <text:p>-107.804,5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07]-[.D708]+[.E708]" office:value-type="float" office:value="-106804.57" calcext:value-type="float">
            <text:p>-106.804,5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08]-[.D709]+[.E709]" office:value-type="float" office:value="-106454.57" calcext:value-type="float">
            <text:p>-106.454,5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09]-[.D710]+[.E710]" office:value-type="float" office:value="-106754.57" calcext:value-type="float">
            <text:p>-106.754,5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0]-[.D711]+[.E711]" office:value-type="float" office:value="-99989.57" calcext:value-type="float">
            <text:p>-99.989,5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1]-[.D712]+[.E712]" office:value-type="float" office:value="-96566.36" calcext:value-type="float">
            <text:p>-96.566,3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2]-[.D713]+[.E713]" office:value-type="float" office:value="-89801.36" calcext:value-type="float">
            <text:p>-89.801,3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3]-[.D714]+[.E714]" office:value-type="float" office:value="-86378.1499999999" calcext:value-type="float">
            <text:p>-86.37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4]-[.D715]+[.E715]" office:value-type="float" office:value="-76378.15" calcext:value-type="float">
            <text:p>-76.37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5]-[.D716]+[.E716]" office:value-type="float" office:value="-88878.1499999999" calcext:value-type="float">
            <text:p>-88.8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16]-[.D717]+[.E717]" office:value-type="float" office:value="-83878.1499999999" calcext:value-type="float">
            <text:p>-83.8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17]-[.D718]+[.E718]" office:value-type="float" office:value="-82378.15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18]-[.D719]+[.E719]" office:value-type="float" office:value="-82378.15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19]-[.D720]+[.E720]" office:value-type="float" office:value="-75378.15" calcext:value-type="float">
            <text:p>-75.3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0]-[.D721]+[.E721]" office:value-type="float" office:value="-67378.15" calcext:value-type="float">
            <text:p>-67.3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1]-[.D722]+[.E722]" office:value-type="float" office:value="-52378.15" calcext:value-type="float">
            <text:p>-52.3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2]-[.D723]+[.E723]" office:value-type="float" office:value="-48878.15" calcext:value-type="float">
            <text:p>-48.8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3]-[.D724]+[.E724]" office:value-type="float" office:value="-26878.15" calcext:value-type="float">
            <text:p>-26.87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4]-[.D725]+[.E725]" office:value-type="float" office:value="-20113.1499999999" calcext:value-type="float">
            <text:p>-20.113,15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5]-[.D726]+[.E726]" office:value-type="float" office:value="-16689.94" calcext:value-type="float">
            <text:p>-16.68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26]-[.D727]+[.E727]" office:value-type="float" office:value="-11649.94" calcext:value-type="float">
            <text:p>-11.64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27]-[.D728]+[.E728]" office:value-type="float" office:value="-14549.94" calcext:value-type="float">
            <text:p>-14.54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28]-[.D729]+[.E729]" office:value-type="float" office:value="15450.06" calcext:value-type="float">
            <text:p>15.450,0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9]-[.D730]+[.E730]" office:value-type="float" office:value="22215.06" calcext:value-type="float">
            <text:p>22.215,0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0]-[.D731]+[.E731]" office:value-type="float" office:value="25638.27" calcext:value-type="float">
            <text:p>25.63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1]-[.D732]+[.E732]" office:value-type="float" office:value="26343.27" calcext:value-type="float">
            <text:p>26.34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2]-[.D733]+[.E733]" office:value-type="float" office:value="27008.27" calcext:value-type="float">
            <text:p>27.00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3]-[.D734]+[.E734]" office:value-type="float" office:value="31008.27" calcext:value-type="float">
            <text:p>31.00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4]-[.D735]+[.E735]" office:value-type="float" office:value="36008.27" calcext:value-type="float">
            <text:p>36.008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5]-[.D736]+[.E736]" office:value-type="float" office:value="36708.27" calcext:value-type="float">
            <text:p>36.708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36]-[.D737]+[.E737]" office:value-type="float" office:value="36208.27" calcext:value-type="float">
            <text:p>36.208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37]-[.D738]+[.E738]" office:value-type="float" office:value="36508.27" calcext:value-type="float">
            <text:p>36.508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38]-[.D739]+[.E739]" office:value-type="float" office:value="36608.27" calcext:value-type="float">
            <text:p>36.608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39]-[.D740]+[.E740]" office:value-type="float" office:value="35858.27" calcext:value-type="float">
            <text:p>35.85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0]-[.D741]+[.E741]" office:value-type="float" office:value="40858.27" calcext:value-type="float">
            <text:p>40.85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1]-[.D742]+[.E742]" office:value-type="float" office:value="50858.27" calcext:value-type="float">
            <text:p>50.858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2]-[.D743]+[.E743]" office:value-type="float" office:value="40958.2700000001" calcext:value-type="float">
            <text:p>40.958,2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3]-[.D744]+[.E744]" office:value-type="float" office:value="44381.48" calcext:value-type="float">
            <text:p>44.38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4]-[.D745]+[.E745]" office:value-type="float" office:value="49181.4800000001" calcext:value-type="float">
            <text:p>49.18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5]-[.D746]+[.E746]" office:value-type="float" office:value="55946.4800000001" calcext:value-type="float">
            <text:p>55.94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49196.4800000001" calcext:value-type="float">
            <text:p>49.19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47]-[.D748]+[.E748]" office:value-type="float" office:value="57446.4800000001" calcext:value-type="float">
            <text:p>57.44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48]-[.D749]+[.E749]" office:value-type="float" office:value="48946.48" calcext:value-type="float">
            <text:p>48.94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9]-[.D750]+[.E750]" office:value-type="float" office:value="49246.4800000001" calcext:value-type="float">
            <text:p>49.24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46296.4800000001" calcext:value-type="float">
            <text:p>46.296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1]-[.D752]+[.E752]" office:value-type="float" office:value="51396.48" calcext:value-type="float">
            <text:p>51.39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47696.48" calcext:value-type="float">
            <text:p>47.69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3]-[.D754]+[.E754]" office:value-type="float" office:value="47896.4800000001" calcext:value-type="float">
            <text:p>47.896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4]-[.D755]+[.E755]" office:value-type="float" office:value="51615.48" calcext:value-type="float">
            <text:p>51.615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5]-[.D756]+[.E756]" office:value-type="float" office:value="52215.4800000001" calcext:value-type="float">
            <text:p>52.215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56]-[.D757]+[.E757]" office:value-type="float" office:value="67215.48" calcext:value-type="float">
            <text:p>67.215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57]-[.D758]+[.E758]" office:value-type="float" office:value="40715.48" calcext:value-type="float">
            <text:p>40.715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8]-[.D759]+[.E759]" office:value-type="float" office:value="41315.48" calcext:value-type="float">
            <text:p>41.315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59]-[.D760]+[.E760]" office:value-type="float" office:value="40515.48" calcext:value-type="float">
            <text:p>40.515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0]-[.D761]+[.E761]" office:value-type="float" office:value="40395.48" calcext:value-type="float">
            <text:p>40.395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1]-[.D762]+[.E762]" office:value-type="float" office:value="47160.48" calcext:value-type="float">
            <text:p>47.160,4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2]-[.D763]+[.E763]" office:value-type="float" office:value="50583.69" calcext:value-type="float">
            <text:p>50.583,6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3]-[.D764]+[.E764]" office:value-type="float" office:value="55865.31" calcext:value-type="float">
            <text:p>55.865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4]-[.D765]+[.E765]" office:value-type="float" office:value="62630.31" calcext:value-type="float">
            <text:p>62.630,31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5]-[.D766]+[.E766]" office:value-type="float" office:value="66053.52" calcext:value-type="float">
            <text:p>66.053,5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66]-[.D767]+[.E767]" office:value-type="float" office:value="65313.52" calcext:value-type="float">
            <text:p>65.313,5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67]-[.D768]+[.E768]" office:value-type="float" office:value="66163.52" calcext:value-type="float">
            <text:p>66.163,5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68]-[.D769]+[.E769]" office:value-type="float" office:value="65018.5200000001" calcext:value-type="float">
            <text:p>65.018,5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69]-[.D770]+[.E770]" office:value-type="float" office:value="65410.5200000001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64610.5200000001" calcext:value-type="float">
            <text:p>64.610,5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1]-[.D772]+[.E772]" office:value-type="float" office:value="65060.5200000001" calcext:value-type="float">
            <text:p>65.060,5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2]-[.D773]+[.E773]" office:value-type="float" office:value="65410.5200000001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3]-[.D774]+[.E774]" office:value-type="float" office:value="68833.7300000001" calcext:value-type="float">
            <text:p>68.833,7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4]-[.D775]+[.E775]" office:value-type="float" office:value="75598.7300000001" calcext:value-type="float">
            <text:p>75.598,7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5]-[.D776]+[.E776]" office:value-type="float" office:value="75898.7300000001" calcext:value-type="float">
            <text:p>75.898,7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76]-[.D777]+[.E777]" office:value-type="float" office:value="-39101.2699999999" calcext:value-type="float">
            <text:p>-39.101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77]-[.D778]+[.E778]" office:value-type="float" office:value="-34301.2699999999" calcext:value-type="float">
            <text:p>-34.301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78]-[.D779]+[.E779]" office:value-type="float" office:value="-35176.2699999999" calcext:value-type="float">
            <text:p>-35.176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79]-[.D780]+[.E780]" office:value-type="float" office:value="-15176.2699999999" calcext:value-type="float">
            <text:p>-15.176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0]-[.D781]+[.E781]" office:value-type="float" office:value="-12042.2699999999" calcext:value-type="float">
            <text:p>-12.042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1]-[.D782]+[.E782]" office:value-type="float" office:value="-50922.2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2]-[.D783]+[.E783]" office:value-type="float" office:value="-50922.2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3]-[.D784]+[.E784]" office:value-type="float" office:value="-50922.2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4]-[.D785]+[.E785]" office:value-type="float" office:value="-50922.2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5]-[.D786]+[.E786]" office:value-type="float" office:value="-44157.2699999999" calcext:value-type="float">
            <text:p>-44.157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86]-[.D787]+[.E787]" office:value-type="float" office:value="-40057.2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7]-[.D788]+[.E788]" office:value-type="float" office:value="-40057.2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1" office:value-type="string" calcext:value-type="string">
            <text:p>Ara Toplam</text:p>
          </table:table-cell>
          <table:table-cell table:style-name="ce316" table:formula="of:=SUM([.D688:.D787])" office:value-type="float" office:value="274284" calcext:value-type="float">
            <text:p>274284</text:p>
          </table:table-cell>
          <table:table-cell table:style-name="ce316" table:formula="of:=SUM([.E688:.E788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8]-[.D791]+[.E791]" office:value-type="float" office:value="-40057.2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1]-[.D792]+[.E792]" office:value-type="float" office:value="-53057.27" calcext:value-type="float">
            <text:p>-53.057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2]-[.D793]+[.E793]" office:value-type="float" office:value="-65557.27" calcext:value-type="float">
            <text:p>-65.557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</text:p>
          </table:table-cell>
          <table:table-cell table:style-name="ce313" office:value-type="float" office:value="11731.6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3]-[.D794]+[.E794]" office:value-type="float" office:value="-77288.87" calcext:value-type="float">
            <text:p>-77.2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55" table:formula="of:=[.G794]-[.D795]+[.E795]" office:value-type="float" office:value="-77288.87" calcext:value-type="float">
            <text:p>-77.2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5]-[.D796]+[.E796]" office:value-type="float" office:value="-77288.87" calcext:value-type="float">
            <text:p>-77.2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2:.D797])+[.D790]" office:value-type="float" office:value="311515.6" calcext:value-type="float">
            <text:p>311.515,60</text:p>
          </table:table-cell>
          <table:table-cell table:style-name="ce327" table:formula="of:=SUM([.E792:.E797])+[.E790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798]-[.D798]" office:value-type="float" office:value="53851.33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796]" office:value-type="float" office:value="-77288.87" calcext:value-type="float">
            <text:p>-77.28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0]-[.D801]+[.E801]" office:value-type="float" office:value="-70523.87" calcext:value-type="float">
            <text:p>-70.523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1]-[.D802]+[.E802]" office:value-type="float" office:value="-65663.87" calcext:value-type="float">
            <text:p>-65.663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2]-[.D803]+[.E803]" office:value-type="float" office:value="-61663.87" calcext:value-type="float">
            <text:p>-61.663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3]-[.D804]+[.E804]" office:value-type="float" office:value="-58318.87" calcext:value-type="float">
            <text:p>-58.31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51553.87" calcext:value-type="float">
            <text:p>-51.553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5]-[.D806]+[.E806]" office:value-type="float" office:value="-48208.87" calcext:value-type="float">
            <text:p>-48.20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06]-[.D807]+[.E807]" office:value-type="float" office:value="-28208.8699999999" calcext:value-type="float">
            <text:p>-28.20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07]-[.D808]+[.E808]" office:value-type="float" office:value="-8408.86999999995" calcext:value-type="float">
            <text:p>-8.40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08]-[.D809]+[.E809]" office:value-type="float" office:value="-3408.86999999995" calcext:value-type="float">
            <text:p>-3.40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09]-[.D810]+[.E810]" office:value-type="float" office:value="8591.13000000005" calcext:value-type="float">
            <text:p>8.59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0]-[.D811]+[.E811]" office:value-type="float" office:value="12591.13" calcext:value-type="float">
            <text:p>12.59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1]-[.D812]+[.E812]" office:value-type="float" office:value="13751.1300000001" calcext:value-type="float">
            <text:p>13.751,13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2]-[.D813]+[.E813]" office:value-type="float" office:value="15251.13" calcext:value-type="float">
            <text:p>15.2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3]-[.D814]+[.E814]" office:value-type="float" office:value="25251.13" calcext:value-type="float">
            <text:p>25.2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4]-[.D815]+[.E815]" office:value-type="float" office:value="27751.13" calcext:value-type="float">
            <text:p>27.7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5]-[.D816]+[.E816]" office:value-type="float" office:value="57751.13" calcext:value-type="float">
            <text:p>57.7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6]-[.D817]+[.E817]" office:value-type="float" office:value="62751.13" calcext:value-type="float">
            <text:p>62.751,1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17]-[.D818]+[.E818]" office:value-type="float" office:value="2751.13000000005" calcext:value-type="float">
            <text:p>2.751,1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18]-[.D819]+[.E819]" office:value-type="float" office:value="2751.13000000005" calcext:value-type="float">
            <text:p>2.751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19]-[.D820]+[.E820]" office:value-type="float" office:value="-162248.87" calcext:value-type="float">
            <text:p>-162.24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0]-[.D821]+[.E821]" office:value-type="float" office:value="-62248.8699999999" calcext:value-type="float">
            <text:p>-62.24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821]-[.D822]+[.E822]" office:value-type="float" office:value="-62248.8699999999" calcext:value-type="float">
            <text:p>-62.248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2]-[.D823]+[.E823]" office:value-type="float" office:value="-58913.8699999999" calcext:value-type="float">
            <text:p>-58.913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3]-[.D824]+[.E824]" office:value-type="float" office:value="-55578.8699999999" calcext:value-type="float">
            <text:p>-55.57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4]-[.D825]+[.E825]" office:value-type="float" office:value="-48813.8699999999" calcext:value-type="float">
            <text:p>-48.813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5]-[.D826]+[.E826]" office:value-type="float" office:value="120496.13" calcext:value-type="float">
            <text:p>120.496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26]-[.D827]+[.E827]" office:value-type="float" office:value="120516.13" calcext:value-type="float">
            <text:p>120.516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27]-[.D828]+[.E828]" office:value-type="float" office:value="120916.13" calcext:value-type="float">
            <text:p>120.916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28]-[.D829]+[.E829]" office:value-type="float" office:value="136316.13" calcext:value-type="float">
            <text:p>136.316,13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9]-[.D830]+[.E830]" office:value-type="float" office:value="139651.13" calcext:value-type="float">
            <text:p>139.651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0]-[.D831]+[.E831]" office:value-type="float" office:value="164651.13" calcext:value-type="float">
            <text:p>164.651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1]-[.D832]+[.E832]" office:value-type="float" office:value="174651.13" calcext:value-type="float">
            <text:p>174.651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2]-[.D833]+[.E833]" office:value-type="float" office:value="175651.13" calcext:value-type="float">
            <text:p>175.6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3]-[.D834]+[.E834]" office:value-type="float" office:value="175641.13" calcext:value-type="float">
            <text:p>175.64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4]-[.D835]+[.E835]" office:value-type="float" office:value="175591.13" calcext:value-type="float">
            <text:p>175.591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5]-[.D836]+[.E836]" office:value-type="float" office:value="176091.13" calcext:value-type="float">
            <text:p>176.09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36]-[.D837]+[.E837]" office:value-type="float" office:value="176051.13" calcext:value-type="float">
            <text:p>176.05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76021.13" calcext:value-type="float">
            <text:p>176.02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75971.13" calcext:value-type="float">
            <text:p>175.97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9]-[.D840]+[.E840]" office:value-type="float" office:value="175941.13" calcext:value-type="float">
            <text:p>175.94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0]-[.D841]+[.E841]" office:value-type="float" office:value="176181.13" calcext:value-type="float">
            <text:p>176.18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75781.13" calcext:value-type="float">
            <text:p>175.78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68281.1300000001" calcext:value-type="float">
            <text:p>68.281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-106718.87" calcext:value-type="float">
            <text:p>-106.71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4]-[.D845]+[.E845]" office:value-type="float" office:value="-106318.87" calcext:value-type="float">
            <text:p>-106.31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5]-[.D846]+[.E846]" office:value-type="float" office:value="-106018.87" calcext:value-type="float">
            <text:p>-106.01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46]-[.D847]+[.E847]" office:value-type="float" office:value="-105518.87" calcext:value-type="float">
            <text:p>-105.518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47]-[.D848]+[.E848]" office:value-type="float" office:value="-102183.87" calcext:value-type="float">
            <text:p>-102.183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48]-[.D849]+[.E849]" office:value-type="float" office:value="-105518.87" calcext:value-type="float">
            <text:p>-105.518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49]-[.D850]+[.E850]" office:value-type="float" office:value="-102183.87" calcext:value-type="float">
            <text:p>-102.18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0]-[.D851]+[.E851]" office:value-type="float" office:value="-82183.8699999999" calcext:value-type="float">
            <text:p>-82.18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1]-[.D852]+[.E852]" office:value-type="float" office:value="-67183.8699999999" calcext:value-type="float">
            <text:p>-67.183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2]-[.D853]+[.E853]" office:value-type="float" office:value="-67413.8699999999" calcext:value-type="float">
            <text:p>-67.41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3]-[.D854]+[.E854]" office:value-type="float" office:value="-42413.8699999999" calcext:value-type="float">
            <text:p>-42.41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4]-[.D855]+[.E855]" office:value-type="float" office:value="-42313.8699999999" calcext:value-type="float">
            <text:p>-42.31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5]-[.D856]+[.E856]" office:value-type="float" office:value="-42463.8699999999" calcext:value-type="float">
            <text:p>-42.463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42588.8699999999" calcext:value-type="float">
            <text:p>-42.5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57]-[.D858]+[.E858]" office:value-type="float" office:value="-40588.8699999999" calcext:value-type="float">
            <text:p>-40.5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58]-[.D859]+[.E859]" office:value-type="float" office:value="-41338.8699999999" calcext:value-type="float">
            <text:p>-41.33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42838.8699999999" calcext:value-type="float">
            <text:p>-42.83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42938.8699999999" calcext:value-type="float">
            <text:p>-42.93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1]-[.D862]+[.E862]" office:value-type="float" office:value="-44938.8699999999" calcext:value-type="float">
            <text:p>-44.93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45458.8699999999" calcext:value-type="float">
            <text:p>-45.45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45698.8699999999" calcext:value-type="float">
            <text:p>-45.69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4]-[.D865]+[.E865]" office:value-type="float" office:value="-44898.8699999999" calcext:value-type="float">
            <text:p>-44.89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5]-[.D866]+[.E866]" office:value-type="float" office:value="-44398.8699999999" calcext:value-type="float">
            <text:p>-44.39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44848.8699999999" calcext:value-type="float">
            <text:p>-44.84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44863.8699999999" calcext:value-type="float">
            <text:p>-44.863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68]-[.D869]+[.E869]" office:value-type="float" office:value="-45088.8699999999" calcext:value-type="float">
            <text:p>-45.088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69]-[.D870]+[.E870]" office:value-type="float" office:value="-17588.8699999999" calcext:value-type="float">
            <text:p>-17.588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0]-[.D871]+[.E871]" office:value-type="float" office:value="-17269.8699999999" calcext:value-type="float">
            <text:p>-17.269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1]-[.D872]+[.E872]" office:value-type="float" office:value="-12159.8699999999" calcext:value-type="float">
            <text:p>-12.159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2]-[.D873]+[.E873]" office:value-type="float" office:value="-4989.86999999994" calcext:value-type="float">
            <text:p>-4.989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3]-[.D874]+[.E874]" office:value-type="float" office:value="3897.13000000006" calcext:value-type="float">
            <text:p>3.897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4]-[.D875]+[.E875]" office:value-type="float" office:value="7982.13000000006" calcext:value-type="float">
            <text:p>7.98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5]-[.D876]+[.E876]" office:value-type="float" office:value="8812.13000000006" calcext:value-type="float">
            <text:p>8.81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6]-[.D877]+[.E877]" office:value-type="float" office:value="8867.13000000006" calcext:value-type="float">
            <text:p>8.867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77]-[.D878]+[.E878]" office:value-type="float" office:value="19482.1300000001" calcext:value-type="float">
            <text:p>19.48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78]-[.D879]+[.E879]" office:value-type="float" office:value="19527.1300000001" calcext:value-type="float">
            <text:p>19.527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9]-[.D880]+[.E880]" office:value-type="float" office:value="19582.1300000001" calcext:value-type="float">
            <text:p>19.58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0]-[.D881]+[.E881]" office:value-type="float" office:value="19647.1300000001" calcext:value-type="float">
            <text:p>19.647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1]-[.D882]+[.E882]" office:value-type="float" office:value="19722.1300000001" calcext:value-type="float">
            <text:p>19.72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2]-[.D883]+[.E883]" office:value-type="float" office:value="19422.1300000001" calcext:value-type="float">
            <text:p>19.42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3]-[.D884]+[.E884]" office:value-type="float" office:value="19382.1300000001" calcext:value-type="float">
            <text:p>19.382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4]-[.D885]+[.E885]" office:value-type="float" office:value="19307.1300000001" calcext:value-type="float">
            <text:p>19.307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5]-[.D886]+[.E886]" office:value-type="float" office:value="24307.1300000001" calcext:value-type="float">
            <text:p>24.307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86]-[.D887]+[.E887]" office:value-type="float" office:value="24627.1300000001" calcext:value-type="float">
            <text:p>24.627,1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25372.8699999999" calcext:value-type="float">
            <text:p>-25.372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88]-[.D889]+[.E889]" office:value-type="float" office:value="-23372.8699999999" calcext:value-type="float">
            <text:p>-23.372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9]-[.D890]+[.E890]" office:value-type="float" office:value="-23672.8699999999" calcext:value-type="float">
            <text:p>-23.672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0]-[.D891]+[.E891]" office:value-type="float" office:value="-23572.8699999999" calcext:value-type="float">
            <text:p>-23.572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1]-[.D892]+[.E892]" office:value-type="float" office:value="-23022.8699999999" calcext:value-type="float">
            <text:p>-23.022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2]-[.D893]+[.E893]" office:value-type="float" office:value="-19677.8699999999" calcext:value-type="float">
            <text:p>-19.67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3]-[.D894]+[.E894]" office:value-type="float" office:value="-14677.8699999999" calcext:value-type="float">
            <text:p>-14.677,8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4]-[.D895]+[.E895]" office:value-type="float" office:value="-8677.86999999994" calcext:value-type="float">
            <text:p>-8.67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5]-[.D896]+[.E896]" office:value-type="float" office:value="-8827.86999999994" calcext:value-type="float">
            <text:p>-8.82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6]-[.D897]+[.E897]" office:value-type="float" office:value="-7827.86999999994" calcext:value-type="float">
            <text:p>-7.82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7]-[.D898]+[.E898]" office:value-type="float" office:value="-5827.86999999994" calcext:value-type="float">
            <text:p>-5.82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898]-[.D899]+[.E899]" office:value-type="float" office:value="-4277.86999999994" calcext:value-type="float">
            <text:p>-4.27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9]-[.D900]+[.E900]" office:value-type="float" office:value="-3277.86999999994" calcext:value-type="float">
            <text:p>-3.277,8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0]-[.D901]+[.E901]" office:value-type="float" office:value="-277.869999999937" calcext:value-type="float">
            <text:p>-277,8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1]-[.D902]+[.E902]" office:value-type="float" office:value="-77.8699999999371" calcext:value-type="float">
            <text:p>-77,87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2]-[.D903]+[.E903]" office:value-type="float" office:value="3257.13000000006" calcext:value-type="float">
            <text:p>3.257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3]-[.D904]+[.E904]" office:value-type="float" office:value="2932.13000000006" calcext:value-type="float">
            <text:p>2.93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4]-[.D905]+[.E905]" office:value-type="float" office:value="4932.13000000006" calcext:value-type="float">
            <text:p>4.93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5]-[.D906]+[.E906]" office:value-type="float" office:value="2932.13000000006" calcext:value-type="float">
            <text:p>2.93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06]-[.D907]+[.E907]" office:value-type="float" office:value="7932.13000000006" calcext:value-type="float">
            <text:p>7.93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07]-[.D908]+[.E908]" office:value-type="float" office:value="17932.1300000001" calcext:value-type="float">
            <text:p>17.932,1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08]-[.D909]+[.E909]" office:value-type="float" office:value="17946.6300000001" calcext:value-type="float">
            <text:p>17.946,6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09]-[.D910]+[.E910]" office:value-type="float" office:value="17946.6300000001" calcext:value-type="float">
            <text:p>17.946,6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801:.D910])" office:value-type="float" office:value="570940" calcext:value-type="float">
            <text:p>570940</text:p>
          </table:table-cell>
          <table:table-cell table:style-name="ce315" table:formula="of:=SUM([.E801:.E910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08"/>
          <table:table-cell table:style-name="ce329"/>
          <table:table-cell table:style-name="ce313"/>
          <table:table-cell table:style-name="ce313" table:formula="of:=[.G910]" office:value-type="float" office:value="17946.6300000001" calcext:value-type="float">
            <text:p>17.946,6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2]-[.D913]+[.E913]" office:value-type="float" office:value="2546.63000000006" calcext:value-type="float">
            <text:p>2.546,6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3]-[.D914]+[.E914]" office:value-type="float" office:value="-11203.3699999999" calcext:value-type="float">
            <text:p>-11.203,3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</text:p>
          </table:table-cell>
          <table:table-cell table:style-name="ce313" office:value-type="float" office:value="13583.19" calcext:value-type="float">
            <text:p>13.583,19</text:p>
          </table:table-cell>
          <table:table-cell/>
          <table:table-cell table:style-name="ce313"/>
          <table:table-cell table:style-name="ce313" table:formula="of:=[.G914]-[.D915]+[.E915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15]-[.D916]+[.E916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16]-[.D917]+[.E917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17]-[.D918]+[.E918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3:.D919])+[.D911]" office:value-type="float" office:value="613673.19" calcext:value-type="float">
            <text:p>613.673,19</text:p>
          </table:table-cell>
          <table:table-cell table:style-name="ce327" table:formula="of:=SUM([.E913:.E919])+[.E911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0]-[.D920]" office:value-type="float" office:value="52502.3100000001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18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2]-[.D923]+[.E923]" office:value-type="float" office:value="-9786.55999999994" calcext:value-type="float">
            <text:p>-9.786,56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3]-[.D924]+[.E924]" office:value-type="float" office:value="-8786.55999999994" calcext:value-type="float">
            <text:p>-8.78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4]-[.D925]+[.E925]" office:value-type="float" office:value="-8626.55999999994" calcext:value-type="float">
            <text:p>-8.626,5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5]-[.D926]+[.E926]" office:value-type="float" office:value="-9126.55999999994" calcext:value-type="float">
            <text:p>-9.126,5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26]-[.D927]+[.E927]" office:value-type="float" office:value="-10976.5599999999" calcext:value-type="float">
            <text:p>-10.97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27]-[.D928]+[.E928]" office:value-type="float" office:value="-9076.55999999994" calcext:value-type="float">
            <text:p>-9.07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28]-[.D929]+[.E929]" office:value-type="float" office:value="-7826.55999999994" calcext:value-type="float">
            <text:p>-7.826,5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9]-[.D930]+[.E930]" office:value-type="float" office:value="-7666.55999999994" calcext:value-type="float">
            <text:p>-7.666,5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0]-[.D931]+[.E931]" office:value-type="float" office:value="-7637.60999999994" calcext:value-type="float">
            <text:p>-7.637,6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1]-[.D932]+[.E932]" office:value-type="float" office:value="-7542.60999999994" calcext:value-type="float">
            <text:p>-7.542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2]-[.D933]+[.E933]" office:value-type="float" office:value="-7173.87999999994" calcext:value-type="float">
            <text:p>-7.173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3]-[.D934]+[.E934]" office:value-type="float" office:value="-7103.87999999994" calcext:value-type="float">
            <text:p>-7.103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4]-[.D935]+[.E935]" office:value-type="float" office:value="-7003.87999999994" calcext:value-type="float">
            <text:p>-7.003,88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5]-[.D936]+[.E936]" office:value-type="float" office:value="-6403.87999999994" calcext:value-type="float">
            <text:p>-6.403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36]-[.D937]+[.E937]" office:value-type="float" office:value="-3401.87999999994" calcext:value-type="float">
            <text:p>-3.40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7]-[.D938]+[.E938]" office:value-type="float" office:value="-2396.87999999994" calcext:value-type="float">
            <text:p>-2.396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38]-[.D939]+[.E939]" office:value-type="float" office:value="17603.1200000001" calcext:value-type="float">
            <text:p>17.603,1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9]-[.D940]+[.E940]" office:value-type="float" office:value="18608.1200000001" calcext:value-type="float">
            <text:p>18.608,1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0]-[.D941]+[.E941]" office:value-type="float" office:value="19393.1200000001" calcext:value-type="float">
            <text:p>19.393,1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1]-[.D942]+[.E942]" office:value-type="float" office:value="49393.1200000001" calcext:value-type="float">
            <text:p>49.393,1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2]-[.D943]+[.E943]" office:value-type="float" office:value="51398.1200000001" calcext:value-type="float">
            <text:p>51.398,1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3]-[.D944]+[.E944]" office:value-type="float" office:value="-153601.88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44]-[.D945]+[.E945]" office:value-type="float" office:value="-153601.88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5]-[.D946]+[.E946]" office:value-type="float" office:value="-156601.88" calcext:value-type="float">
            <text:p>-156.601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46]-[.D947]+[.E947]" office:value-type="float" office:value="-155421.88" calcext:value-type="float">
            <text:p>-155.421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47]-[.D948]+[.E948]" office:value-type="float" office:value="-154495.88" calcext:value-type="float">
            <text:p>-154.495,8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48]-[.D949]+[.E949]" office:value-type="float" office:value="-154198.77" calcext:value-type="float">
            <text:p>-154.198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49]-[.D950]+[.E950]" office:value-type="float" office:value="-146693.77" calcext:value-type="float">
            <text:p>-146.693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0]-[.D951]+[.E951]" office:value-type="float" office:value="-129193.77" calcext:value-type="float">
            <text:p>-129.193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1]-[.D952]+[.E952]" office:value-type="float" office:value="-110993.77" calcext:value-type="float">
            <text:p>-110.993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2]-[.D953]+[.E953]" office:value-type="float" office:value="-93993.77" calcext:value-type="float">
            <text:p>-93.993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3]-[.D954]+[.E954]" office:value-type="float" office:value="-83993.77" calcext:value-type="float">
            <text:p>-83.993,7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4]-[.D955]+[.E955]" office:value-type="float" office:value="-80993.77" calcext:value-type="float">
            <text:p>-80.993,7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5]-[.D956]+[.E956]" office:value-type="float" office:value="-72526.95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6]-[.D957]+[.E957]" office:value-type="float" office:value="-69526.95" calcext:value-type="float">
            <text:p>-69.526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57]-[.D958]+[.E958]" office:value-type="float" office:value="-72526.95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58]-[.D959]+[.E959]" office:value-type="float" office:value="-72229.95" calcext:value-type="float">
            <text:p>-72.229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59]-[.D960]+[.E960]" office:value-type="float" office:value="-71729.95" calcext:value-type="float">
            <text:p>-71.729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0]-[.D961]+[.E961]" office:value-type="float" office:value="-63729.95" calcext:value-type="float">
            <text:p>-63.729,9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1]-[.D962]+[.E962]" office:value-type="float" office:value="-60385.83" calcext:value-type="float">
            <text:p>-60.385,8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2]-[.D963]+[.E963]" office:value-type="float" office:value="-63785.83" calcext:value-type="float">
            <text:p>-63.785,8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3]-[.D964]+[.E964]" office:value-type="float" office:value="-48785.83" calcext:value-type="float">
            <text:p>-48.7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4]-[.D965]+[.E965]" office:value-type="float" office:value="-49685.8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5]-[.D966]+[.E966]" office:value-type="float" office:value="-49685.8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923:.D965])" office:value-type="float" office:value="217650" calcext:value-type="float">
            <text:p>217650</text:p>
          </table:table-cell>
          <table:table-cell table:style-name="ce315" table:formula="of:=SUM([.E923:.E965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6]-[.D968]+[.E968]" office:value-type="float" office:value="-49685.8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8]-[.D969]+[.E969]" office:value-type="float" office:value="-49685.8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69]-[.D970]+[.E970]" office:value-type="float" office:value="-51185.83" calcext:value-type="float">
            <text:p>-51.18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0]-[.D971]+[.E971]" office:value-type="float" office:value="-67435.83" calcext:value-type="float">
            <text:p>-67.435,8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</text:p>
          </table:table-cell>
          <table:table-cell table:style-name="ce313" office:value-type="float" office:value="16834.1" calcext:value-type="float">
            <text:p>16.834,10</text:p>
          </table:table-cell>
          <table:table-cell/>
          <table:table-cell table:style-name="ce313"/>
          <table:table-cell table:style-name="ce313" table:formula="of:=[.G971]-[.D972]+[.E972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 table:style-name="ce336"/>
          <table:table-cell table:style-name="ce313"/>
          <table:table-cell table:style-name="ce313" table:formula="of:=[.G972]-[.D973]+[.E973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3]-[.D974]+[.E974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0:.D975])+[.D967]" office:value-type="float" office:value="252234.1" calcext:value-type="float">
            <text:p>252.234,10</text:p>
          </table:table-cell>
          <table:table-cell table:style-name="ce327" table:formula="of:=SUM([.E970:.E975])+[.E967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76]-[.D976]" office:value-type="float" office:value="-59483.37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4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style-name="ce317"/>
          <table:table-cell table:style-name="ce340"/>
          <table:table-cell table:style-name="ce317"/>
          <table:table-cell table:style-name="ce313" table:formula="of:=[.G978]-[.D979]+[.E979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79]-[.D980]+[.E980]" office:value-type="float" office:value="-84169.93" calcext:value-type="float">
            <text:p>-84.1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0]-[.D981]+[.E981]" office:value-type="float" office:value="-84069.93" calcext:value-type="float">
            <text:p>-84.0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1]-[.D982]+[.E982]" office:value-type="float" office:value="-82469.93" calcext:value-type="float">
            <text:p>-82.469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2]-[.D983]+[.E983]" office:value-type="float" office:value="-78983.93" calcext:value-type="float">
            <text:p>-78.983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3]-[.D984]+[.E984]" office:value-type="float" office:value="-77983.93" calcext:value-type="float">
            <text:p>-77.983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4]-[.D985]+[.E985]" office:value-type="float" office:value="-75983.93" calcext:value-type="float">
            <text:p>-75.983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5]-[.D986]+[.E986]" office:value-type="float" office:value="-75833.93" calcext:value-type="float">
            <text:p>-75.833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86]-[.D987]+[.E987]" office:value-type="float" office:value="-75778.93" calcext:value-type="float">
            <text:p>-75.778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87]-[.D988]+[.E988]" office:value-type="float" office:value="-76278.93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88]-[.D989]+[.E989]" office:value-type="float" office:value="-76278.93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89]-[.D990]+[.E990]" office:value-type="float" office:value="-74528.93" calcext:value-type="float">
            <text:p>-74.528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0]-[.D991]+[.E991]" office:value-type="float" office:value="-74294.93" calcext:value-type="float">
            <text:p>-74.294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1]-[.D992]+[.E992]" office:value-type="float" office:value="-74060.93" calcext:value-type="float">
            <text:p>-74.060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2]-[.D993]+[.E993]" office:value-type="float" office:value="-73960.93" calcext:value-type="float">
            <text:p>-73.96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3]-[.D994]+[.E994]" office:value-type="float" office:value="-73680.93" calcext:value-type="float">
            <text:p>-73.68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4]-[.D995]+[.E995]" office:value-type="float" office:value="-53680.93" calcext:value-type="float">
            <text:p>-53.68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5]-[.D996]+[.E996]" office:value-type="float" office:value="-53630.93" calcext:value-type="float">
            <text:p>-53.630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996]-[.D997]+[.E997]" office:value-type="float" office:value="-54030.93" calcext:value-type="float">
            <text:p>-54.030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97]-[.D998]+[.E998]" office:value-type="float" office:value="-53530.93" calcext:value-type="float">
            <text:p>-53.530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998]-[.D999]+[.E999]" office:value-type="float" office:value="-55030.93" calcext:value-type="float">
            <text:p>-55.0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999]-[.D1000]+[.E1000]" office:value-type="float" office:value="-40995.93" calcext:value-type="float">
            <text:p>-40.995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0]-[.D1001]+[.E1001]" office:value-type="float" office:value="-40830.93" calcext:value-type="float">
            <text:p>-40.8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1]-[.D1002]+[.E1002]" office:value-type="float" office:value="-40580.93" calcext:value-type="float">
            <text:p>-40.58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2]-[.D1003]+[.E1003]" office:value-type="float" office:value="-40430.93" calcext:value-type="float">
            <text:p>-40.4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3]-[.D1004]+[.E1004]" office:value-type="float" office:value="-40330.93" calcext:value-type="float">
            <text:p>-40.3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4]-[.D1005]+[.E1005]" office:value-type="float" office:value="-37330.93" calcext:value-type="float">
            <text:p>-37.330,9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5]-[.D1006]+[.E1006]" office:value-type="float" office:value="-36475.93" calcext:value-type="float">
            <text:p>-36.475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06]-[.D1007]+[.E1007]" office:value-type="float" office:value="-32830.93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07]-[.D1008]+[.E1008]" office:value-type="float" office:value="-33030.93" calcext:value-type="float">
            <text:p>-33.0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08]-[.D1009]+[.E1009]" office:value-type="float" office:value="-32830.93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9]-[.D1010]+[.E1010]" office:value-type="float" office:value="-33230.93" calcext:value-type="float">
            <text:p>-33.230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0]-[.D1011]+[.E1011]" office:value-type="float" office:value="-33430.93" calcext:value-type="float">
            <text:p>-33.430,93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1]-[.D1012]+[.E1012]" office:value-type="float" office:value="-29784.93" calcext:value-type="float">
            <text:p>-29.784,93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2]-[.D1013]+[.E1013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3]-[.D1014]+[.E1014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4]-[.D1015]+[.E1015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5]-[.D1016]+[.E1016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6]-[.D1017]+[.E1017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27574.93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19]-[.D1020]+[.E1020]" office:value-type="float" office:value="-27274.93" calcext:value-type="float">
            <text:p>-27.274,93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0]-[.D1021]+[.E1021]" office:value-type="float" office:value="-47274.93" calcext:value-type="float">
            <text:p>-47.274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1]-[.D1022]+[.E1022]" office:value-type="float" office:value="-46274.93" calcext:value-type="float">
            <text:p>-46.274,9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/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46274.93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3]-[.D1024]+[.E1024]" office:value-type="float" office:value="-46274.93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0:.D1024])" office:value-type="float" office:value="23200" calcext:value-type="float">
            <text:p>23200</text:p>
          </table:table-cell>
          <table:table-cell table:style-name="ce280" table:formula="of:=SUM([.E980:.E1024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4]-[.D1026]+[.E1026]" office:value-type="float" office:value="-66647.4" calcext:value-type="float">
            <text:p>-66.647,4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313" table:formula="of:=[.G1026]-[.D1027]+[.E1027]" office:value-type="float" office:value="-83655.73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7]-[.D1028]+[.E1028]" office:value-type="float" office:value="-83655.73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313" table:formula="of:=[.G1028]-[.D1029]+[.E1029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9]-[.D1030]+[.E1030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0]-[.D1031]+[.E1031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1]-[.D1032]+[.E1032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26:.D1032])+[.D1025]" office:value-type="float" office:value="80580.8" calcext:value-type="float">
            <text:p>80.580,80</text:p>
          </table:table-cell>
          <table:table-cell table:style-name="ce327" table:formula="of:=SUM([.E1026:.E1032])+[.E1025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4]-[.D1034]" office:value-type="float" office:value="-19385.8" calcext:value-type="float">
            <text:p>-19.385,80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470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2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37]-[.D1037]+[.G1036]" office:value-type="float" office:value="-104655.73" calcext:value-type="float">
            <text:p>-104.6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38]-[.D1038]+[.G1037]" office:value-type="float" office:value="-86055.73" calcext:value-type="float">
            <text:p>-86.0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39]-[.D1039]+[.G1038]" office:value-type="float" office:value="-89555.73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0]-[.D1040]+[.G1039]" office:value-type="float" office:value="-104555.73" calcext:value-type="float">
            <text:p>-104.5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1]-[.D1041]+[.G1040]" office:value-type="float" office:value="-89555.73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2]-[.D1042]+[.G1041]" office:value-type="float" office:value="-89415.73" calcext:value-type="float">
            <text:p>-89.41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3]-[.D1043]+[.G1042]" office:value-type="float" office:value="-88740.73" calcext:value-type="float">
            <text:p>-88.740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4]-[.D1044]+[.G1043]" office:value-type="float" office:value="-86740.73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5]-[.D1045]+[.G1044]" office:value-type="float" office:value="-88240.73" calcext:value-type="float">
            <text:p>-88.240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46]-[.D1046]+[.G1045]" office:value-type="float" office:value="-84740.73" calcext:value-type="float">
            <text:p>-84.740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47]-[.D1047]+[.G1046]" office:value-type="float" office:value="-86740.73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48]-[.D1048]+[.G1047]" office:value-type="float" office:value="-82965.73" calcext:value-type="float">
            <text:p>-82.96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49]-[.D1049]+[.G1048]" office:value-type="float" office:value="-82965.73" calcext:value-type="float">
            <text:p>-82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0]-[.D1050]+[.G1049]" office:value-type="float" office:value="-59965.73" calcext:value-type="float">
            <text:p>-59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61965.73" calcext:value-type="float">
            <text:p>-61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2]-[.D1052]+[.G1051]" office:value-type="float" office:value="-62965.73" calcext:value-type="float">
            <text:p>-62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3]-[.D1053]+[.G1052]" office:value-type="float" office:value="-45965.73" calcext:value-type="float">
            <text:p>-45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4]-[.D1054]+[.G1053]" office:value-type="float" office:value="-41465.73" calcext:value-type="float">
            <text:p>-41.4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5]-[.D1055]+[.G1054]" office:value-type="float" office:value="-46465.73" calcext:value-type="float">
            <text:p>-46.4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6]-[.D1056]+[.G1055]" office:value-type="float" office:value="-41965.73" calcext:value-type="float">
            <text:p>-41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7]-[.D1057]+[.G1056]" office:value-type="float" office:value="-52965.73" calcext:value-type="float">
            <text:p>-52.9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8]-[.D1058]+[.G1057]" office:value-type="float" office:value="-63965.73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59]-[.D1059]+[.G1058]" office:value-type="float" office:value="-63965.73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0]-[.D1060]+[.G1059]" office:value-type="float" office:value="-65465.73" calcext:value-type="float">
            <text:p>-65.4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1]-[.D1061]+[.G1060]" office:value-type="float" office:value="-64565.73" calcext:value-type="float">
            <text:p>-64.565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2]-[.D1062]+[.G1061]" office:value-type="float" office:value="-44565.73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063]-[.D1063]+[.G1062]" office:value-type="float" office:value="-44565.73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4]-[.D1064]+[.G1063]" office:value-type="float" office:value="-45865.73" calcext:value-type="float">
            <text:p>-45.8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5]-[.D1065]+[.G1064]" office:value-type="float" office:value="-46115.73" calcext:value-type="float">
            <text:p>-46.11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66]-[.D1066]+[.G1065]" office:value-type="float" office:value="-46265.73" calcext:value-type="float">
            <text:p>-46.2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67]-[.D1067]+[.G1066]" office:value-type="float" office:value="-52385.73" calcext:value-type="float">
            <text:p>-52.38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68]-[.D1068]+[.G1067]" office:value-type="float" office:value="-52465.73" calcext:value-type="float">
            <text:p>-52.46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69]-[.D1069]+[.G1068]" office:value-type="float" office:value="-52555.73" calcext:value-type="float">
            <text:p>-52.55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52705.73" calcext:value-type="float">
            <text:p>-52.70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1]-[.D1071]+[.G1070]" office:value-type="float" office:value="-52735.73" calcext:value-type="float">
            <text:p>-52.73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2]-[.D1072]+[.G1071]" office:value-type="float" office:value="-53383.73" calcext:value-type="float">
            <text:p>-53.383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3]-[.D1073]+[.G1072]" office:value-type="float" office:value="-53983.73" calcext:value-type="float">
            <text:p>-53.983,73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4]-[.D1074]+[.G1073]" office:value-type="float" office:value="-56807.97" calcext:value-type="float">
            <text:p>-56.8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5]-[.D1075]+[.G1074]" office:value-type="float" office:value="-56007.97" calcext:value-type="float">
            <text:p>-56.0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76]-[.D1076]+[.G1075]" office:value-type="float" office:value="-55857.97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76]" office:value-type="float" office:value="-55857.97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37:.D1076])" office:value-type="float" office:value="66742.24" calcext:value-type="float">
            <text:p>66.742,24</text:p>
          </table:table-cell>
          <table:table-cell table:style-name="ce327" table:formula="of:=SUM([.E1037:.E1077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79]-[.D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471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77]" office:value-type="float" office:value="-55857.97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313" table:formula="of:=[.E1082]-[.D1082]+[.G1081]" office:value-type="float" office:value="-55586.54" calcext:value-type="float">
            <text:p>-55.586,5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3]-[.D1083]+[.G1082]" office:value-type="float" office:value="-55398.54" calcext:value-type="float">
            <text:p>-55.398,5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4]-[.D1084]+[.G1083]" office:value-type="float" office:value="-54167.31" calcext:value-type="float">
            <text:p>-54.167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5]-[.D1085]+[.G1084]" office:value-type="float" office:value="-53167.31" calcext:value-type="float">
            <text:p>-53.167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86]-[.D1086]+[.G1085]" office:value-type="float" office:value="-53467.31" calcext:value-type="float">
            <text:p>-53.467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87]-[.D1087]+[.G1086]" office:value-type="float" office:value="-53367.31" calcext:value-type="float">
            <text:p>-53.367,3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8]-[.D1088]+[.G1087]" office:value-type="float" office:value="-52367.31" calcext:value-type="float">
            <text:p>-52.367,3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89]-[.D1089]+[.G1088]" office:value-type="float" office:value="-48867.31" calcext:value-type="float">
            <text:p>-48.867,3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0]-[.D1090]+[.G1089]" office:value-type="float" office:value="-47117.31" calcext:value-type="float">
            <text:p>-47.117,3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1]-[.D1091]+[.G1090]" office:value-type="float" office:value="-46906.31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2]-[.D1092]+[.G1091]" office:value-type="float" office:value="-47206.31" calcext:value-type="float">
            <text:p>-47.206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3]-[.D1093]+[.G1092]" office:value-type="float" office:value="-46906.31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4]-[.D1094]+[.G1093]" office:value-type="float" office:value="-43106.76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5]-[.D1095]+[.G1094]" office:value-type="float" office:value="-43106.76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096]-[.D1096]+[.G1095]" office:value-type="float" office:value="-17106.76" calcext:value-type="float">
            <text:p>-17.106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097]-[.D1097]+[.G1096]" office:value-type="float" office:value="-42106.76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098]-[.D1098]+[.G1097]" office:value-type="float" office:value="-42106.76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099]-[.D1099]+[.G1098]" office:value-type="float" office:value="-35856.76" calcext:value-type="float">
            <text:p>-35.856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0]-[.D1100]+[.G1099]" office:value-type="float" office:value="-39456.76" calcext:value-type="float">
            <text:p>-39.456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1]-[.D1101]+[.G1100]" office:value-type="float" office:value="-42341.76" calcext:value-type="float">
            <text:p>-42.34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2]-[.D1102]+[.G1101]" office:value-type="float" office:value="-42431.76" calcext:value-type="float">
            <text:p>-42.43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3]-[.D1103]+[.G1102]" office:value-type="float" office:value="-44101.76" calcext:value-type="float">
            <text:p>-44.10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4]-[.D1104]+[.G1103]" office:value-type="float" office:value="-47125.76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5]-[.D1105]+[.G1104]" office:value-type="float" office:value="-47125.76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06]-[.D1106]+[.G1105]" office:value-type="float" office:value="-46955.76" calcext:value-type="float">
            <text:p>-46.95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07]-[.D1107]+[.G1106]" office:value-type="float" office:value="-46905.76" calcext:value-type="float">
            <text:p>-46.905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08]-[.D1108]+[.G1107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09]-[.D1109]+[.G1108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0]-[.D1110]+[.G1109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1]-[.D1111]+[.G1110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2]-[.D1112]+[.G1111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3]-[.D1113]+[.G1112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4]-[.D1114]+[.G1113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5]-[.D1115]+[.G1114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16]-[.D1116]+[.G1115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17]-[.D1117]+[.G1116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18]-[.D1118]+[.G1117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19]-[.D1119]+[.G1118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0]-[.D1120]+[.G1119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1]-[.D1121]+[.G1120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2]-[.D1122]+[.G1121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3]-[.D1123]+[.G1122]" office:value-type="float" office:value="-45405.76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4]-[.D1124]+[.G1123]" office:value-type="float" office:value="-31005.76" calcext:value-type="float">
            <text:p>-31.005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5]-[.D1125]+[.G1124]" office:value-type="float" office:value="-31105.76" calcext:value-type="float">
            <text:p>-31.10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26]-[.D1126]+[.G1125]" office:value-type="float" office:value="-31125.76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/>
          <table:table-cell table:style-name="ce318"/>
          <table:table-cell table:number-columns-repeated="2"/>
          <table:table-cell table:style-name="ce313" table:formula="of:=[.E1127]-[.D1127]+[.G1126]" office:value-type="float" office:value="-31125.76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28]-[.D1128]+[.G1127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29]-[.D1129]+[.G1128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0]-[.D1130]+[.G1129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1]-[.D1131]+[.G1130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2]-[.D1132]+[.G1131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3]-[.D1133]+[.G1132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denmeyen fark faiz  75 -   40  = <text:span text:style-name="T4">35 000</text:span></text:p>
          </table:table-cell>
          <table:table-cell table:number-columns-repeated="3"/>
          <table:table-cell table:style-name="ce313" table:formula="of:=[.E1134]-[.D1134]+[.G1133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35]-[.D1135]+[.G1134]" office:value-type="float" office:value="8874.24000000004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36]-[.D1136]+[.G1135]" office:value-type="float" office:value="5874.24000000004" calcext:value-type="float">
            <text:p>5.874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37]-[.D1137]+[.G1136]" office:value-type="float" office:value="6155.24000000004" calcext:value-type="float">
            <text:p>6.155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38]-[.D1138]+[.G1137]" office:value-type="float" office:value="6437.24000000004" calcext:value-type="float">
            <text:p>6.437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39]-[.D1139]+[.G1138]" office:value-type="float" office:value="-7962.75999999996" calcext:value-type="float">
            <text:p>-7.962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0]-[.D1140]+[.G1139]" office:value-type="float" office:value="-9282.75999999996" calcext:value-type="float">
            <text:p>-9.282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1]-[.D1141]+[.G1140]" office:value-type="float" office:value="-9082.75999999996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2]-[.D1142]+[.G1141]" office:value-type="float" office:value="-9082.75999999996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3]-[.D1143]+[.G1142]" office:value-type="float" office:value="-9172.75999999996" calcext:value-type="float">
            <text:p>-9.1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4]-[.D1144]+[.G1143]" office:value-type="float" office:value="-9372.75999999996" calcext:value-type="float">
            <text:p>-9.3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5]-[.D1145]+[.G1144]" office:value-type="float" office:value="-9422.75999999996" calcext:value-type="float">
            <text:p>-9.42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46]-[.D1146]+[.G1145]" office:value-type="float" office:value="-9447.75999999996" calcext:value-type="float">
            <text:p>-9.44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47]-[.D1147]+[.G1146]" office:value-type="float" office:value="-9462.75999999996" calcext:value-type="float">
            <text:p>-9.46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48]-[.D1148]+[.G1147]" office:value-type="float" office:value="-9507.75999999996" calcext:value-type="float">
            <text:p>-9.507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49]-[.D1149]+[.G1148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0]-[.D1150]+[.G1149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51]-[.D1151]+[.G1150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2]-[.D1152]+[.G1151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1:.D1153])" office:value-type="float" office:value="56464" calcext:value-type="float">
            <text:p>56.464,00</text:p>
          </table:table-cell>
          <table:table-cell table:style-name="ce327" table:formula="of:=SUM([.E1081:.E1151])" office:value-type="float" office:value="102484.21" calcext:value-type="float">
            <text:p>102.484,21</text:p>
          </table:table-cell>
          <table:table-cell table:style-name="ce323"/>
          <table:table-cell table:style-name="ce349" table:formula="of:=[.E1154]-[.D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73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2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57]-[.D1157]+[.G1156]" office:value-type="float" office:value="-4137.75999999996" calcext:value-type="float">
            <text:p>-4.137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58]-[.D1158]+[.G1157]" office:value-type="float" office:value="-3749.75999999996" calcext:value-type="float">
            <text:p>-3.749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59]-[.D1159]+[.G1158]" office:value-type="float" office:value="-2259.75999999996" calcext:value-type="float">
            <text:p>-2.259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0]-[.D1160]+[.G1159]" office:value-type="float" office:value="1010.24000000004" calcext:value-type="float">
            <text:p>1.010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1]-[.D1161]+[.G1160]" office:value-type="float" office:value="3260.24000000004" calcext:value-type="float">
            <text:p>3.260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2]-[.D1162]+[.G1161]" office:value-type="float" office:value="3460.24000000004" calcext:value-type="float">
            <text:p>3.460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3]-[.D1163]+[.G1162]" office:value-type="float" office:value="11460.24" calcext:value-type="float">
            <text:p>11.460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4]-[.D1164]+[.G1163]" office:value-type="float" office:value="12960.24" calcext:value-type="float">
            <text:p>12.960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5]-[.D1165]+[.G1164]" office:value-type="float" office:value="-5039.75999999996" calcext:value-type="float">
            <text:p>-5.039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66]-[.D1166]+[.G1165]" office:value-type="float" office:value="-1549.75999999996" calcext:value-type="float">
            <text:p>-1.549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67]-[.D1167]+[.G1166]" office:value-type="float" office:value="9499.24000000004" calcext:value-type="float">
            <text:p>9.499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68]-[.D1168]+[.G1167]" office:value-type="float" office:value="10199.24" calcext:value-type="float">
            <text:p>10.199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69]-[.D1169]+[.G1168]" office:value-type="float" office:value="22199.24" calcext:value-type="float">
            <text:p>22.19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0]-[.D1170]+[.G1169]" office:value-type="float" office:value="-1800.75999999996" calcext:value-type="float">
            <text:p>-1.80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1]-[.D1171]+[.G1170]" office:value-type="float" office:value="171.240000000042" calcext:value-type="float">
            <text:p>171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2]-[.D1172]+[.G1171]" office:value-type="float" office:value="929.240000000042" calcext:value-type="float">
            <text:p>929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3]-[.D1173]+[.G1172]" office:value-type="float" office:value="7699.24000000004" calcext:value-type="float">
            <text:p>7.699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4]-[.D1174]+[.G1173]" office:value-type="float" office:value="22699.24" calcext:value-type="float">
            <text:p>22.699,24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5]-[.D1175]+[.G1174]" office:value-type="float" office:value="32699.24" calcext:value-type="float">
            <text:p>32.69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76]-[.D1176]+[.G1175]" office:value-type="float" office:value="33499.24" calcext:value-type="float">
            <text:p>33.49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77]-[.D1177]+[.G1176]" office:value-type="float" office:value="39999.24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78]-[.D1178]+[.G1177]" office:value-type="float" office:value="43449.24" calcext:value-type="float">
            <text:p>43.44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79]-[.D1179]+[.G1178]" office:value-type="float" office:value="39999.24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0]-[.D1180]+[.G1179]" office:value-type="float" office:value="36549.24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1]-[.D1181]+[.G1180]" office:value-type="float" office:value="39999.24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2]-[.D1182]+[.G1181]" office:value-type="float" office:value="36549.24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3]-[.D1183]+[.G1182]" office:value-type="float" office:value="39999.24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475" office:value-type="string" calcext:value-type="string">
            <text:p>2011-19</text:p>
          </table:table-cell>
          <table:table-cell table:style-name="ce264" office:value-type="string" calcext:value-type="string">
            <text:p>Ali Paşa İsmail Balcı </text:p>
          </table:table-cell>
          <table:table-cell table:style-name="ce317"/>
          <table:table-cell table:number-columns-repeated="2"/>
          <table:table-cell table:style-name="ce313" table:formula="of:=[.E1184]-[.D1184]+[.G1183]" office:value-type="float" office:value="39999.24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5" office:value-type="string" calcext:value-type="string">
            <text:p>2011-2019 kira bedelleri </text:p>
          </table:table-cell>
          <table:table-cell table:style-name="ce317" office:value-type="float" office:value="73544.45" calcext:value-type="float">
            <text:p>73.544,45</text:p>
          </table:table-cell>
          <table:table-cell table:number-columns-repeated="2"/>
          <table:table-cell table:style-name="ce313" table:formula="of:=[.E1185]-[.D1185]+[.G118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6]-[.D1186]+[.G1185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7]-[.D1187]+[.G118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88]-[.D1188]+[.G1187]" office:value-type="float" office:value="-28545.21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89]-[.D1189]+[.G1188]" office:value-type="float" office:value="-26545.21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0]-[.D1190]+[.G1189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1]-[.D1191]+[.G1190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2]-[.D1192]+[.G1191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table:style-name="ce319" office:value-type="float" office:value="338" calcext:value-type="float">
            <text:p>338.00</text:p>
          </table:table-cell>
          <table:table-cell/>
          <table:table-cell table:style-name="ce313" table:formula="of:=[.E1196]-[.D1196]+[.G1195]" office:value-type="float" office:value="-33207.21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table:style-name="ce343" office:value-type="string" calcext:value-type="string">
            <text:p>448,35</text:p>
          </table:table-cell>
          <table:table-cell/>
          <table:table-cell table:style-name="ce313" table:formula="of:=[.E1197]-[.D1197]+[.G1196]" office:value-type="float" office:value="-32758.86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table:style-name="ce343" office:value-type="float" office:value="100" calcext:value-type="float">
            <text:p>100.00</text:p>
          </table:table-cell>
          <table:table-cell/>
          <table:table-cell table:style-name="ce313" table:formula="of:=[.E1198]-[.D1198]+[.G1197]" office:value-type="float" office:value="-32658.86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table:style-name="ce343" office:value-type="float" office:value="109" calcext:value-type="float">
            <text:p>109.00</text:p>
          </table:table-cell>
          <table:table-cell/>
          <table:table-cell table:style-name="ce313" table:formula="of:=[.E1199]-[.D1199]+[.G1198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0]-[.D1200]+[.G1199]" office:value-type="float" office:value="-35949.86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1]-[.D1201]+[.G1200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2]-[.D1202]+[.G1201]" office:value-type="float" office:value="-8799.8599999999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3]-[.D1203]+[.G1202]" office:value-type="float" office:value="-12249.86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4]-[.D1204]+[.G1203]" office:value-type="float" office:value="-8799.8599999999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5]-[.D1205]+[.G1204]" office:value-type="float" office:value="-8599.85999999996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table:style-name="ce343" office:value-type="float" office:value="561" calcext:value-type="float">
            <text:p>561.00</text:p>
          </table:table-cell>
          <table:table-cell table:style-name="ce273"/>
          <table:table-cell table:style-name="ce313" table:formula="of:=[.E1206]-[.D1206]+[.G1205]" office:value-type="float" office:value="-8038.85999999996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table:style-name="ce343" office:value-type="string" calcext:value-type="string">
            <text:p>567,37</text:p>
          </table:table-cell>
          <table:table-cell table:style-name="ce273"/>
          <table:table-cell table:style-name="ce313" table:formula="of:=[.E1207]-[.D1207]+[.G1206]" office:value-type="float" office:value="-7471.48999999996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table:style-name="ce343" office:value-type="string" calcext:value-type="string">
            <text:p>752,11</text:p>
          </table:table-cell>
          <table:table-cell table:style-name="ce273"/>
          <table:table-cell table:style-name="ce313" table:formula="of:=[.E1208]-[.D1208]+[.G1207]" office:value-type="float" office:value="-6719.37999999996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09]-[.D1209]+[.G1208]" office:value-type="float" office:value="-10169.3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0]-[.D1210]+[.G1209]" office:value-type="float" office:value="-6719.37999999996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1]-[.D1211]+[.G1210]" office:value-type="float" office:value="-6119.37999999996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 cihan oto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2]-[.D1212]+[.G1211]" office:value-type="float" office:value="-5619.37999999996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3]-[.D1213]+[.G1212]" office:value-type="float" office:value="-5309.37999999996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işkk 1-14</text:p>
          </table:table-cell>
          <table:table-cell table:style-name="ce322"/>
          <table:table-cell table:style-name="ce321" office:value-type="float" office:value="2603.43" calcext:value-type="float">
            <text:p>2,603.43</text:p>
          </table:table-cell>
          <table:table-cell/>
          <table:table-cell table:style-name="ce313" table:formula="of:=[.E1214]-[.D1214]+[.G1213]" office:value-type="float" office:value="-2705.94999999996" calcext:value-type="float">
            <text:p>-2.705,95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dnzkk 1-4</text:p>
          </table:table-cell>
          <table:table-cell table:style-name="ce322"/>
          <table:table-cell table:style-name="ce321" office:value-type="float" office:value="682.35" calcext:value-type="float">
            <text:p>682.35</text:p>
          </table:table-cell>
          <table:table-cell/>
          <table:table-cell table:style-name="ce313" table:formula="of:=[.E1215]-[.D1215]+[.G1214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6]-[.D1216]+[.G1215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7]-[.D1217]+[.G1216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652"/>
          <table:table-cell table:style-name="Default" table:number-columns-repeated="4"/>
          <table:table-cell table:style-name="ce313" table:formula="of:=[.E1218]-[.D1218]+[.G1217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652"/>
          <table:table-cell table:style-name="Default" table:number-columns-repeated="4"/>
          <table:table-cell table:style-name="ce313" table:formula="of:=[.E1219]-[.D1219]+[.G1218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0]-[.D1220]+[.G1219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1]-[.D1221]+[.G1220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22]-[.D1222]+[.G1221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57:.D1217])" office:value-type="float" office:value="143194.45" calcext:value-type="float">
            <text:p>143.194,45</text:p>
          </table:table-cell>
          <table:table-cell table:style-name="ce327" table:formula="of:=SUM([.E1157:.E1217])" office:value-type="float" office:value="149240.78" calcext:value-type="float">
            <text:p>149.240,78</text:p>
          </table:table-cell>
          <table:table-cell table:style-name="ce323"/>
          <table:table-cell table:style-name="ce349" table:formula="of:=[.E1224]-[.D1224]" office:value-type="float" office:value="6046.32999999999" calcext:value-type="float">
            <text:p>6.046,3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471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22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 table:number-rows-repeated="7">
          <table:table-cell/>
          <table:table-cell table:style-name="ce27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336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6]" office:value-type="float" office:value="-18756.55" calcext:value-type="float">
            <text:p>-18.756,55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420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0]" office:value-type="float" office:value="65421.39" calcext:value-type="float">
            <text:p>65.421,3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512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2]" office:value-type="float" office:value="-137356.93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687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87]" office:value-type="float" office:value="-131140.2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800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0]" office:value-type="float" office:value="-77288.87" calcext:value-type="float">
            <text:p>-77.288,8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22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2]" office:value-type="float" office:value="-24786.5599999999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78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78]" office:value-type="float" office:value="-84269.93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036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36]" office:value-type="float" office:value="-103655.73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081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1]" office:value-type="float" office:value="-55857.97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156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56]" office:value-type="float" office:value="-9837.75999999996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300" table:formula="of:=[.C1226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6]" office:value-type="float" office:value="-2023.59999999996" calcext:value-type="float">
            <text:p>-2.023,60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472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0609.09" calcext:value-type="float">
            <text:p>60.609,09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3531.0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5029.46" calcext:value-type="float">
            <text:p>155.029,46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10877.54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1549.06" calcext:value-type="float">
            <text:p>121.549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49807.32" calcext:value-type="float">
            <text:p>449.807,32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2778.32" calcext:value-type="float">
            <text:p>-202.778,3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685]" office:value-type="date" office:date-value="2015-12-31" calcext:value-type="date">
            <text:p>31.12.2015</text:p>
          </table:table-cell>
          <table:table-cell table:formula="of:=[.C685]" office:value-type="string" office:string-value="YILİÇİ  TOPLAMI DĞŞ ALACAKLI" calcext:value-type="string">
            <text:p>YILİÇİ <text:s/>TOPLAMI DĞŞ ALACAKLI</text:p>
          </table:table-cell>
          <table:table-cell table:formula="of:=[.D685]" office:value-type="float" office:value="885905.53" calcext:value-type="float">
            <text:p>885.905,53</text:p>
          </table:table-cell>
          <table:table-cell table:formula="of:=[.E685]" office:value-type="float" office:value="892122.26" calcext:value-type="float">
            <text:p>892.122,26</text:p>
          </table:table-cell>
          <table:table-cell/>
          <table:table-cell table:formula="of:=[.G685]" office:value-type="float" office:value="6216.72999999998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798]" office:value-type="date" office:date-value="2016-12-31" calcext:value-type="date">
            <text:p>31.12.2016</text:p>
          </table:table-cell>
          <table:table-cell table:formula="of:=[.C798]" office:value-type="string" office:string-value="YILİÇİ  TOPLAMI DĞŞ ALACAKLI" calcext:value-type="string">
            <text:p>YILİÇİ <text:s/>TOPLAMI DĞŞ ALACAKLI</text:p>
          </table:table-cell>
          <table:table-cell table:formula="of:=[.D798]" office:value-type="float" office:value="311515.6" calcext:value-type="float">
            <text:p>311.515,60</text:p>
          </table:table-cell>
          <table:table-cell table:formula="of:=[.E798]" office:value-type="float" office:value="365366.93" calcext:value-type="float">
            <text:p>365.366,93</text:p>
          </table:table-cell>
          <table:table-cell/>
          <table:table-cell table:formula="of:=[.G798]" office:value-type="float" office:value="53851.33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20]" office:value-type="date" office:date-value="2017-12-31" calcext:value-type="date">
            <text:p>31.12.2017</text:p>
          </table:table-cell>
          <table:table-cell table:formula="of:=[.C920]" office:value-type="string" office:string-value="YILİÇİ  TOPLAMI DĞŞ ALACAKLI" calcext:value-type="string">
            <text:p>YILİÇİ <text:s/>TOPLAMI DĞŞ ALACAKLI</text:p>
          </table:table-cell>
          <table:table-cell table:formula="of:=[.D920]" office:value-type="float" office:value="613673.19" calcext:value-type="float">
            <text:p>613.673,19</text:p>
          </table:table-cell>
          <table:table-cell table:formula="of:=[.E920]" office:value-type="float" office:value="666175.5" calcext:value-type="float">
            <text:p>666.175,50</text:p>
          </table:table-cell>
          <table:table-cell/>
          <table:table-cell table:formula="of:=[.G920]" office:value-type="float" office:value="52502.3100000001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76]" office:value-type="date" office:date-value="2018-12-31" calcext:value-type="date">
            <text:p>31.12.2018</text:p>
          </table:table-cell>
          <table:table-cell table:formula="of:=[.C976]" office:value-type="string" office:string-value="YILİÇİ  TOPLAMI DĞŞ BORÇLU" calcext:value-type="string">
            <text:p>YILİÇİ <text:s/>TOPLAMI DĞŞ BORÇLU</text:p>
          </table:table-cell>
          <table:table-cell table:formula="of:=[.D976]" office:value-type="float" office:value="252234.1" calcext:value-type="float">
            <text:p>252.234,10</text:p>
          </table:table-cell>
          <table:table-cell table:formula="of:=[.E976]" office:value-type="float" office:value="192750.73" calcext:value-type="float">
            <text:p>192.750,73</text:p>
          </table:table-cell>
          <table:table-cell/>
          <table:table-cell table:formula="of:=[.G976]" office:value-type="float" office:value="-59483.37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34]" office:value-type="date" office:date-value="2019-12-31" calcext:value-type="date">
            <text:p>31.12.2019</text:p>
          </table:table-cell>
          <table:table-cell table:formula="of:=[.C1034]" office:value-type="string" office:string-value="YILİÇİ  TOPLAMI DĞŞ BORÇLU" calcext:value-type="string">
            <text:p>YILİÇİ <text:s/>TOPLAMI DĞŞ BORÇLU</text:p>
          </table:table-cell>
          <table:table-cell table:formula="of:=[.D1034]" office:value-type="float" office:value="80580.8" calcext:value-type="float">
            <text:p>80.580,80</text:p>
          </table:table-cell>
          <table:table-cell table:formula="of:=[.E1034]" office:value-type="float" office:value="61195" calcext:value-type="float">
            <text:p>61.195,00</text:p>
          </table:table-cell>
          <table:table-cell/>
          <table:table-cell table:formula="of:=[.G1034]" office:value-type="float" office:value="-19385.8" calcext:value-type="float">
            <text:p>-19.385,8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79]" office:value-type="date" office:date-value="2020-12-31" calcext:value-type="date">
            <text:p>31.12.2020</text:p>
          </table:table-cell>
          <table:table-cell table:style-name="ce300" table:formula="of:=[.C1079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79]" office:value-type="float" office:value="66742.24" calcext:value-type="float">
            <text:p>66.742,24</text:p>
          </table:table-cell>
          <table:table-cell table:style-name="ce345" table:formula="of:=[.E1079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4]" office:value-type="date" office:date-value="2021-12-31" calcext:value-type="date">
            <text:p>31.12.2021</text:p>
          </table:table-cell>
          <table:table-cell table:style-name="ce300" table:formula="of:=[.C1154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4]" office:value-type="float" office:value="56464" calcext:value-type="float">
            <text:p>56.464,00</text:p>
          </table:table-cell>
          <table:table-cell table:style-name="ce345" table:formula="of:=[.E1154]" office:value-type="float" office:value="102484.21" calcext:value-type="float">
            <text:p>102.484,21</text:p>
          </table:table-cell>
          <table:table-cell table:style-name="ce318"/>
          <table:table-cell table:style-name="ce318" table:formula="of:=[.G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4]" office:value-type="date" office:date-value="2022-12-31" calcext:value-type="date">
            <text:p>31.12.2022</text:p>
          </table:table-cell>
          <table:table-cell table:style-name="ce300" table:formula="of:=[.C1224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4]" office:value-type="float" office:value="143194.45" calcext:value-type="float">
            <text:p>143.194,45</text:p>
          </table:table-cell>
          <table:table-cell table:style-name="ce345" table:formula="of:=[.E1224]" office:value-type="float" office:value="149240.78" calcext:value-type="float">
            <text:p>149.240,78</text:p>
          </table:table-cell>
          <table:table-cell table:style-name="ce318"/>
          <table:table-cell table:style-name="ce318" table:formula="of:=[.G1224]" office:value-type="float" office:value="6046.32999999999" calcext:value-type="float">
            <text:p>6.046,33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6:.D1272])" office:value-type="float" office:value="3263871.84" calcext:value-type="float">
            <text:p>3.263.871,84</text:p>
          </table:table-cell>
          <table:table-cell table:style-name="ce346" table:formula="of:=SUM([.E1256:.E1272])" office:value-type="float" office:value="3260080.41" calcext:value-type="float">
            <text:p>3.260.080,41</text:p>
          </table:table-cell>
          <table:table-cell table:style-name="ce323"/>
          <table:table-cell table:style-name="ce349" table:formula="of:=[.E1274]-[.D1274]" office:value-type="float" office:value="-3791.4299999997" calcext:value-type="float">
            <text:p>-3.791,43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28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6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date-style style:name="N10141" number:language="tr" number:country="TR">
      <number:day/>
      <number:text>.</number:text>
      <number:month number:textual="true"/>
    </number:date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3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date-style style:name="N10133" number:language="tr" number:country="TR">
      <number:day/>
      <number:text>. 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time-style style:name="N10126" number:language="tr" number:country="TR">
      <number:hours/>
      <number:text>:</number:text>
      <number:minutes number:style="long"/>
      <number:text> </number:text>
      <number:am-pm/>
    </number:time-style>
    <number:currency-style style:name="N1012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5P0"/>
    </number:currency-style>
    <number:currency-style style:name="N1012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4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6" number:language="tr" number:country="TR">
      <number:text-content/>
      <style:map style:condition="value()&lt;=1.7976931348623157E+308" style:apply-style-name="N10146P0"/>
    </number:text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3P0"/>
    </number:number-style>
    <number:number-style style:name="N1011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P0" style:volatile="true" number:language="tr" number:country="TR">
      <number:number number:decimal-places="2" number:min-decimal-places="2" number:min-integer-digits="1" number:grouping="true"/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31T14:15:24.202391686</dc:date>
    <meta:editing-duration>P1DT17H54M32S</meta:editing-duration>
    <meta:editing-cycles>125</meta:editing-cycles>
    <meta:generator>LibreOffice/7.3.7.2$Linux_X86_64 LibreOffice_project/30$Build-2</meta:generator>
    <meta:print-date>2022-12-28T16:04:16.904299520</meta:print-date>
    <meta:document-statistic meta:table-count="11" meta:cell-count="5993" meta:object-count="0"/>
  </office:meta>
</office:document-meta>
</file>